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Consolas" svg:font-family="Consolas" style:font-family-generic="roman"/>
    <style:font-face style:name="Courier New" svg:font-family="'Courier New'" style:font-family-generic="roman" style:font-pitch="variable"/>
    <style:font-face style:name="Courier New1" svg:font-family="'Courier New'" style:font-family-generic="system"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loext:graphic-properties draw:fill="solid" draw:fill-color="#ffffff" draw:opacity="100%"/>
      <style:paragraph-properties fo:margin-left="0cm" fo:margin-right="0cm" fo:margin-top="0cm" fo:margin-bottom="0cm" style:contextual-spacing="false" fo:text-indent="0cm" style:auto-text-indent="false" fo:background-color="#ffffff"/>
      <style:text-properties fo:color="#000000" loext:opacity="100%"/>
    </style:style>
    <style:style style:name="P2" style:family="paragraph" style:parent-style-name="Text_20_body">
      <loext:graphic-properties draw:fill="solid" draw:fill-color="#ffffff" draw:opacity="100%"/>
      <style:paragraph-properties fo:margin-left="0cm" fo:margin-right="0cm" fo:margin-top="0cm" fo:margin-bottom="0.203cm" style:contextual-spacing="true" fo:text-indent="0cm" style:auto-text-indent="false" fo:background-color="#ffffff"/>
      <style:text-properties fo:color="#000000" loext:opacity="100%"/>
    </style:style>
    <style:style style:name="P3" style:family="paragraph" style:parent-style-name="List_20_Paragraph">
      <loext:graphic-properties draw:fill="solid" draw:fill-color="#ffffff" draw:opacity="100%"/>
      <style:paragraph-properties fo:margin-left="0.635cm" fo:margin-right="0cm" fo:text-indent="0cm" style:auto-text-indent="false" fo:background-color="#ffffff"/>
      <style:text-properties fo:color="#000000" loext:opacity="100%" style:font-size-complex="12pt"/>
    </style:style>
    <style:style style:name="P4" style:family="paragraph" style:parent-style-name="Standard">
      <loext:graphic-properties draw:fill="solid" draw:fill-color="#ffffff" draw:opacity="100%"/>
      <style:paragraph-properties fo:margin-top="0cm" fo:margin-bottom="0cm" style:contextual-spacing="false" fo:background-color="#ffffff"/>
      <style:text-properties fo:color="#000000" loext:opacity="100%" style:font-size-complex="12pt"/>
    </style:style>
    <style:style style:name="P5" style:family="paragraph" style:parent-style-name="Text_20_body">
      <loext:graphic-properties draw:fill="solid" draw:fill-color="#ffffff" draw:opacity="100%"/>
      <style:paragraph-properties fo:margin-top="0cm" fo:margin-bottom="0.203cm" style:contextual-spacing="false" fo:background-color="#ffffff"/>
      <style:text-properties fo:color="#000000" loext:opacity="100%" style:font-size-complex="12pt"/>
    </style:style>
    <style:style style:name="P6" style:family="paragraph" style:parent-style-name="List_20_Paragraph">
      <loext:graphic-properties draw:fill="solid" draw:fill-color="#ffffff" draw:opacity="100%"/>
      <style:paragraph-properties fo:margin-left="0.635cm" fo:margin-right="0cm" fo:text-indent="0cm" style:auto-text-indent="false" fo:background-color="#ffffff"/>
      <style:text-properties fo:color="#000000" loext:opacity="100%"/>
    </style:style>
    <style:style style:name="P7" style:family="paragraph" style:parent-style-name="Standard">
      <loext:graphic-properties draw:fill="solid" draw:fill-color="#ffffff" draw:opacity="100%"/>
      <style:paragraph-properties fo:margin-left="0.635cm" fo:margin-right="0cm" fo:margin-top="0cm" fo:margin-bottom="0cm" style:contextual-spacing="false" fo:text-indent="0cm" style:auto-text-indent="false" fo:background-color="#ffffff"/>
      <style:text-properties fo:color="#000000" loext:opacity="100%"/>
    </style:style>
    <style:style style:name="P8" style:family="paragraph" style:parent-style-name="Standard">
      <loext:graphic-properties draw:fill="solid" draw:fill-color="#ffffff" draw:opacity="100%"/>
      <style:paragraph-properties fo:background-color="#ffffff"/>
      <style:text-properties fo:color="#000000" loext:opacity="100%"/>
    </style:style>
    <style:style style:name="P9" style:family="paragraph" style:parent-style-name="Standard">
      <loext:graphic-properties draw:fill="solid" draw:fill-color="#ffffff" draw:opacity="100%"/>
      <style:paragraph-properties fo:margin-top="0cm" fo:margin-bottom="0cm" style:contextual-spacing="false" fo:background-color="#ffffff"/>
      <style:text-properties fo:color="#000000" loext:opacity="100%"/>
    </style:style>
    <style:style style:name="P10" style:family="paragraph" style:parent-style-name="Standard">
      <loext:graphic-properties draw:fill="solid" draw:fill-color="#ffffff" draw:opacity="100%"/>
      <style:paragraph-properties fo:margin-top="0cm" fo:margin-bottom="0cm" style:contextual-spacing="false" fo:background-color="#ffffff"/>
      <style:text-properties fo:color="#000000" loext:opacity="100%" style:font-name-asian="Times New Roman" style:font-size-complex="12pt"/>
    </style:style>
    <style:style style:name="P11" style:family="paragraph" style:parent-style-name="Standard">
      <loext:graphic-properties draw:fill="solid" draw:fill-color="#ffffff" draw:opacity="100%"/>
      <style:paragraph-properties fo:margin-left="1.27cm" fo:margin-right="0cm" fo:margin-top="0cm" fo:margin-bottom="0cm" style:contextual-spacing="false" fo:text-indent="0cm" style:auto-text-indent="false" fo:background-color="#ffffff"/>
      <style:text-properties fo:color="#000000" loext:opacity="100%" style:font-name-asian="Times New Roman" style:font-size-complex="12pt"/>
    </style:style>
    <style:style style:name="P12" style:family="paragraph" style:parent-style-name="Standard">
      <loext:graphic-properties draw:fill="solid" draw:fill-color="#ffffff" draw:opacity="100%"/>
      <style:paragraph-properties fo:margin-left="0.635cm" fo:margin-right="0cm" fo:margin-top="0cm" fo:margin-bottom="0cm" style:contextual-spacing="false" fo:text-indent="0cm" style:auto-text-indent="false" fo:background-color="#ffffff"/>
      <style:text-properties fo:color="#000000" loext:opacity="100%" style:font-name-asian="Times New Roman" style:font-size-complex="12pt"/>
    </style:style>
    <style:style style:name="P13" style:family="paragraph" style:parent-style-name="Text_20_body">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6d4a3b" officeooo:paragraph-rsid="006d4a3b" style:font-size-asian="12pt" style:font-style-asian="normal" style:font-weight-asian="normal" style:font-name-complex="Times New Roman" style:font-size-complex="12pt" style:font-weight-complex="bold" style:text-emphasize="none"/>
    </style:style>
    <style:style style:name="P14" style:family="paragraph" style:parent-style-name="Text_20_body">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5233d8" officeooo:paragraph-rsid="005233d8" style:font-size-asian="12pt" style:font-style-asian="normal" style:font-weight-asian="normal" style:font-name-complex="Times New Roman" style:font-size-complex="12pt" style:font-weight-complex="bold" style:text-emphasize="none"/>
    </style:style>
    <style:style style:name="P15" style:family="paragraph" style:parent-style-name="Text_20_body">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94366" officeooo:paragraph-rsid="003d3fe8" style:font-size-asian="12pt" style:font-style-asian="normal" style:font-weight-asian="normal" style:font-name-complex="Times New Roman" style:font-size-complex="12pt" style:font-weight-complex="bold" style:text-emphasize="none"/>
    </style:style>
    <style:style style:name="P16" style:family="paragraph" style:parent-style-name="Text_20_body">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40b0d4" officeooo:paragraph-rsid="0040b0d4" style:font-size-asian="12pt" style:font-style-asian="normal" style:font-weight-asian="normal" style:font-name-complex="Times New Roman" style:font-size-complex="12pt" style:font-weight-complex="bold" style:text-emphasize="none"/>
    </style:style>
    <style:style style:name="P17" style:family="paragraph" style:parent-style-name="Text_20_body">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77f49" officeooo:paragraph-rsid="00325961" style:font-size-asian="12pt" style:font-style-asian="normal" style:font-weight-asian="normal" style:font-name-complex="Times New Roman" style:font-size-complex="12pt" style:font-weight-complex="bold" style:text-emphasize="none"/>
    </style:style>
    <style:style style:name="P18" style:family="paragraph" style:parent-style-name="Text_20_body">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1e76f5" officeooo:paragraph-rsid="002bf2e8" style:font-size-asian="12pt" style:font-style-asian="normal" style:font-weight-asian="normal" style:font-name-complex="Times New Roman" style:font-size-complex="12pt" style:font-weight-complex="bold" style:text-emphasize="none"/>
    </style:style>
    <style:style style:name="P19" style:family="paragraph" style:parent-style-name="Text_20_body">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1bccb3" officeooo:paragraph-rsid="001bccb3" style:font-size-asian="12pt" style:font-style-asian="normal" style:font-weight-asian="normal" style:font-name-complex="Times New Roman" style:font-size-complex="12pt" style:font-weight-complex="bold" style:text-emphasize="none"/>
    </style:style>
    <style:style style:name="P20" style:family="paragraph" style:parent-style-name="Text_20_body">
      <loext:graphic-properties draw:fill="solid" draw:fill-color="#ffffff" draw:opacity="100%"/>
      <style:paragraph-properties fo:margin-left="1.27cm" fo:margin-right="0cm" fo:margin-top="0cm" fo:margin-bottom="0.203cm" style:contextual-spacing="true" fo:text-indent="0cm" style:auto-text-indent="fals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paragraph-rsid="00161937" style:font-size-asian="12pt" style:font-style-asian="normal" style:font-weight-asian="normal" style:font-name-complex="Times New Roman" style:font-size-complex="12pt" style:font-weight-complex="normal" style:text-emphasize="none"/>
    </style:style>
    <style:style style:name="P21" style:family="paragraph" style:parent-style-name="Text_20_body">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weight-complex="bold" style:text-emphasize="none"/>
    </style:style>
    <style:style style:name="P22" style:family="paragraph" style:parent-style-name="Text_20_body">
      <loext:graphic-properties draw:fill="solid" draw:fill-color="#ffffff" draw:opacity="100%"/>
      <style:paragraph-properties fo:margin-left="1.27cm" fo:margin-right="0cm" fo:margin-top="0cm" fo:margin-bottom="0.203cm" style:contextual-spacing="true" fo:text-indent="0cm" style:auto-text-indent="false" fo:background-color="#ffffff"/>
      <style:text-properties fo:color="#000000" loext:opacity="100%"/>
    </style:style>
    <style:style style:name="P23" style:family="paragraph" style:parent-style-name="Heading" style:master-page-name="Standard">
      <loext:graphic-properties draw:fill="solid" draw:fill-color="#ffffff" draw:opacity="100%"/>
      <style:paragraph-properties style:page-number="auto" fo:background-color="#ffffff"/>
      <style:text-properties fo:color="#000000" loext:opacity="100%"/>
    </style:style>
    <style:style style:name="P24" style:family="paragraph" style:parent-style-name="Heading_20_2" style:list-style-name="WW8Num2">
      <loext:graphic-properties draw:fill="solid" draw:fill-color="#ffffff" draw:opacity="100%"/>
      <style:paragraph-properties fo:background-color="#ffffff"/>
      <style:text-properties officeooo:paragraph-rsid="009043f8"/>
    </style:style>
    <style:style style:name="P25" style:family="paragraph" style:parent-style-name="Heading_20_2" style:list-style-name="WW8Num2">
      <loext:graphic-properties draw:fill="solid" draw:fill-color="#ffffff" draw:opacity="100%"/>
      <style:paragraph-properties fo:background-color="#ffffff"/>
      <style:text-properties officeooo:paragraph-rsid="008844a2"/>
    </style:style>
    <style:style style:name="P26" style:family="paragraph" style:parent-style-name="Heading_20_2" style:list-style-name="WW8Num2">
      <loext:graphic-properties draw:fill="solid" draw:fill-color="#ffffff" draw:opacity="100%"/>
      <style:paragraph-properties fo:background-color="#ffffff"/>
      <style:text-properties fo:color="#000000" loext:opacity="100%" officeooo:paragraph-rsid="008844a2"/>
    </style:style>
    <style:style style:name="P27" style:family="paragraph" style:parent-style-name="Heading_20_2" style:list-style-name="WW8Num2">
      <loext:graphic-properties draw:fill="solid" draw:fill-color="#ffffff" draw:opacity="100%"/>
      <style:paragraph-properties fo:background-color="#ffffff"/>
      <style:text-properties fo:color="#000000" loext:opacity="100%" officeooo:paragraph-rsid="007d8d1f"/>
    </style:style>
    <style:style style:name="P28" style:family="paragraph" style:parent-style-name="Heading_20_2" style:list-style-name="WW8Num2">
      <loext:graphic-properties draw:fill="solid" draw:fill-color="#ffffff" draw:opacity="100%"/>
      <style:paragraph-properties fo:background-color="#ffffff"/>
      <style:text-properties fo:color="#000000" loext:opacity="100%" officeooo:paragraph-rsid="007884c0"/>
    </style:style>
    <style:style style:name="P29" style:family="paragraph" style:parent-style-name="Heading_20_2" style:list-style-name="WW8Num2">
      <loext:graphic-properties draw:fill="solid" draw:fill-color="#ffffff" draw:opacity="100%"/>
      <style:paragraph-properties fo:background-color="#ffffff"/>
      <style:text-properties fo:color="#000000" loext:opacity="100%" officeooo:paragraph-rsid="0070de62"/>
    </style:style>
    <style:style style:name="P30" style:family="paragraph" style:parent-style-name="Heading_20_2" style:list-style-name="WW8Num2">
      <loext:graphic-properties draw:fill="solid" draw:fill-color="#ffffff" draw:opacity="100%"/>
      <style:paragraph-properties fo:background-color="#ffffff"/>
      <style:text-properties fo:color="#000000" loext:opacity="100%" officeooo:paragraph-rsid="00704b54"/>
    </style:style>
    <style:style style:name="P31" style:family="paragraph" style:parent-style-name="Heading_20_2" style:list-style-name="WW8Num2">
      <loext:graphic-properties draw:fill="solid" draw:fill-color="#ffffff" draw:opacity="100%"/>
      <style:paragraph-properties fo:background-color="#ffffff"/>
      <style:text-properties fo:color="#000000" loext:opacity="100%" officeooo:paragraph-rsid="006faf20"/>
    </style:style>
    <style:style style:name="P32" style:family="paragraph" style:parent-style-name="Heading_20_2" style:list-style-name="WW8Num2">
      <loext:graphic-properties draw:fill="solid" draw:fill-color="#ffffff" draw:opacity="100%"/>
      <style:paragraph-properties fo:background-color="#ffffff"/>
      <style:text-properties fo:color="#000000" loext:opacity="100%" officeooo:paragraph-rsid="006d4a3b"/>
    </style:style>
    <style:style style:name="P33" style:family="paragraph" style:parent-style-name="Heading_20_2" style:list-style-name="WW8Num2">
      <loext:graphic-properties draw:fill="solid" draw:fill-color="#ffffff" draw:opacity="100%"/>
      <style:paragraph-properties fo:background-color="#ffffff"/>
      <style:text-properties fo:color="#000000" loext:opacity="100%" officeooo:paragraph-rsid="006b91a9"/>
    </style:style>
    <style:style style:name="P34" style:family="paragraph" style:parent-style-name="Heading_20_2" style:list-style-name="WW8Num2">
      <loext:graphic-properties draw:fill="solid" draw:fill-color="#ffffff" draw:opacity="100%"/>
      <style:paragraph-properties fo:background-color="#ffffff"/>
      <style:text-properties fo:color="#000000" loext:opacity="100%" officeooo:paragraph-rsid="00677cd4"/>
    </style:style>
    <style:style style:name="P35" style:family="paragraph" style:parent-style-name="Heading_20_2" style:list-style-name="WW8Num2">
      <loext:graphic-properties draw:fill="solid" draw:fill-color="#ffffff" draw:opacity="100%"/>
      <style:paragraph-properties fo:background-color="#ffffff"/>
      <style:text-properties fo:color="#000000" loext:opacity="100%" officeooo:paragraph-rsid="00650086"/>
    </style:style>
    <style:style style:name="P36" style:family="paragraph" style:parent-style-name="Heading_20_2" style:list-style-name="WW8Num2">
      <loext:graphic-properties draw:fill="solid" draw:fill-color="#ffffff" draw:opacity="100%"/>
      <style:paragraph-properties fo:background-color="#ffffff"/>
      <style:text-properties fo:color="#000000" loext:opacity="100%" officeooo:paragraph-rsid="005f58f4"/>
    </style:style>
    <style:style style:name="P37" style:family="paragraph" style:parent-style-name="Heading_20_2" style:list-style-name="WW8Num2">
      <loext:graphic-properties draw:fill="solid" draw:fill-color="#ffffff" draw:opacity="100%"/>
      <style:paragraph-properties fo:background-color="#ffffff"/>
      <style:text-properties fo:color="#000000" loext:opacity="100%" officeooo:paragraph-rsid="005ba914"/>
    </style:style>
    <style:style style:name="P38" style:family="paragraph" style:parent-style-name="Heading_20_2" style:list-style-name="WW8Num2">
      <loext:graphic-properties draw:fill="solid" draw:fill-color="#ffffff" draw:opacity="100%"/>
      <style:paragraph-properties fo:background-color="#ffffff"/>
      <style:text-properties fo:color="#000000" loext:opacity="100%" officeooo:paragraph-rsid="005a306a"/>
    </style:style>
    <style:style style:name="P39" style:family="paragraph" style:parent-style-name="Heading_20_2" style:list-style-name="WW8Num2">
      <loext:graphic-properties draw:fill="solid" draw:fill-color="#ffffff" draw:opacity="100%"/>
      <style:paragraph-properties fo:background-color="#ffffff"/>
      <style:text-properties fo:color="#000000" loext:opacity="100%" officeooo:paragraph-rsid="00537c1e"/>
    </style:style>
    <style:style style:name="P40" style:family="paragraph" style:parent-style-name="Heading_20_2" style:list-style-name="WW8Num2">
      <loext:graphic-properties draw:fill="solid" draw:fill-color="#ffffff" draw:opacity="100%"/>
      <style:paragraph-properties fo:background-color="#ffffff"/>
      <style:text-properties fo:color="#000000" loext:opacity="100%" officeooo:paragraph-rsid="004fd4a1"/>
    </style:style>
    <style:style style:name="P41" style:family="paragraph" style:parent-style-name="Heading_20_2" style:list-style-name="WW8Num2">
      <loext:graphic-properties draw:fill="solid" draw:fill-color="#ffffff" draw:opacity="100%"/>
      <style:paragraph-properties fo:background-color="#ffffff"/>
      <style:text-properties fo:color="#000000" loext:opacity="100%" officeooo:paragraph-rsid="004800f9"/>
    </style:style>
    <style:style style:name="P42" style:family="paragraph" style:parent-style-name="Heading_20_2" style:list-style-name="WW8Num2">
      <loext:graphic-properties draw:fill="solid" draw:fill-color="#ffffff" draw:opacity="100%"/>
      <style:paragraph-properties fo:background-color="#ffffff"/>
      <style:text-properties fo:color="#000000" loext:opacity="100%" officeooo:paragraph-rsid="0043e441"/>
    </style:style>
    <style:style style:name="P43" style:family="paragraph" style:parent-style-name="Heading_20_2" style:list-style-name="WW8Num2">
      <loext:graphic-properties draw:fill="solid" draw:fill-color="#ffffff" draw:opacity="100%"/>
      <style:paragraph-properties fo:background-color="#ffffff"/>
      <style:text-properties fo:color="#000000" loext:opacity="100%" officeooo:paragraph-rsid="003f415e"/>
    </style:style>
    <style:style style:name="P44" style:family="paragraph" style:parent-style-name="Heading_20_2" style:list-style-name="WW8Num2">
      <loext:graphic-properties draw:fill="solid" draw:fill-color="#ffffff" draw:opacity="100%"/>
      <style:paragraph-properties fo:background-color="#ffffff"/>
      <style:text-properties fo:color="#000000" loext:opacity="100%" officeooo:paragraph-rsid="003e232e"/>
    </style:style>
    <style:style style:name="P45" style:family="paragraph" style:parent-style-name="Heading_20_2" style:list-style-name="WW8Num2">
      <loext:graphic-properties draw:fill="solid" draw:fill-color="#ffffff" draw:opacity="100%"/>
      <style:paragraph-properties fo:background-color="#ffffff"/>
      <style:text-properties fo:color="#000000" loext:opacity="100%" officeooo:paragraph-rsid="003cd1e1"/>
    </style:style>
    <style:style style:name="P46" style:family="paragraph" style:parent-style-name="Heading_20_2" style:list-style-name="WW8Num2">
      <loext:graphic-properties draw:fill="solid" draw:fill-color="#ffffff" draw:opacity="100%"/>
      <style:paragraph-properties fo:background-color="#ffffff"/>
      <style:text-properties fo:color="#000000" loext:opacity="100%" officeooo:paragraph-rsid="00394366"/>
    </style:style>
    <style:style style:name="P47" style:family="paragraph" style:parent-style-name="Heading_20_2" style:list-style-name="WW8Num2">
      <loext:graphic-properties draw:fill="solid" draw:fill-color="#ffffff" draw:opacity="100%"/>
      <style:paragraph-properties fo:background-color="#ffffff"/>
      <style:text-properties fo:color="#000000" loext:opacity="100%" officeooo:paragraph-rsid="0035078f"/>
    </style:style>
    <style:style style:name="P48" style:family="paragraph" style:parent-style-name="Heading_20_2" style:list-style-name="WW8Num2">
      <loext:graphic-properties draw:fill="solid" draw:fill-color="#ffffff" draw:opacity="100%"/>
      <style:paragraph-properties fo:background-color="#ffffff"/>
      <style:text-properties fo:color="#000000" loext:opacity="100%" officeooo:paragraph-rsid="0031b3c3"/>
    </style:style>
    <style:style style:name="P49" style:family="paragraph" style:parent-style-name="Heading_20_2" style:list-style-name="WW8Num2">
      <loext:graphic-properties draw:fill="solid" draw:fill-color="#ffffff" draw:opacity="100%"/>
      <style:paragraph-properties fo:background-color="#ffffff"/>
      <style:text-properties fo:color="#000000" loext:opacity="100%" officeooo:paragraph-rsid="002944fb"/>
    </style:style>
    <style:style style:name="P50" style:family="paragraph" style:parent-style-name="Heading_20_2" style:list-style-name="WW8Num2">
      <loext:graphic-properties draw:fill="solid" draw:fill-color="#ffffff" draw:opacity="100%"/>
      <style:paragraph-properties fo:background-color="#ffffff"/>
      <style:text-properties fo:color="#000000" loext:opacity="100%" officeooo:paragraph-rsid="00242497"/>
    </style:style>
    <style:style style:name="P51" style:family="paragraph" style:parent-style-name="Heading_20_2" style:list-style-name="WW8Num2">
      <loext:graphic-properties draw:fill="solid" draw:fill-color="#ffffff" draw:opacity="100%"/>
      <style:paragraph-properties fo:background-color="#ffffff"/>
      <style:text-properties fo:color="#000000" loext:opacity="100%" officeooo:paragraph-rsid="00236d91"/>
    </style:style>
    <style:style style:name="P52" style:family="paragraph" style:parent-style-name="Heading_20_2" style:list-style-name="WW8Num2">
      <loext:graphic-properties draw:fill="solid" draw:fill-color="#ffffff" draw:opacity="100%"/>
      <style:paragraph-properties fo:background-color="#ffffff"/>
      <style:text-properties fo:color="#000000" loext:opacity="100%" officeooo:paragraph-rsid="0022a19a"/>
    </style:style>
    <style:style style:name="P53" style:family="paragraph" style:parent-style-name="Heading_20_2" style:list-style-name="WW8Num2">
      <loext:graphic-properties draw:fill="solid" draw:fill-color="#ffffff" draw:opacity="100%"/>
      <style:paragraph-properties fo:background-color="#ffffff"/>
      <style:text-properties fo:color="#000000" loext:opacity="100%" officeooo:paragraph-rsid="0022739f"/>
    </style:style>
    <style:style style:name="P54" style:family="paragraph" style:parent-style-name="Heading_20_2" style:list-style-name="WW8Num2">
      <loext:graphic-properties draw:fill="solid" draw:fill-color="#ffffff" draw:opacity="100%"/>
      <style:paragraph-properties fo:background-color="#ffffff"/>
      <style:text-properties fo:color="#000000" loext:opacity="100%" officeooo:paragraph-rsid="001d1920"/>
    </style:style>
    <style:style style:name="P55" style:family="paragraph" style:parent-style-name="Heading_20_2" style:list-style-name="WW8Num2">
      <loext:graphic-properties draw:fill="solid" draw:fill-color="#ffffff" draw:opacity="100%"/>
      <style:paragraph-properties fo:background-color="#ffffff"/>
      <style:text-properties fo:color="#000000" loext:opacity="100%" officeooo:paragraph-rsid="001bccb3"/>
    </style:style>
    <style:style style:name="P56" style:family="paragraph" style:parent-style-name="Heading_20_2" style:list-style-name="WW8Num2">
      <loext:graphic-properties draw:fill="solid" draw:fill-color="#ffffff" draw:opacity="100%"/>
      <style:paragraph-properties fo:background-color="#ffffff"/>
      <style:text-properties fo:color="#000000" loext:opacity="100%" officeooo:paragraph-rsid="001a1ae6"/>
    </style:style>
    <style:style style:name="P57" style:family="paragraph" style:parent-style-name="Heading_20_2" style:list-style-name="WW8Num2">
      <loext:graphic-properties draw:fill="solid" draw:fill-color="#ffffff" draw:opacity="100%"/>
      <style:paragraph-properties fo:background-color="#ffffff"/>
      <style:text-properties fo:color="#000000" loext:opacity="100%" officeooo:paragraph-rsid="00161937"/>
    </style:style>
    <style:style style:name="P58" style:family="paragraph" style:parent-style-name="Heading_20_2">
      <loext:graphic-properties draw:fill="solid" draw:fill-color="#ffffff" draw:opacity="100%"/>
      <style:paragraph-properties fo:background-color="#ffffff"/>
      <style:text-properties fo:color="#000000" loext:opacity="100%"/>
    </style:style>
    <style:style style:name="P59" style:family="paragraph" style:parent-style-name="Heading_20_2">
      <loext:graphic-properties draw:fill="solid" draw:fill-color="#ffffff" draw:opacity="100%"/>
      <style:paragraph-properties fo:margin-left="0cm" fo:margin-right="0cm" fo:margin-top="0cm" fo:margin-bottom="0.203cm" style:contextual-spacing="false" fo:text-indent="0cm" style:auto-text-indent="false" fo:background-color="#ffffff"/>
      <style:text-properties fo:color="#000000" loext:opacity="100%"/>
    </style:style>
    <style:style style:name="P60" style:family="paragraph" style:parent-style-name="Heading_20_2">
      <loext:graphic-properties draw:fill="solid" draw:fill-color="#ffffff" draw:opacity="100%"/>
      <style:paragraph-properties fo:background-color="#ffffff"/>
      <style:text-properties fo:color="#000000" loext:opacity="100%" style:font-size-complex="12pt"/>
    </style:style>
    <style:style style:name="P61" style:family="paragraph" style:parent-style-name="Heading_20_2">
      <loext:graphic-properties draw:fill="solid" draw:fill-color="#ffffff" draw:opacity="100%"/>
      <style:paragraph-properties fo:background-color="#ffffff"/>
      <style:text-properties fo:color="#000000" loext:opacity="100%" style:font-name="Times New Roman" fo:font-size="12pt" style:font-size-asian="12pt" style:font-name-complex="Times New Roman" style:font-size-complex="12pt"/>
    </style:style>
    <style:style style:name="P62" style:family="paragraph" style:parent-style-name="List_20_Paragraph" style:list-style-name="WW8Num11">
      <loext:graphic-properties draw:fill="solid" draw:fill-color="#ffffff" draw:opacity="100%"/>
      <style:paragraph-properties fo:background-color="#ffffff"/>
      <style:text-properties fo:color="#000000" loext:opacity="100%"/>
    </style:style>
    <style:style style:name="P63" style:family="paragraph" style:parent-style-name="List_20_Paragraph" style:list-style-name="WW8Num11">
      <loext:graphic-properties draw:fill="solid" draw:fill-color="#ffffff" draw:opacity="100%"/>
      <style:paragraph-properties fo:background-color="#ffffff"/>
      <style:text-properties fo:color="#000000" loext:opacity="100%" style:font-size-complex="12pt"/>
    </style:style>
    <style:style style:name="P64" style:family="paragraph" style:parent-style-name="Standard" style:list-style-name="WW8Num2">
      <loext:graphic-properties draw:fill="solid" draw:fill-color="#ffffff" draw:opacity="100%"/>
      <style:paragraph-properties fo:background-color="#ffffff"/>
      <style:text-properties fo:color="#000000" loext:opacity="100%"/>
    </style:style>
    <style:style style:name="P65" style:family="paragraph" style:parent-style-name="Standard" style:list-style-name="WW8Num18">
      <loext:graphic-properties draw:fill="solid" draw:fill-color="#ffffff" draw:opacity="100%"/>
      <style:paragraph-properties fo:margin-top="0cm" fo:margin-bottom="0.203cm" style:contextual-spacing="true" fo:background-color="#ffffff"/>
      <style:text-properties fo:color="#000000" loext:opacity="100%" style:font-size-complex="12pt"/>
    </style:style>
    <style:style style:name="P66" style:family="paragraph" style:parent-style-name="Standard" style:list-style-name="WW8Num19">
      <loext:graphic-properties draw:fill="solid" draw:fill-color="#ffffff" draw:opacity="100%"/>
      <style:paragraph-properties fo:margin-top="0cm" fo:margin-bottom="0cm" style:contextual-spacing="false" fo:background-color="#ffffff"/>
      <style:text-properties fo:color="#000000" loext:opacity="100%" style:font-size-complex="12pt"/>
    </style:style>
    <style:style style:name="P67" style:family="paragraph" style:parent-style-name="Standard" style:list-style-name="WW8Num5">
      <loext:graphic-properties draw:fill="solid" draw:fill-color="#ffffff" draw:opacity="100%"/>
      <style:paragraph-properties fo:margin-top="0cm" fo:margin-bottom="0cm" style:contextual-spacing="false" fo:background-color="#ffffff"/>
      <style:text-properties fo:color="#000000" loext:opacity="100%" style:font-size-complex="12pt"/>
    </style:style>
    <style:style style:name="P68" style:family="paragraph" style:parent-style-name="Standard" style:list-style-name="WW8Num20">
      <loext:graphic-properties draw:fill="solid" draw:fill-color="#ffffff" draw:opacity="100%"/>
      <style:paragraph-properties fo:margin-top="0cm" fo:margin-bottom="0cm" style:contextual-spacing="false" fo:background-color="#ffffff"/>
      <style:text-properties fo:color="#000000" loext:opacity="100%" style:font-size-complex="12pt"/>
    </style:style>
    <style:style style:name="P69" style:family="paragraph" style:parent-style-name="Standard" style:list-style-name="WW8Num21">
      <loext:graphic-properties draw:fill="solid" draw:fill-color="#ffffff" draw:opacity="100%"/>
      <style:paragraph-properties fo:margin-top="0cm" fo:margin-bottom="0cm" style:contextual-spacing="false" fo:background-color="#ffffff"/>
      <style:text-properties fo:color="#000000" loext:opacity="100%" style:font-size-complex="12pt"/>
    </style:style>
    <style:style style:name="P70" style:family="paragraph" style:parent-style-name="Standard" style:list-style-name="WW8Num22">
      <loext:graphic-properties draw:fill="solid" draw:fill-color="#ffffff" draw:opacity="100%"/>
      <style:paragraph-properties fo:margin-top="0cm" fo:margin-bottom="0cm" style:contextual-spacing="false" fo:background-color="#ffffff"/>
      <style:text-properties fo:color="#000000" loext:opacity="100%" style:font-size-complex="12pt"/>
    </style:style>
    <style:style style:name="P71" style:family="paragraph" style:parent-style-name="Standard" style:list-style-name="WW8Num23">
      <loext:graphic-properties draw:fill="solid" draw:fill-color="#ffffff" draw:opacity="100%"/>
      <style:paragraph-properties fo:margin-top="0cm" fo:margin-bottom="0cm" style:contextual-spacing="false" fo:background-color="#ffffff"/>
      <style:text-properties fo:color="#000000" loext:opacity="100%" style:font-size-complex="12pt"/>
    </style:style>
    <style:style style:name="P72" style:family="paragraph" style:parent-style-name="Standard" style:list-style-name="WW8Num24">
      <loext:graphic-properties draw:fill="solid" draw:fill-color="#ffffff" draw:opacity="100%"/>
      <style:paragraph-properties fo:margin-top="0cm" fo:margin-bottom="0cm" style:contextual-spacing="false" fo:background-color="#ffffff"/>
      <style:text-properties fo:color="#000000" loext:opacity="100%" style:font-size-complex="12pt"/>
    </style:style>
    <style:style style:name="P73" style:family="paragraph" style:parent-style-name="Standard" style:list-style-name="WW8Num25">
      <loext:graphic-properties draw:fill="solid" draw:fill-color="#ffffff" draw:opacity="100%"/>
      <style:paragraph-properties fo:margin-top="0cm" fo:margin-bottom="0cm" style:contextual-spacing="false" fo:background-color="#ffffff"/>
      <style:text-properties fo:color="#000000" loext:opacity="100%" style:font-size-complex="12pt"/>
    </style:style>
    <style:style style:name="P74" style:family="paragraph" style:parent-style-name="Standard" style:list-style-name="WW8Num15">
      <loext:graphic-properties draw:fill="solid" draw:fill-color="#ffffff" draw:opacity="100%"/>
      <style:paragraph-properties fo:margin-top="0cm" fo:margin-bottom="0cm" style:contextual-spacing="false" fo:background-color="#ffffff"/>
      <style:text-properties fo:color="#000000" loext:opacity="100%" style:font-size-complex="12pt"/>
    </style:style>
    <style:style style:name="P75" style:family="paragraph" style:parent-style-name="Standard" style:list-style-name="WW8Num26">
      <loext:graphic-properties draw:fill="solid" draw:fill-color="#ffffff" draw:opacity="100%"/>
      <style:paragraph-properties fo:margin-top="0cm" fo:margin-bottom="0cm" style:contextual-spacing="false" fo:background-color="#ffffff"/>
      <style:text-properties fo:color="#000000" loext:opacity="100%" style:font-size-complex="12pt"/>
    </style:style>
    <style:style style:name="P76" style:family="paragraph" style:parent-style-name="Standard" style:list-style-name="WW8Num10">
      <loext:graphic-properties draw:fill="solid" draw:fill-color="#ffffff" draw:opacity="100%"/>
      <style:paragraph-properties fo:margin-top="0cm" fo:margin-bottom="0cm" style:contextual-spacing="false" fo:background-color="#ffffff"/>
      <style:text-properties fo:color="#000000" loext:opacity="100%" style:font-size-complex="12pt"/>
    </style:style>
    <style:style style:name="P77" style:family="paragraph" style:parent-style-name="Standard" style:list-style-name="WW8Num9">
      <loext:graphic-properties draw:fill="solid" draw:fill-color="#ffffff" draw:opacity="100%"/>
      <style:paragraph-properties fo:margin-top="0cm" fo:margin-bottom="0cm" style:contextual-spacing="false" fo:background-color="#ffffff"/>
      <style:text-properties fo:color="#000000" loext:opacity="100%" style:font-size-complex="12pt"/>
    </style:style>
    <style:style style:name="P78" style:family="paragraph" style:parent-style-name="Standard" style:list-style-name="WW8Num7">
      <loext:graphic-properties draw:fill="solid" draw:fill-color="#ffffff" draw:opacity="100%"/>
      <style:paragraph-properties fo:margin-top="0cm" fo:margin-bottom="0cm" style:contextual-spacing="false" fo:background-color="#ffffff"/>
      <style:text-properties fo:color="#000000" loext:opacity="100%" style:font-size-complex="12pt"/>
    </style:style>
    <style:style style:name="P79" style:family="paragraph" style:parent-style-name="Standard" style:list-style-name="WW8Num16">
      <loext:graphic-properties draw:fill="solid" draw:fill-color="#ffffff" draw:opacity="100%"/>
      <style:paragraph-properties fo:margin-top="0cm" fo:margin-bottom="0cm" style:contextual-spacing="false" fo:background-color="#ffffff"/>
      <style:text-properties fo:color="#000000" loext:opacity="100%" style:font-size-complex="12pt"/>
    </style:style>
    <style:style style:name="P80" style:family="paragraph" style:parent-style-name="Standard" style:list-style-name="WW8Num3">
      <loext:graphic-properties draw:fill="solid" draw:fill-color="#ffffff" draw:opacity="100%"/>
      <style:paragraph-properties fo:margin-top="0cm" fo:margin-bottom="0cm" style:contextual-spacing="false" fo:background-color="#ffffff"/>
      <style:text-properties fo:color="#000000" loext:opacity="100%" style:font-size-complex="12pt"/>
    </style:style>
    <style:style style:name="P81" style:family="paragraph" style:parent-style-name="Standard" style:list-style-name="WW8Num14">
      <loext:graphic-properties draw:fill="solid" draw:fill-color="#ffffff" draw:opacity="100%"/>
      <style:paragraph-properties fo:margin-top="0cm" fo:margin-bottom="0cm" style:contextual-spacing="false" fo:background-color="#ffffff"/>
      <style:text-properties fo:color="#000000" loext:opacity="100%" style:font-size-complex="12pt"/>
    </style:style>
    <style:style style:name="P82" style:family="paragraph" style:parent-style-name="Standard" style:list-style-name="WW8Num12">
      <loext:graphic-properties draw:fill="solid" draw:fill-color="#ffffff" draw:opacity="100%"/>
      <style:paragraph-properties fo:margin-top="0cm" fo:margin-bottom="0cm" style:contextual-spacing="false" fo:background-color="#ffffff"/>
      <style:text-properties fo:color="#000000" loext:opacity="100%" style:font-size-complex="12pt"/>
    </style:style>
    <style:style style:name="P83" style:family="paragraph" style:parent-style-name="Standard" style:list-style-name="WW8Num13">
      <loext:graphic-properties draw:fill="solid" draw:fill-color="#ffffff" draw:opacity="100%"/>
      <style:paragraph-properties fo:margin-top="0cm" fo:margin-bottom="0cm" style:contextual-spacing="false" fo:background-color="#ffffff"/>
      <style:text-properties fo:color="#000000" loext:opacity="100%" style:font-size-complex="12pt"/>
    </style:style>
    <style:style style:name="P84" style:family="paragraph" style:parent-style-name="Standard" style:list-style-name="WW8Num8">
      <loext:graphic-properties draw:fill="solid" draw:fill-color="#ffffff" draw:opacity="100%"/>
      <style:paragraph-properties fo:margin-top="0cm" fo:margin-bottom="0cm" style:contextual-spacing="false" fo:background-color="#ffffff"/>
      <style:text-properties fo:color="#000000" loext:opacity="100%" style:font-size-complex="12pt"/>
    </style:style>
    <style:style style:name="P85" style:family="paragraph" style:parent-style-name="Standard" style:list-style-name="WW8Num21">
      <loext:graphic-properties draw:fill="solid" draw:fill-color="#ffffff" draw:opacity="100%"/>
      <style:paragraph-properties fo:margin-top="0cm" fo:margin-bottom="0cm" style:contextual-spacing="false" fo:background-color="#ffffff"/>
      <style:text-properties fo:color="#000000" loext:opacity="100%"/>
    </style:style>
    <style:style style:name="P86" style:family="paragraph" style:parent-style-name="Standard" style:list-style-name="WW8Num25">
      <loext:graphic-properties draw:fill="solid" draw:fill-color="#ffffff" draw:opacity="100%"/>
      <style:paragraph-properties fo:margin-top="0cm" fo:margin-bottom="0cm" style:contextual-spacing="false" fo:background-color="#ffffff"/>
      <style:text-properties fo:color="#000000" loext:opacity="100%"/>
    </style:style>
    <style:style style:name="P87" style:family="paragraph" style:parent-style-name="Standard" style:list-style-name="WW8Num16">
      <loext:graphic-properties draw:fill="solid" draw:fill-color="#ffffff" draw:opacity="100%"/>
      <style:paragraph-properties fo:margin-top="0cm" fo:margin-bottom="0cm" style:contextual-spacing="false" fo:background-color="#ffffff"/>
      <style:text-properties fo:color="#000000" loext:opacity="100%"/>
    </style:style>
    <style:style style:name="P88" style:family="paragraph" style:parent-style-name="Standard" style:list-style-name="WW8Num3">
      <loext:graphic-properties draw:fill="solid" draw:fill-color="#ffffff" draw:opacity="100%"/>
      <style:paragraph-properties fo:margin-top="0cm" fo:margin-bottom="0cm" style:contextual-spacing="false" fo:background-color="#ffffff"/>
      <style:text-properties fo:color="#000000" loext:opacity="100%"/>
    </style:style>
    <style:style style:name="P89" style:family="paragraph" style:parent-style-name="Standard" style:list-style-name="WW8Num14">
      <loext:graphic-properties draw:fill="solid" draw:fill-color="#ffffff" draw:opacity="100%"/>
      <style:paragraph-properties fo:margin-top="0cm" fo:margin-bottom="0cm" style:contextual-spacing="false" fo:background-color="#ffffff"/>
      <style:text-properties fo:color="#000000" loext:opacity="100%"/>
    </style:style>
    <style:style style:name="P90" style:family="paragraph" style:parent-style-name="Standard" style:list-style-name="WW8Num12">
      <loext:graphic-properties draw:fill="solid" draw:fill-color="#ffffff" draw:opacity="100%"/>
      <style:paragraph-properties fo:margin-top="0cm" fo:margin-bottom="0cm" style:contextual-spacing="false" fo:background-color="#ffffff"/>
      <style:text-properties fo:color="#000000" loext:opacity="100%"/>
    </style:style>
    <style:style style:name="P91" style:family="paragraph" style:parent-style-name="Standard" style:list-style-name="WW8Num13">
      <loext:graphic-properties draw:fill="solid" draw:fill-color="#ffffff" draw:opacity="100%"/>
      <style:paragraph-properties fo:margin-top="0cm" fo:margin-bottom="0cm" style:contextual-spacing="false" fo:background-color="#ffffff"/>
      <style:text-properties fo:color="#000000" loext:opacity="100%"/>
    </style:style>
    <style:style style:name="P92" style:family="paragraph" style:parent-style-name="Standard" style:list-style-name="WW8Num6">
      <loext:graphic-properties draw:fill="solid" draw:fill-color="#ffffff" draw:opacity="100%"/>
      <style:paragraph-properties fo:margin-top="0cm" fo:margin-bottom="0cm" style:contextual-spacing="false" fo:background-color="#ffffff"/>
      <style:text-properties fo:color="#000000" loext:opacity="100%"/>
    </style:style>
    <style:style style:name="P93" style:family="paragraph" style:parent-style-name="Standard" style:list-style-name="WW8Num8">
      <loext:graphic-properties draw:fill="solid" draw:fill-color="#ffffff" draw:opacity="100%"/>
      <style:paragraph-properties fo:margin-top="0cm" fo:margin-bottom="0cm" style:contextual-spacing="false" fo:background-color="#ffffff"/>
      <style:text-properties fo:color="#000000" loext:opacity="100%"/>
    </style:style>
    <style:style style:name="P94" style:family="paragraph" style:parent-style-name="Standard" style:list-style-name="WW8Num4">
      <loext:graphic-properties draw:fill="solid" draw:fill-color="#ffffff" draw:opacity="100%"/>
      <style:paragraph-properties fo:margin-top="0cm" fo:margin-bottom="0cm" style:contextual-spacing="false" fo:background-color="#ffffff"/>
      <style:text-properties fo:color="#000000" loext:opacity="100%"/>
    </style:style>
    <style:style style:name="P95" style:family="paragraph" style:parent-style-name="Text_20_body" style:list-style-name="L1">
      <loext:graphic-properties draw:fill="solid" draw:fill-color="#ffffff" draw:opacity="100%"/>
      <style:paragraph-properties fo:margin-top="0cm" fo:margin-bottom="0.203cm" style:contextual-spacing="true" fo:background-color="#ffffff"/>
      <style:text-properties officeooo:paragraph-rsid="009043f8"/>
    </style:style>
    <style:style style:name="P96" style:family="paragraph" style:parent-style-name="Text_20_body" style:list-style-name="L1">
      <loext:graphic-properties draw:fill="solid" draw:fill-color="#ffffff" draw:opacity="100%"/>
      <style:paragraph-properties fo:margin-top="0cm" fo:margin-bottom="0.203cm" style:contextual-spacing="true" fo:background-color="#ffffff"/>
      <style:text-properties style:text-outline="false" style:text-line-through-style="none" style:text-line-through-type="none" style:font-name="Times New Roman" fo:font-size="12pt" fo:font-style="normal" fo:text-shadow="none" style:text-underline-style="none" fo:font-weight="normal" officeooo:rsid="009043f8" officeooo:paragraph-rsid="009043f8" style:font-size-asian="12pt" style:font-style-asian="normal" style:font-weight-asian="normal" style:font-name-complex="Times New Roman" style:font-size-complex="12pt" style:font-weight-complex="bold" style:text-emphasize="none"/>
    </style:style>
    <style:style style:name="P97" style:family="paragraph" style:parent-style-name="Text_20_body" style:list-style-name="L1">
      <loext:graphic-properties draw:fill="solid" draw:fill-color="#ffffff" draw:opacity="100%"/>
      <style:paragraph-properties fo:margin-top="0cm" fo:margin-bottom="0.203cm" style:contextual-spacing="true" fo:background-color="#ffffff"/>
      <style:text-properties style:text-outline="false" style:text-line-through-style="none" style:text-line-through-type="none" style:font-name="Times New Roman" fo:font-size="12pt" fo:font-style="normal" fo:text-shadow="none" style:text-underline-style="none" fo:font-weight="normal" officeooo:rsid="0093947a" officeooo:paragraph-rsid="0093947a" style:font-size-asian="12pt" style:font-style-asian="normal" style:font-weight-asian="normal" style:font-name-complex="Times New Roman" style:font-size-complex="12pt" style:font-weight-complex="bold" style:text-emphasize="none"/>
    </style:style>
    <style:style style:name="P98" style:family="paragraph" style:parent-style-name="Text_20_body" style:list-style-name="L1">
      <loext:graphic-properties draw:fill="solid" draw:fill-color="#ffffff" draw:opacity="100%"/>
      <style:paragraph-properties fo:margin-top="0cm" fo:margin-bottom="0.203cm" style:contextual-spacing="true" fo:background-color="#ffffff"/>
      <style:text-properties style:text-outline="false" style:text-line-through-style="none" style:text-line-through-type="none" style:font-name="Times New Roman" fo:font-size="12pt" fo:font-style="normal" fo:text-shadow="none" style:text-underline-style="none" fo:font-weight="normal" officeooo:rsid="00941ff3" officeooo:paragraph-rsid="00941ff3" style:font-size-asian="12pt" style:font-style-asian="normal" style:font-weight-asian="normal" style:font-name-complex="Times New Roman" style:font-size-complex="12pt" style:font-weight-complex="bold" style:text-emphasize="none"/>
    </style:style>
    <style:style style:name="P99"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officeooo:paragraph-rsid="0088649e"/>
    </style:style>
    <style:style style:name="P100"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paragraph-rsid="0088649e"/>
    </style:style>
    <style:style style:name="P101"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paragraph-rsid="0084955b"/>
    </style:style>
    <style:style style:name="P102"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paragraph-rsid="0085a645"/>
    </style:style>
    <style:style style:name="P103"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paragraph-rsid="007d8d1f"/>
    </style:style>
    <style:style style:name="P104"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paragraph-rsid="007884c0"/>
    </style:style>
    <style:style style:name="P105"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paragraph-rsid="00739b5f"/>
    </style:style>
    <style:style style:name="P106"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paragraph-rsid="0070de62"/>
    </style:style>
    <style:style style:name="P107"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paragraph-rsid="00704b54"/>
    </style:style>
    <style:style style:name="P108"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paragraph-rsid="006faf20"/>
    </style:style>
    <style:style style:name="P109"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paragraph-rsid="006d4a3b"/>
    </style:style>
    <style:style style:name="P110"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paragraph-rsid="006b91a9"/>
    </style:style>
    <style:style style:name="P111"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paragraph-rsid="00677cd4"/>
    </style:style>
    <style:style style:name="P112"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paragraph-rsid="00650086"/>
    </style:style>
    <style:style style:name="P113"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paragraph-rsid="0062e54b"/>
    </style:style>
    <style:style style:name="P114"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paragraph-rsid="005f58f4"/>
    </style:style>
    <style:style style:name="P115"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paragraph-rsid="005ba914"/>
    </style:style>
    <style:style style:name="P116"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paragraph-rsid="005a306a"/>
    </style:style>
    <style:style style:name="P117"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paragraph-rsid="00394366"/>
    </style:style>
    <style:style style:name="P118"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paragraph-rsid="0031b3c3"/>
    </style:style>
    <style:style style:name="P119"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paragraph-rsid="002bf2e8"/>
    </style:style>
    <style:style style:name="P120"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paragraph-rsid="001dd114"/>
    </style:style>
    <style:style style:name="P121"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paragraph-rsid="001bccb3"/>
    </style:style>
    <style:style style:name="P122"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paragraph-rsid="00174d77"/>
    </style:style>
    <style:style style:name="P123"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paragraph-rsid="001a1ae6"/>
    </style:style>
    <style:style style:name="P124" style:family="paragraph" style:parent-style-name="Text_20_body" style:list-style-name="WW8Num2">
      <loext:graphic-properties draw:fill="solid" draw:fill-color="#ffffff" draw:opacity="100%"/>
      <style:paragraph-properties fo:margin-left="1.27cm" fo:margin-right="0cm" fo:margin-top="0cm" fo:margin-bottom="0.203cm" style:contextual-spacing="true" fo:text-indent="-0.762cm" style:auto-text-indent="false" fo:background-color="#ffffff"/>
      <style:text-properties fo:color="#000000" loext:opacity="100%" officeooo:paragraph-rsid="00161937"/>
    </style:style>
    <style:style style:name="P125" style:family="paragraph" style:parent-style-name="Text_20_body" style:list-style-name="WW8Num2">
      <loext:graphic-properties draw:fill="solid" draw:fill-color="#ffffff" draw:opacity="100%"/>
      <style:paragraph-properties fo:margin-left="1.27cm" fo:margin-right="0cm" fo:margin-top="0cm" fo:margin-bottom="0.203cm" style:contextual-spacing="true" fo:text-indent="-0.762cm" style:auto-text-indent="false" fo:background-color="#ffffff"/>
      <style:text-properties fo:color="#000000" loext:opacity="100%"/>
    </style:style>
    <style:style style:name="P126"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84955b" officeooo:paragraph-rsid="0088649e" style:font-size-asian="12pt" style:font-style-asian="normal" style:font-weight-asian="normal" style:font-name-complex="Times New Roman" style:font-size-complex="12pt" style:font-weight-complex="bold" style:text-emphasize="none"/>
    </style:style>
    <style:style style:name="P127"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8b96c4" officeooo:paragraph-rsid="008b96c4" style:font-size-asian="12pt" style:font-style-asian="normal" style:font-weight-asian="normal" style:font-name-complex="Times New Roman" style:font-size-complex="12pt" style:font-weight-complex="bold" style:text-emphasize="none"/>
    </style:style>
    <style:style style:name="P128"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89915f" officeooo:paragraph-rsid="008e6b44" style:font-size-asian="12pt" style:font-style-asian="normal" style:font-weight-asian="normal" style:font-name-complex="Times New Roman" style:font-size-complex="12pt" style:font-weight-complex="bold" style:text-emphasize="none"/>
    </style:style>
    <style:style style:name="P129"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8040ad" officeooo:paragraph-rsid="008040ad" style:font-size-asian="12pt" style:font-style-asian="normal" style:font-weight-asian="normal" style:font-name-complex="Times New Roman" style:font-size-complex="12pt" style:font-weight-complex="bold" style:text-emphasize="none"/>
    </style:style>
    <style:style style:name="P130"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81fcaa" officeooo:paragraph-rsid="0081fcaa" style:font-size-asian="12pt" style:font-style-asian="normal" style:font-weight-asian="normal" style:font-name-complex="Times New Roman" style:font-size-complex="12pt" style:font-weight-complex="bold" style:text-emphasize="none"/>
    </style:style>
    <style:style style:name="P131"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7884c0" officeooo:paragraph-rsid="007884c0" style:font-size-asian="12pt" style:font-style-asian="normal" style:font-weight-asian="normal" style:font-name-complex="Times New Roman" style:font-size-complex="12pt" style:font-weight-complex="bold" style:text-emphasize="none"/>
    </style:style>
    <style:style style:name="P132"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79d3dc" officeooo:paragraph-rsid="0079d3dc" style:font-size-asian="12pt" style:font-style-asian="normal" style:font-weight-asian="normal" style:font-name-complex="Times New Roman" style:font-size-complex="12pt" style:font-weight-complex="bold" style:text-emphasize="none"/>
    </style:style>
    <style:style style:name="P133"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739b5f" officeooo:paragraph-rsid="00739b5f" style:font-size-asian="12pt" style:font-style-asian="normal" style:font-weight-asian="normal" style:font-name-complex="Times New Roman" style:font-size-complex="12pt" style:font-weight-complex="bold" style:text-emphasize="none"/>
    </style:style>
    <style:style style:name="P134"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70de62" officeooo:paragraph-rsid="0070de62" style:font-size-asian="12pt" style:font-style-asian="normal" style:font-weight-asian="normal" style:font-name-complex="Times New Roman" style:font-size-complex="12pt" style:font-weight-complex="bold" style:text-emphasize="none"/>
    </style:style>
    <style:style style:name="P135"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6d4a3b" officeooo:paragraph-rsid="006d4a3b" style:font-size-asian="12pt" style:font-style-asian="normal" style:font-weight-asian="normal" style:font-name-complex="Times New Roman" style:font-size-complex="12pt" style:font-weight-complex="bold" style:text-emphasize="none"/>
    </style:style>
    <style:style style:name="P136"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6b91a9" officeooo:paragraph-rsid="006b91a9" style:font-size-asian="12pt" style:font-style-asian="normal" style:font-weight-asian="normal" style:font-name-complex="Times New Roman" style:font-size-complex="12pt" style:font-weight-complex="bold" style:text-emphasize="none"/>
    </style:style>
    <style:style style:name="P137"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6d1c53" officeooo:paragraph-rsid="006d1c53" style:font-size-asian="12pt" style:font-style-asian="normal" style:font-weight-asian="normal" style:font-name-complex="Times New Roman" style:font-size-complex="12pt" style:font-weight-complex="bold" style:text-emphasize="none"/>
    </style:style>
    <style:style style:name="P138"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650086" officeooo:paragraph-rsid="00677cd4" style:font-size-asian="12pt" style:font-style-asian="normal" style:font-weight-asian="normal" style:font-name-complex="Times New Roman" style:font-size-complex="12pt" style:font-weight-complex="bold" style:text-emphasize="none"/>
    </style:style>
    <style:style style:name="P139"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650086" officeooo:paragraph-rsid="00650086" style:font-size-asian="12pt" style:font-style-asian="normal" style:font-weight-asian="normal" style:font-name-complex="Times New Roman" style:font-size-complex="12pt" style:font-weight-complex="bold" style:text-emphasize="none"/>
    </style:style>
    <style:style style:name="P140"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680664" officeooo:paragraph-rsid="00680664" style:font-size-asian="12pt" style:font-style-asian="normal" style:font-weight-asian="normal" style:font-name-complex="Times New Roman" style:font-size-complex="12pt" style:font-weight-complex="bold" style:text-emphasize="none"/>
    </style:style>
    <style:style style:name="P141"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68c860" officeooo:paragraph-rsid="0068c860" style:font-size-asian="12pt" style:font-style-asian="normal" style:font-weight-asian="normal" style:font-name-complex="Times New Roman" style:font-size-complex="12pt" style:font-weight-complex="bold" style:text-emphasize="none"/>
    </style:style>
    <style:style style:name="P142"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64c725" officeooo:paragraph-rsid="0066eefa" style:font-size-asian="12pt" style:font-style-asian="normal" style:font-weight-asian="normal" style:font-name-complex="Times New Roman" style:font-size-complex="12pt" style:font-weight-complex="bold" style:text-emphasize="none"/>
    </style:style>
    <style:style style:name="P143"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64c725" officeooo:paragraph-rsid="0064c725" style:font-size-asian="12pt" style:font-style-asian="normal" style:font-weight-asian="normal" style:font-name-complex="Times New Roman" style:font-size-complex="12pt" style:font-weight-complex="bold" style:text-emphasize="none"/>
    </style:style>
    <style:style style:name="P144"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66eefa" officeooo:paragraph-rsid="0066eefa" style:font-size-asian="12pt" style:font-style-asian="normal" style:font-weight-asian="normal" style:font-name-complex="Times New Roman" style:font-size-complex="12pt" style:font-weight-complex="bold" style:text-emphasize="none"/>
    </style:style>
    <style:style style:name="P145"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62e54b" officeooo:paragraph-rsid="0062e54b" style:font-size-asian="12pt" style:font-style-asian="normal" style:font-weight-asian="normal" style:font-name-complex="Times New Roman" style:font-size-complex="12pt" style:font-weight-complex="bold" style:text-emphasize="none"/>
    </style:style>
    <style:style style:name="P146"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5ba914" officeooo:paragraph-rsid="005ba914" style:font-size-asian="12pt" style:font-style-asian="normal" style:font-weight-asian="normal" style:font-name-complex="Times New Roman" style:font-size-complex="12pt" style:font-weight-complex="bold" style:text-emphasize="none"/>
    </style:style>
    <style:style style:name="P147"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5233d8" officeooo:paragraph-rsid="005a306a" style:font-size-asian="12pt" style:font-style-asian="normal" style:font-weight-asian="normal" style:font-name-complex="Times New Roman" style:font-size-complex="12pt" style:font-weight-complex="bold" style:text-emphasize="none"/>
    </style:style>
    <style:style style:name="P148"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5233d8" officeooo:paragraph-rsid="005233d8" style:font-size-asian="12pt" style:font-style-asian="normal" style:font-weight-asian="normal" style:font-name-complex="Times New Roman" style:font-size-complex="12pt" style:font-weight-complex="bold" style:text-emphasize="none"/>
    </style:style>
    <style:style style:name="P149"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5acb3f" officeooo:paragraph-rsid="005acb3f" style:font-size-asian="12pt" style:font-style-asian="normal" style:font-weight-asian="normal" style:font-name-complex="Times New Roman" style:font-size-complex="12pt" style:font-weight-complex="bold" style:text-emphasize="none"/>
    </style:style>
    <style:style style:name="P150"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53d627" officeooo:paragraph-rsid="005a306a" style:font-size-asian="12pt" style:font-style-asian="normal" style:font-weight-asian="normal" style:font-name-complex="Times New Roman" style:font-size-complex="12pt" style:font-weight-complex="bold" style:text-emphasize="none"/>
    </style:style>
    <style:style style:name="P151"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53d627" officeooo:paragraph-rsid="00596c5f" style:font-size-asian="12pt" style:font-style-asian="normal" style:font-weight-asian="normal" style:font-name-complex="Times New Roman" style:font-size-complex="12pt" style:font-weight-complex="bold" style:text-emphasize="none"/>
    </style:style>
    <style:style style:name="P152"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53d627" officeooo:paragraph-rsid="0053d627" style:font-size-asian="12pt" style:font-style-asian="normal" style:font-weight-asian="normal" style:font-name-complex="Times New Roman" style:font-size-complex="12pt" style:font-weight-complex="bold" style:text-emphasize="none"/>
    </style:style>
    <style:style style:name="P153"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944fb" officeooo:paragraph-rsid="00537c1e" style:font-size-asian="12pt" style:font-style-asian="normal" style:font-weight-asian="normal" style:font-name-complex="Times New Roman" style:font-size-complex="12pt" style:font-weight-complex="bold" style:text-emphasize="none"/>
    </style:style>
    <style:style style:name="P154"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944fb" officeooo:paragraph-rsid="004fd4a1" style:font-size-asian="12pt" style:font-style-asian="normal" style:font-weight-asian="normal" style:font-name-complex="Times New Roman" style:font-size-complex="12pt" style:font-weight-complex="bold" style:text-emphasize="none"/>
    </style:style>
    <style:style style:name="P155"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944fb" officeooo:paragraph-rsid="004be9b5" style:font-size-asian="12pt" style:font-style-asian="normal" style:font-weight-asian="normal" style:font-name-complex="Times New Roman" style:font-size-complex="12pt" style:font-weight-complex="bold" style:text-emphasize="none"/>
    </style:style>
    <style:style style:name="P156"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944fb" officeooo:paragraph-rsid="004800f9" style:font-size-asian="12pt" style:font-style-asian="normal" style:font-weight-asian="normal" style:font-name-complex="Times New Roman" style:font-size-complex="12pt" style:font-weight-complex="bold" style:text-emphasize="none"/>
    </style:style>
    <style:style style:name="P157"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944fb" officeooo:paragraph-rsid="0046c0dd" style:font-size-asian="12pt" style:font-style-asian="normal" style:font-weight-asian="normal" style:font-name-complex="Times New Roman" style:font-size-complex="12pt" style:font-weight-complex="bold" style:text-emphasize="none"/>
    </style:style>
    <style:style style:name="P158"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944fb" officeooo:paragraph-rsid="0043e441" style:font-size-asian="12pt" style:font-style-asian="normal" style:font-weight-asian="normal" style:font-name-complex="Times New Roman" style:font-size-complex="12pt" style:font-weight-complex="bold" style:text-emphasize="none"/>
    </style:style>
    <style:style style:name="P159"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944fb" officeooo:paragraph-rsid="003f415e" style:font-size-asian="12pt" style:font-style-asian="normal" style:font-weight-asian="normal" style:font-name-complex="Times New Roman" style:font-size-complex="12pt" style:font-weight-complex="bold" style:text-emphasize="none"/>
    </style:style>
    <style:style style:name="P160"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944fb" officeooo:paragraph-rsid="003e232e" style:font-size-asian="12pt" style:font-style-asian="normal" style:font-weight-asian="normal" style:font-name-complex="Times New Roman" style:font-size-complex="12pt" style:font-weight-complex="bold" style:text-emphasize="none"/>
    </style:style>
    <style:style style:name="P161"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944fb" officeooo:paragraph-rsid="003cd1e1" style:font-size-asian="12pt" style:font-style-asian="normal" style:font-weight-asian="normal" style:font-name-complex="Times New Roman" style:font-size-complex="12pt" style:font-weight-complex="bold" style:text-emphasize="none"/>
    </style:style>
    <style:style style:name="P162"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944fb" officeooo:paragraph-rsid="00394366" style:font-size-asian="12pt" style:font-style-asian="normal" style:font-weight-asian="normal" style:font-name-complex="Times New Roman" style:font-size-complex="12pt" style:font-weight-complex="bold" style:text-emphasize="none"/>
    </style:style>
    <style:style style:name="P163"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944fb" officeooo:paragraph-rsid="0035078f" style:font-size-asian="12pt" style:font-style-asian="normal" style:font-weight-asian="normal" style:font-name-complex="Times New Roman" style:font-size-complex="12pt" style:font-weight-complex="bold" style:text-emphasize="none"/>
    </style:style>
    <style:style style:name="P164"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944fb" officeooo:paragraph-rsid="0031b3c3" style:font-size-asian="12pt" style:font-style-asian="normal" style:font-weight-asian="normal" style:font-name-complex="Times New Roman" style:font-size-complex="12pt" style:font-weight-complex="bold" style:text-emphasize="none"/>
    </style:style>
    <style:style style:name="P165"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944fb" officeooo:paragraph-rsid="002944fb" style:font-size-asian="12pt" style:font-style-asian="normal" style:font-weight-asian="normal" style:font-name-complex="Times New Roman" style:font-size-complex="12pt" style:font-weight-complex="bold" style:text-emphasize="none"/>
    </style:style>
    <style:style style:name="P166"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54d252" officeooo:paragraph-rsid="0054d252" style:font-size-asian="12pt" style:font-style-asian="normal" style:font-weight-asian="normal" style:font-name-complex="Times New Roman" style:font-size-complex="12pt" style:font-weight-complex="bold" style:text-emphasize="none"/>
    </style:style>
    <style:style style:name="P167"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55fa05" officeooo:paragraph-rsid="0055fa05" style:font-size-asian="12pt" style:font-style-asian="normal" style:font-weight-asian="normal" style:font-name-complex="Times New Roman" style:font-size-complex="12pt" style:font-weight-complex="bold" style:text-emphasize="none"/>
    </style:style>
    <style:style style:name="P168"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57b1a2" officeooo:paragraph-rsid="0057b1a2" style:font-size-asian="12pt" style:font-style-asian="normal" style:font-weight-asian="normal" style:font-name-complex="Times New Roman" style:font-size-complex="12pt" style:font-weight-complex="bold" style:text-emphasize="none"/>
    </style:style>
    <style:style style:name="P169"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4fd4a1" officeooo:paragraph-rsid="004fd4a1" style:font-size-asian="12pt" style:font-style-asian="normal" style:font-weight-asian="normal" style:font-name-complex="Times New Roman" style:font-size-complex="12pt" style:font-weight-complex="bold" style:text-emphasize="none"/>
    </style:style>
    <style:style style:name="P170"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513c4e" officeooo:paragraph-rsid="00513c4e" style:font-size-asian="12pt" style:font-style-asian="normal" style:font-weight-asian="normal" style:font-name-complex="Times New Roman" style:font-size-complex="12pt" style:font-weight-complex="bold" style:text-emphasize="none"/>
    </style:style>
    <style:style style:name="P171"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4be9b5" officeooo:paragraph-rsid="004be9b5" style:font-size-asian="12pt" style:font-style-asian="normal" style:font-weight-asian="normal" style:font-name-complex="Times New Roman" style:font-size-complex="12pt" style:font-weight-complex="bold" style:text-emphasize="none"/>
    </style:style>
    <style:style style:name="P172"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94366" officeooo:paragraph-rsid="004be9b5" style:font-size-asian="12pt" style:font-style-asian="normal" style:font-weight-asian="normal" style:font-name-complex="Times New Roman" style:font-size-complex="12pt" style:font-weight-complex="bold" style:text-emphasize="none"/>
    </style:style>
    <style:style style:name="P173"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94366" officeooo:paragraph-rsid="0046c0dd" style:font-size-asian="12pt" style:font-style-asian="normal" style:font-weight-asian="normal" style:font-name-complex="Times New Roman" style:font-size-complex="12pt" style:font-weight-complex="bold" style:text-emphasize="none"/>
    </style:style>
    <style:style style:name="P174"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94366" officeooo:paragraph-rsid="00394366" style:font-size-asian="12pt" style:font-style-asian="normal" style:font-weight-asian="normal" style:font-name-complex="Times New Roman" style:font-size-complex="12pt" style:font-weight-complex="bold" style:text-emphasize="none"/>
    </style:style>
    <style:style style:name="P175"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4d0ceb" officeooo:paragraph-rsid="004d0ceb" style:font-size-asian="12pt" style:font-style-asian="normal" style:font-weight-asian="normal" style:font-name-complex="Times New Roman" style:font-size-complex="12pt" style:font-weight-complex="bold" style:text-emphasize="none"/>
    </style:style>
    <style:style style:name="P176"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4800f9" officeooo:paragraph-rsid="004800f9" style:font-size-asian="12pt" style:font-style-asian="normal" style:font-weight-asian="normal" style:font-name-complex="Times New Roman" style:font-size-complex="12pt" style:font-weight-complex="bold" style:text-emphasize="none"/>
    </style:style>
    <style:style style:name="P177"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f415e" officeooo:paragraph-rsid="0046c0dd" style:font-size-asian="12pt" style:font-style-asian="normal" style:font-weight-asian="normal" style:font-name-complex="Times New Roman" style:font-size-complex="12pt" style:font-weight-complex="bold" style:text-emphasize="none"/>
    </style:style>
    <style:style style:name="P178"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f415e" officeooo:paragraph-rsid="0043e441" style:font-size-asian="12pt" style:font-style-asian="normal" style:font-weight-asian="normal" style:font-name-complex="Times New Roman" style:font-size-complex="12pt" style:font-weight-complex="bold" style:text-emphasize="none"/>
    </style:style>
    <style:style style:name="P179"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f415e" officeooo:paragraph-rsid="003f415e" style:font-size-asian="12pt" style:font-style-asian="normal" style:font-weight-asian="normal" style:font-name-complex="Times New Roman" style:font-size-complex="12pt" style:font-weight-complex="bold" style:text-emphasize="none"/>
    </style:style>
    <style:style style:name="P180"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43e441" officeooo:paragraph-rsid="0043e441" style:font-size-asian="12pt" style:font-style-asian="normal" style:font-weight-asian="normal" style:font-name-complex="Times New Roman" style:font-size-complex="12pt" style:font-weight-complex="bold" style:text-emphasize="none"/>
    </style:style>
    <style:style style:name="P181"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40b0d4" officeooo:paragraph-rsid="0040b0d4" style:font-size-asian="12pt" style:font-style-asian="normal" style:font-weight-asian="normal" style:font-name-complex="Times New Roman" style:font-size-complex="12pt" style:font-weight-complex="bold" style:text-emphasize="none"/>
    </style:style>
    <style:style style:name="P182"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e232e" officeooo:paragraph-rsid="003e232e" style:font-size-asian="12pt" style:font-style-asian="normal" style:font-weight-asian="normal" style:font-name-complex="Times New Roman" style:font-size-complex="12pt" style:font-weight-complex="bold" style:text-emphasize="none"/>
    </style:style>
    <style:style style:name="P183"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cd1e1" officeooo:paragraph-rsid="003cd1e1" style:font-size-asian="12pt" style:font-style-asian="normal" style:font-weight-asian="normal" style:font-name-complex="Times New Roman" style:font-size-complex="12pt" style:font-weight-complex="bold" style:text-emphasize="none"/>
    </style:style>
    <style:style style:name="P184"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d3fe8" officeooo:paragraph-rsid="003d3fe8" style:font-size-asian="12pt" style:font-style-asian="normal" style:font-weight-asian="normal" style:font-name-complex="Times New Roman" style:font-size-complex="12pt" style:font-weight-complex="bold" style:text-emphasize="none"/>
    </style:style>
    <style:style style:name="P185"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b6c64" officeooo:paragraph-rsid="003b6c64" style:font-size-asian="12pt" style:font-style-asian="normal" style:font-weight-asian="normal" style:font-name-complex="Times New Roman" style:font-size-complex="12pt" style:font-weight-complex="bold" style:text-emphasize="none"/>
    </style:style>
    <style:style style:name="P186"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7969f" officeooo:paragraph-rsid="00394366" style:font-size-asian="12pt" style:font-style-asian="normal" style:font-weight-asian="normal" style:font-name-complex="Times New Roman" style:font-size-complex="12pt" style:font-weight-complex="bold" style:text-emphasize="none"/>
    </style:style>
    <style:style style:name="P187"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5078f" officeooo:paragraph-rsid="0037969f" style:font-size-asian="12pt" style:font-style-asian="normal" style:font-weight-asian="normal" style:font-name-complex="Times New Roman" style:font-size-complex="12pt" style:font-weight-complex="bold" style:text-emphasize="none"/>
    </style:style>
    <style:style style:name="P188"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5c1c4" officeooo:paragraph-rsid="0035c1c4" style:font-size-asian="12pt" style:font-style-asian="normal" style:font-weight-asian="normal" style:font-name-complex="Times New Roman" style:font-size-complex="12pt" style:font-weight-complex="bold" style:text-emphasize="none"/>
    </style:style>
    <style:style style:name="P189"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5c1c4" officeooo:paragraph-rsid="0037969f" style:font-size-asian="12pt" style:font-style-asian="normal" style:font-weight-asian="normal" style:font-name-complex="Times New Roman" style:font-size-complex="12pt" style:font-weight-complex="bold" style:text-emphasize="none"/>
    </style:style>
    <style:style style:name="P190"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78bf3" officeooo:paragraph-rsid="00378bf3" style:font-size-asian="12pt" style:font-style-asian="normal" style:font-weight-asian="normal" style:font-name-complex="Times New Roman" style:font-size-complex="12pt" style:font-weight-complex="bold" style:text-emphasize="none"/>
    </style:style>
    <style:style style:name="P191"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1b3c3" officeooo:paragraph-rsid="0031b3c3" style:font-size-asian="12pt" style:font-style-asian="normal" style:font-weight-asian="normal" style:font-name-complex="Times New Roman" style:font-size-complex="12pt" style:font-weight-complex="bold" style:text-emphasize="none"/>
    </style:style>
    <style:style style:name="P192"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25961" officeooo:paragraph-rsid="00325961" style:font-size-asian="12pt" style:font-style-asian="normal" style:font-weight-asian="normal" style:font-name-complex="Times New Roman" style:font-size-complex="12pt" style:font-weight-complex="bold" style:text-emphasize="none"/>
    </style:style>
    <style:style style:name="P193"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1e76f5" officeooo:paragraph-rsid="002bedc3" style:font-size-asian="12pt" style:font-style-asian="normal" style:font-weight-asian="normal" style:font-name-complex="Times New Roman" style:font-size-complex="12pt" style:font-weight-complex="bold" style:text-emphasize="none"/>
    </style:style>
    <style:style style:name="P194"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1e76f5" officeooo:paragraph-rsid="002944fb" style:font-size-asian="12pt" style:font-style-asian="normal" style:font-weight-asian="normal" style:font-name-complex="Times New Roman" style:font-size-complex="12pt" style:font-weight-complex="bold" style:text-emphasize="none"/>
    </style:style>
    <style:style style:name="P195"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1e76f5" officeooo:paragraph-rsid="00277f49" style:font-size-asian="12pt" style:font-style-asian="normal" style:font-weight-asian="normal" style:font-name-complex="Times New Roman" style:font-size-complex="12pt" style:font-weight-complex="bold" style:text-emphasize="none"/>
    </style:style>
    <style:style style:name="P196"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1e76f5" officeooo:paragraph-rsid="00242497" style:font-size-asian="12pt" style:font-style-asian="normal" style:font-weight-asian="normal" style:font-name-complex="Times New Roman" style:font-size-complex="12pt" style:font-weight-complex="bold" style:text-emphasize="none"/>
    </style:style>
    <style:style style:name="P197"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1e76f5" officeooo:paragraph-rsid="00236d91" style:font-size-asian="12pt" style:font-style-asian="normal" style:font-weight-asian="normal" style:font-name-complex="Times New Roman" style:font-size-complex="12pt" style:font-weight-complex="bold" style:text-emphasize="none"/>
    </style:style>
    <style:style style:name="P198"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1e76f5" officeooo:paragraph-rsid="0022a19a" style:font-size-asian="12pt" style:font-style-asian="normal" style:font-weight-asian="normal" style:font-name-complex="Times New Roman" style:font-size-complex="12pt" style:font-weight-complex="bold" style:text-emphasize="none"/>
    </style:style>
    <style:style style:name="P199"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1e76f5" officeooo:paragraph-rsid="0022739f" style:font-size-asian="12pt" style:font-style-asian="normal" style:font-weight-asian="normal" style:font-name-complex="Times New Roman" style:font-size-complex="12pt" style:font-weight-complex="bold" style:text-emphasize="none"/>
    </style:style>
    <style:style style:name="P200"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77f49" officeooo:paragraph-rsid="002bedc3" style:font-size-asian="12pt" style:font-style-asian="normal" style:font-weight-asian="normal" style:font-name-complex="Times New Roman" style:font-size-complex="12pt" style:font-weight-complex="bold" style:text-emphasize="none"/>
    </style:style>
    <style:style style:name="P201"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77f49" officeooo:paragraph-rsid="002f4117" style:font-size-asian="12pt" style:font-style-asian="normal" style:font-weight-asian="normal" style:font-name-complex="Times New Roman" style:font-size-complex="12pt" style:font-weight-complex="bold" style:text-emphasize="none"/>
    </style:style>
    <style:style style:name="P202"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77f49" officeooo:paragraph-rsid="002944fb" style:font-size-asian="12pt" style:font-style-asian="normal" style:font-weight-asian="normal" style:font-name-complex="Times New Roman" style:font-size-complex="12pt" style:font-weight-complex="bold" style:text-emphasize="none"/>
    </style:style>
    <style:style style:name="P203"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77f49" officeooo:paragraph-rsid="00277f49" style:font-size-asian="12pt" style:font-style-asian="normal" style:font-weight-asian="normal" style:font-name-complex="Times New Roman" style:font-size-complex="12pt" style:font-weight-complex="bold" style:text-emphasize="none"/>
    </style:style>
    <style:style style:name="P204"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88e3b" officeooo:paragraph-rsid="00288e3b" style:font-size-asian="12pt" style:font-style-asian="normal" style:font-weight-asian="normal" style:font-name-complex="Times New Roman" style:font-size-complex="12pt" style:font-weight-complex="bold" style:text-emphasize="none"/>
    </style:style>
    <style:style style:name="P205"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42497" officeooo:paragraph-rsid="00242497" style:font-size-asian="12pt" style:font-style-asian="normal" style:font-weight-asian="normal" style:font-name-complex="Times New Roman" style:font-size-complex="12pt" style:font-weight-complex="bold" style:text-emphasize="none"/>
    </style:style>
    <style:style style:name="P206"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4ed3c" officeooo:paragraph-rsid="0024ed3c" style:font-size-asian="12pt" style:font-style-asian="normal" style:font-weight-asian="normal" style:font-name-complex="Times New Roman" style:font-size-complex="12pt" style:font-weight-complex="bold" style:text-emphasize="none"/>
    </style:style>
    <style:style style:name="P207"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2739f" officeooo:paragraph-rsid="0022739f" style:font-size-asian="12pt" style:font-style-asian="normal" style:font-weight-asian="normal" style:font-name-complex="Times New Roman" style:font-size-complex="12pt" style:font-weight-complex="bold" style:text-emphasize="none"/>
    </style:style>
    <style:style style:name="P208"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2739f" officeooo:paragraph-rsid="0022a19a" style:font-size-asian="12pt" style:font-style-asian="normal" style:font-weight-asian="normal" style:font-name-complex="Times New Roman" style:font-size-complex="12pt" style:font-weight-complex="bold" style:text-emphasize="none"/>
    </style:style>
    <style:style style:name="P209"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174d77" officeooo:paragraph-rsid="001e76f5" style:font-size-asian="12pt" style:font-style-asian="normal" style:font-weight-asian="normal" style:font-name-complex="Times New Roman" style:font-size-complex="12pt" style:font-weight-complex="bold" style:text-emphasize="none"/>
    </style:style>
    <style:style style:name="P210"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174d77" officeooo:paragraph-rsid="0022a19a" style:font-size-asian="12pt" style:font-style-asian="normal" style:font-weight-asian="normal" style:font-name-complex="Times New Roman" style:font-size-complex="12pt" style:font-weight-complex="bold" style:text-emphasize="none"/>
    </style:style>
    <style:style style:name="P211"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174d77" officeooo:paragraph-rsid="0022739f" style:font-size-asian="12pt" style:font-style-asian="normal" style:font-weight-asian="normal" style:font-name-complex="Times New Roman" style:font-size-complex="12pt" style:font-weight-complex="bold" style:text-emphasize="none"/>
    </style:style>
    <style:style style:name="P212"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174d77" officeooo:paragraph-rsid="001d56de" style:font-size-asian="12pt" style:font-style-asian="normal" style:font-weight-asian="normal" style:font-name-complex="Times New Roman" style:font-size-complex="12pt" style:font-weight-complex="bold" style:text-emphasize="none"/>
    </style:style>
    <style:style style:name="P213"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174d77" officeooo:paragraph-rsid="00174d77" style:font-size-asian="12pt" style:font-style-asian="normal" style:font-weight-asian="normal" style:font-name-complex="Times New Roman" style:font-size-complex="12pt" style:font-weight-complex="bold" style:text-emphasize="none"/>
    </style:style>
    <style:style style:name="P214"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174d77" officeooo:paragraph-rsid="001a1ae6" style:font-size-asian="12pt" style:font-style-asian="normal" style:font-weight-asian="normal" style:font-name-complex="Times New Roman" style:font-size-complex="12pt" style:font-weight-complex="bold" style:text-emphasize="none"/>
    </style:style>
    <style:style style:name="P215"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1fac48" officeooo:paragraph-rsid="0022739f" style:font-size-asian="12pt" style:font-style-asian="normal" style:font-weight-asian="normal" style:font-name-complex="Times New Roman" style:font-size-complex="12pt" style:font-weight-complex="bold" style:text-emphasize="none"/>
    </style:style>
    <style:style style:name="P216"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style:font-name="Times New Roman" fo:font-size="12pt" fo:language="en" fo:country="US" fo:font-style="normal" fo:text-shadow="none" style:text-underline-style="none" fo:font-weight="normal" officeooo:rsid="00739b5f" officeooo:paragraph-rsid="00739b5f" style:font-name-asian="Calibri" style:font-size-asian="12pt" style:language-asian="zh" style:country-asian="CN" style:font-style-asian="normal" style:font-weight-asian="normal" style:font-name-complex="Times New Roman" style:font-size-complex="12pt" style:language-complex="ar" style:country-complex="SA" style:font-weight-complex="bold" style:text-emphasize="none"/>
    </style:style>
    <style:style style:name="P217"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fo:font-size="12pt" fo:font-style="normal" fo:text-shadow="none" style:text-underline-style="none" fo:font-weight="normal" officeooo:paragraph-rsid="001a1ae6" style:font-size-asian="12pt" style:font-style-asian="normal" style:font-weight-asian="normal" style:font-size-complex="12pt" style:font-weight-complex="bold" style:text-emphasize="none"/>
    </style:style>
    <style:style style:name="P218" style:family="paragraph" style:parent-style-name="Text_20_body" style:list-style-name="WW8Num2">
      <loext:graphic-properties draw:fill="solid" draw:fill-color="#ffffff" draw:opacity="100%"/>
      <style:paragraph-properties fo:margin-left="1.27cm" fo:margin-right="0cm" fo:margin-top="0cm" fo:margin-bottom="0.203cm" style:contextual-spacing="true" fo:text-indent="-0.762cm" style:auto-text-indent="false" fo:background-color="#ffffff"/>
      <style:text-properties fo:color="#000000" loext:opacity="100%" style:text-outline="false" style:text-line-through-style="none" style:text-line-through-type="none" fo:font-size="12pt" fo:font-style="normal" fo:text-shadow="none" style:text-underline-style="none" fo:font-weight="normal" officeooo:paragraph-rsid="00161937" style:font-size-asian="12pt" style:font-style-asian="normal" style:font-weight-asian="normal" style:font-size-complex="12pt" style:font-weight-complex="bold" style:text-emphasize="none"/>
    </style:style>
    <style:style style:name="P219" style:family="paragraph" style:parent-style-name="Text_20_body" style:list-style-name="WW8Num2">
      <loext:graphic-properties draw:fill="solid" draw:fill-color="#ffffff" draw:opacity="100%"/>
      <style:paragraph-properties fo:margin-left="1.27cm" fo:margin-right="0cm" fo:margin-top="0cm" fo:margin-bottom="0.203cm" style:contextual-spacing="true" fo:text-indent="-0.762cm" style:auto-text-indent="false" fo:background-color="#ffffff"/>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weight-complex="bold" style:text-emphasize="none"/>
    </style:style>
    <style:style style:name="P220" style:family="paragraph" style:parent-style-name="Text_20_body" style:list-style-name="WW8Num2">
      <loext:graphic-properties draw:fill="solid" draw:fill-color="#ffffff" draw:opacity="100%"/>
      <style:paragraph-properties fo:margin-left="1.27cm" fo:margin-right="0cm" fo:margin-top="0cm" fo:margin-bottom="0.203cm" style:contextual-spacing="true" fo:text-indent="-0.762cm" style:auto-text-indent="false" fo:background-color="#ffffff"/>
      <style:text-properties fo:color="#000000" loext:opacity="100%" style:text-outline="false" style:text-line-through-style="none" style:text-line-through-type="none" fo:font-size="12pt" fo:font-style="normal" fo:text-shadow="none" style:text-underline-style="none" fo:font-weight="normal" officeooo:rsid="00161937" officeooo:paragraph-rsid="00161937" style:font-size-asian="12pt" style:font-style-asian="normal" style:font-weight-asian="normal" style:font-size-complex="12pt" style:font-weight-complex="bold" style:text-emphasize="none"/>
    </style:style>
    <style:style style:name="P221" style:family="paragraph" style:parent-style-name="Text_20_body" style:list-style-name="WW8Num2">
      <loext:graphic-properties draw:fill="solid" draw:fill-color="#ffffff" draw:opacity="100%"/>
      <style:paragraph-properties fo:margin-left="1.27cm" fo:margin-right="0cm" fo:margin-top="0cm" fo:margin-bottom="0.203cm" style:contextual-spacing="true" fo:text-indent="-0.762cm" style:auto-text-indent="false" fo:background-color="#ffffff"/>
      <style:text-properties fo:color="#000000" loext:opacity="100%" style:text-outline="false" style:text-line-through-style="none" style:text-line-through-type="none" fo:font-size="12pt" fo:font-style="normal" fo:text-shadow="none" style:text-underline-style="none" fo:font-weight="normal" officeooo:rsid="00173099" officeooo:paragraph-rsid="00173099" style:font-size-asian="12pt" style:font-style-asian="normal" style:font-weight-asian="normal" style:font-size-complex="12pt" style:font-weight-complex="bold" style:text-emphasize="none"/>
    </style:style>
    <style:style style:name="P222" style:family="paragraph" style:parent-style-name="Text_20_body" style:list-style-name="WW8Num27">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weight-complex="bold" style:text-emphasize="none"/>
    </style:style>
    <style:style style:name="P223" style:family="paragraph" style:parent-style-name="Text_20_body" style:list-style-name="WW8Num17">
      <loext:graphic-properties draw:fill="solid" draw:fill-color="#ffffff" draw:opacity="100%"/>
      <style:paragraph-properties fo:margin-top="0cm" fo:margin-bottom="0.203cm" style:contextual-spacing="true" fo:background-color="#ffffff"/>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weight-complex="bold" style:text-emphasize="none"/>
    </style:style>
    <style:style style:name="P224"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style:font-name="Times New Roman" fo:font-size="12pt" officeooo:rsid="0089915f" officeooo:paragraph-rsid="0089915f" style:font-size-asian="12pt" style:font-size-complex="12pt"/>
    </style:style>
    <style:style style:name="P225"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rsid="007d8d1f" officeooo:paragraph-rsid="007d8d1f"/>
    </style:style>
    <style:style style:name="P226"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rsid="007f3a25" officeooo:paragraph-rsid="007f3a25"/>
    </style:style>
    <style:style style:name="P227"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rsid="00739b5f" officeooo:paragraph-rsid="00739b5f"/>
    </style:style>
    <style:style style:name="P228"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rsid="00704b54" officeooo:paragraph-rsid="00704b54"/>
    </style:style>
    <style:style style:name="P229"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rsid="006faf20" officeooo:paragraph-rsid="00704b54"/>
    </style:style>
    <style:style style:name="P230"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rsid="006faf20" officeooo:paragraph-rsid="006faf20"/>
    </style:style>
    <style:style style:name="P231"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rsid="005f58f4" officeooo:paragraph-rsid="005f58f4"/>
    </style:style>
    <style:style style:name="P232"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rsid="005f58f4" officeooo:paragraph-rsid="005fd7d7"/>
    </style:style>
    <style:style style:name="P233"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rsid="00614c66" officeooo:paragraph-rsid="00614c66"/>
    </style:style>
    <style:style style:name="P234"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rsid="003ab5cf" officeooo:paragraph-rsid="003ab5cf"/>
    </style:style>
    <style:style style:name="P235"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fo:color="#000000" loext:opacity="100%" officeooo:rsid="001bdcc5" officeooo:paragraph-rsid="001bdcc5"/>
    </style:style>
    <style:style style:name="P236" style:family="paragraph" style:parent-style-name="Text_20_body" style:list-style-name="WW8Num17">
      <loext:graphic-properties draw:fill="solid" draw:fill-color="#ffffff" draw:opacity="100%"/>
      <style:paragraph-properties fo:margin-top="0cm" fo:margin-bottom="0.203cm" style:contextual-spacing="true" fo:background-color="#ffffff"/>
      <style:text-properties fo:color="#000000" loext:opacity="100%"/>
    </style:style>
    <style:style style:name="P237" style:family="paragraph" style:parent-style-name="Text_20_body" style:list-style-name="WW8Num28">
      <loext:graphic-properties draw:fill="solid" draw:fill-color="#ffffff" draw:opacity="100%"/>
      <style:paragraph-properties fo:margin-top="0cm" fo:margin-bottom="0.203cm" style:contextual-spacing="true" fo:background-color="#ffffff"/>
      <style:text-properties fo:color="#000000" loext:opacity="100%" style:font-size-complex="12pt"/>
    </style:style>
    <style:style style:name="P238" style:family="paragraph" style:parent-style-name="Text_20_body" style:list-style-name="WW8Num28">
      <loext:graphic-properties draw:fill="solid" draw:fill-color="#ffffff" draw:opacity="100%"/>
      <style:paragraph-properties fo:margin-top="0cm" fo:margin-bottom="0.203cm" style:contextual-spacing="true" fo:background-color="#ffffff"/>
      <style:text-properties fo:color="#000000" loext:opacity="100%"/>
    </style:style>
    <style:style style:name="P239" style:family="paragraph" style:parent-style-name="Text_20_body" style:list-style-name="WW8Num2">
      <loext:graphic-properties draw:fill="solid" draw:fill-color="#ffffff" draw:opacity="100%"/>
      <style:paragraph-properties fo:margin-top="0cm" fo:margin-bottom="0.203cm" style:contextual-spacing="true" fo:background-color="#ffffff"/>
      <style:text-properties officeooo:rsid="0089915f" officeooo:paragraph-rsid="0089915f"/>
    </style:style>
    <style:style style:name="T1" style:family="text">
      <style:text-properties style:font-size-complex="12pt"/>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name-asian="Times New Roman"/>
    </style:style>
    <style:style style:name="T5" style:family="text">
      <style:text-properties style:font-name-asian="Times New Roman" style:font-size-complex="12pt"/>
    </style:style>
    <style:style style:name="T6" style:family="text">
      <style:text-properties fo:font-style="italic" style:font-style-asian="italic" style:font-size-complex="12pt"/>
    </style:style>
    <style:style style:name="T7" style:family="text">
      <style:text-properties officeooo:rsid="00161937"/>
    </style:style>
    <style:style style:name="T8" style:family="text">
      <style:text-properties officeooo:rsid="00174d77"/>
    </style:style>
    <style:style style:name="T9" style:family="text">
      <style:text-properties officeooo:rsid="0018ebd9"/>
    </style:style>
    <style:style style:name="T10" style:family="text">
      <style:text-properties style:font-name="Times New Roman" officeooo:rsid="0018ebd9" style:font-name-complex="Times New Roman"/>
    </style:style>
    <style:style style:name="T11" style:family="text">
      <style:text-properties style:font-name="Times New Roman" officeooo:rsid="00174d77" style:font-name-complex="Times New Roman"/>
    </style:style>
    <style:style style:name="T12" style:family="text">
      <style:text-properties officeooo:rsid="001a1ae6"/>
    </style:style>
    <style:style style:name="T13" style:family="text">
      <style:text-properties officeooo:rsid="001bccb3"/>
    </style:style>
    <style:style style:name="T14" style:family="text">
      <style:text-properties officeooo:rsid="001d1920"/>
    </style:style>
    <style:style style:name="T15" style:family="text">
      <style:text-properties officeooo:rsid="001e76f5"/>
    </style:style>
    <style:style style:name="T16" style:family="text">
      <style:text-properties officeooo:rsid="0022739f"/>
    </style:style>
    <style:style style:name="T17" style:family="text">
      <style:text-properties officeooo:rsid="0022a19a"/>
    </style:style>
    <style:style style:name="T18" style:family="text">
      <style:text-properties officeooo:rsid="00236d91"/>
    </style:style>
    <style:style style:name="T19" style:family="text">
      <style:text-properties officeooo:rsid="00242497"/>
    </style:style>
    <style:style style:name="T20" style:family="text">
      <style:text-properties officeooo:rsid="0024ed3c"/>
    </style:style>
    <style:style style:name="T21" style:family="text">
      <style:text-properties officeooo:rsid="0026e27b"/>
    </style:style>
    <style:style style:name="T22" style:family="text">
      <style:text-properties officeooo:rsid="00277f49"/>
    </style:style>
    <style:style style:name="T23" style:family="text">
      <style:text-properties officeooo:rsid="00288e3b"/>
    </style:style>
    <style:style style:name="T24" style:family="text">
      <style:text-properties officeooo:rsid="002944fb"/>
    </style:style>
    <style:style style:name="T25" style:family="text">
      <style:text-properties officeooo:rsid="002bedc3"/>
    </style:style>
    <style:style style:name="T26" style:family="text">
      <style:text-properties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text-emphasize="none"/>
    </style:style>
    <style:style style:name="T27" style:family="text">
      <style:text-properties style:text-outline="false" style:text-line-through-style="none" style:text-line-through-type="none" style:font-name="Times New Roman" fo:font-size="12pt" fo:font-style="normal" fo:text-shadow="none" style:text-underline-style="none" fo:font-weight="normal" officeooo:rsid="002bf2e8" style:font-size-asian="12pt" style:font-style-asian="normal" style:font-weight-asian="normal" style:font-size-complex="12pt" style:text-emphasize="none"/>
    </style:style>
    <style:style style:name="T28" style:family="text">
      <style:text-properties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weight-complex="bold" style:text-emphasize="none"/>
    </style:style>
    <style:style style:name="T29" style:family="text">
      <style:text-properties style:text-outline="false" style:text-line-through-style="none" style:text-line-through-type="none" style:font-name="Times New Roman" fo:font-size="12pt" fo:font-style="normal" fo:text-shadow="none" style:text-underline-style="none" fo:font-weight="normal" officeooo:rsid="006d4a3b" style:font-size-asian="12pt" style:font-style-asian="normal" style:font-weight-asian="normal" style:font-name-complex="Times New Roman" style:font-size-complex="12pt" style:font-weight-complex="bold" style:text-emphasize="none"/>
    </style:style>
    <style:style style:name="T30" style:family="text">
      <style:text-properties style:text-outline="false" style:text-line-through-style="none" style:text-line-through-type="none" style:font-name="Times New Roman" fo:font-size="12pt" fo:font-style="normal" fo:text-shadow="none" style:text-underline-style="none" fo:font-weight="normal" officeooo:rsid="00739b5f" style:font-size-asian="12pt" style:font-style-asian="normal" style:font-weight-asian="normal" style:font-name-complex="Times New Roman" style:font-size-complex="12pt" style:font-weight-complex="bold" style:text-emphasize="none"/>
    </style:style>
    <style:style style:name="T31" style:family="text">
      <style:text-properties style:text-outline="false" style:text-line-through-style="none" style:text-line-through-type="none" style:font-name="Times New Roman" fo:font-size="12pt" fo:font-style="normal" fo:text-shadow="none" style:text-underline-style="none" fo:font-weight="normal" officeooo:rsid="00753eea" style:font-size-asian="12pt" style:font-style-asian="normal" style:font-weight-asian="normal" style:font-name-complex="Times New Roman" style:font-size-complex="12pt" style:font-weight-complex="bold" style:text-emphasize="none"/>
    </style:style>
    <style:style style:name="T32" style:family="text">
      <style:text-properties style:text-outline="false" style:text-line-through-style="none" style:text-line-through-type="none" style:font-name="Times New Roman" fo:font-size="12pt" fo:font-style="normal" fo:text-shadow="none" style:text-underline-style="none" fo:font-weight="normal" officeooo:rsid="006faf20" style:font-size-asian="12pt" style:font-style-asian="normal" style:font-weight-asian="normal" style:font-name-complex="Times New Roman" style:font-size-complex="12pt" style:font-weight-complex="bold" style:text-emphasize="none"/>
    </style:style>
    <style:style style:name="T33" style:family="text">
      <style:text-properties style:text-outline="false" style:text-line-through-style="none" style:text-line-through-type="none" style:font-name="Times New Roman" fo:font-size="12pt" fo:font-style="normal" fo:text-shadow="none" style:text-underline-style="none" fo:font-weight="normal" officeooo:rsid="0053d627" style:font-size-asian="12pt" style:font-style-asian="normal" style:font-weight-asian="normal" style:font-name-complex="Times New Roman" style:font-size-complex="12pt" style:font-weight-complex="bold" style:text-emphasize="none"/>
    </style:style>
    <style:style style:name="T34" style:family="text">
      <style:text-properties style:text-outline="false" style:text-line-through-style="none" style:text-line-through-type="none" style:font-name="Times New Roman" fo:font-size="12pt" fo:font-style="normal" fo:text-shadow="none" style:text-underline-style="none" fo:font-weight="normal" officeooo:rsid="0070de62" style:font-size-asian="12pt" style:font-style-asian="normal" style:font-weight-asian="normal" style:font-name-complex="Times New Roman" style:font-size-complex="12pt" style:font-weight-complex="bold" style:text-emphasize="none"/>
    </style:style>
    <style:style style:name="T35" style:family="text">
      <style:text-properties style:text-outline="false" style:text-line-through-style="none" style:text-line-through-type="none" style:font-name="Times New Roman" fo:font-size="12pt" fo:font-style="normal" fo:text-shadow="none" style:text-underline-style="none" fo:font-weight="normal" officeooo:rsid="006b91a9" style:font-size-asian="12pt" style:font-style-asian="normal" style:font-weight-asian="normal" style:font-name-complex="Times New Roman" style:font-size-complex="12pt" style:font-weight-complex="bold" style:text-emphasize="none"/>
    </style:style>
    <style:style style:name="T36" style:family="text">
      <style:text-properties style:text-outline="false" style:text-line-through-style="none" style:text-line-through-type="none" style:font-name="Times New Roman" fo:font-size="12pt" fo:font-style="normal" fo:text-shadow="none" style:text-underline-style="none" fo:font-weight="normal" officeooo:rsid="00704b54" style:font-size-asian="12pt" style:font-style-asian="normal" style:font-weight-asian="normal" style:font-name-complex="Times New Roman" style:font-size-complex="12pt" style:font-weight-complex="bold" style:text-emphasize="none"/>
    </style:style>
    <style:style style:name="T37" style:family="text">
      <style:text-properties style:text-outline="false" style:text-line-through-style="none" style:text-line-through-type="none" style:font-name="Times New Roman" fo:font-size="12pt" fo:font-style="normal" fo:text-shadow="none" style:text-underline-style="none" fo:font-weight="normal" officeooo:rsid="006c7cc8" style:font-size-asian="12pt" style:font-style-asian="normal" style:font-weight-asian="normal" style:font-name-complex="Times New Roman" style:font-size-complex="12pt" style:font-weight-complex="bold" style:text-emphasize="none"/>
    </style:style>
    <style:style style:name="T38" style:family="text">
      <style:text-properties style:text-outline="false" style:text-line-through-style="none" style:text-line-through-type="none" style:font-name="Times New Roman" fo:font-size="12pt" fo:font-style="normal" fo:text-shadow="none" style:text-underline-style="none" fo:font-weight="normal" officeooo:rsid="0064c725" style:font-size-asian="12pt" style:font-style-asian="normal" style:font-weight-asian="normal" style:font-name-complex="Times New Roman" style:font-size-complex="12pt" style:font-weight-complex="bold" style:text-emphasize="none"/>
    </style:style>
    <style:style style:name="T39" style:family="text">
      <style:text-properties style:text-outline="false" style:text-line-through-style="none" style:text-line-through-type="none" style:font-name="Times New Roman" fo:font-size="12pt" fo:font-style="normal" fo:text-shadow="none" style:text-underline-style="none" fo:font-weight="normal" officeooo:rsid="00677cd4" style:font-size-asian="12pt" style:font-style-asian="normal" style:font-weight-asian="normal" style:font-name-complex="Times New Roman" style:font-size-complex="12pt" style:font-weight-complex="bold" style:text-emphasize="none"/>
    </style:style>
    <style:style style:name="T40" style:family="text">
      <style:text-properties style:text-outline="false" style:text-line-through-style="none" style:text-line-through-type="none" style:font-name="Times New Roman" fo:font-size="12pt" fo:font-style="normal" fo:text-shadow="none" style:text-underline-style="none" fo:font-weight="normal" officeooo:rsid="00650086" style:font-size-asian="12pt" style:font-style-asian="normal" style:font-weight-asian="normal" style:font-name-complex="Times New Roman" style:font-size-complex="12pt" style:font-weight-complex="bold" style:text-emphasize="none"/>
    </style:style>
    <style:style style:name="T41" style:family="text">
      <style:text-properties style:text-outline="false" style:text-line-through-style="none" style:text-line-through-type="none" style:font-name="Times New Roman" fo:font-size="12pt" fo:font-style="normal" fo:text-shadow="none" style:text-underline-style="none" fo:font-weight="normal" officeooo:rsid="0062e54b" style:font-size-asian="12pt" style:font-style-asian="normal" style:font-weight-asian="normal" style:font-name-complex="Times New Roman" style:font-size-complex="12pt" style:font-weight-complex="bold" style:text-emphasize="none"/>
    </style:style>
    <style:style style:name="T42" style:family="text">
      <style:text-properties style:text-outline="false" style:text-line-through-style="none" style:text-line-through-type="none" style:font-name="Times New Roman" fo:font-size="12pt" fo:font-style="normal" fo:text-shadow="none" style:text-underline-style="none" fo:font-weight="normal" officeooo:rsid="005233d8" style:font-size-asian="12pt" style:font-style-asian="normal" style:font-weight-asian="normal" style:font-name-complex="Times New Roman" style:font-size-complex="12pt" style:font-weight-complex="bold" style:text-emphasize="none"/>
    </style:style>
    <style:style style:name="T43" style:family="text">
      <style:text-properties style:text-outline="false" style:text-line-through-style="none" style:text-line-through-type="none" style:font-name="Times New Roman" fo:font-size="12pt" fo:font-style="normal" fo:text-shadow="none" style:text-underline-style="none" fo:font-weight="normal" officeooo:rsid="005f58f4" style:font-size-asian="12pt" style:font-style-asian="normal" style:font-weight-asian="normal" style:font-name-complex="Times New Roman" style:font-size-complex="12pt" style:font-weight-complex="bold" style:text-emphasize="none"/>
    </style:style>
    <style:style style:name="T44" style:family="text">
      <style:text-properties style:text-outline="false" style:text-line-through-style="none" style:text-line-through-type="none" style:font-name="Times New Roman" fo:font-size="12pt" fo:font-style="normal" fo:text-shadow="none" style:text-underline-style="none" fo:font-weight="normal" officeooo:rsid="005fd7d7" style:font-size-asian="12pt" style:font-style-asian="normal" style:font-weight-asian="normal" style:font-name-complex="Times New Roman" style:font-size-complex="12pt" style:font-weight-complex="bold" style:text-emphasize="none"/>
    </style:style>
    <style:style style:name="T45" style:family="text">
      <style:text-properties style:text-outline="false" style:text-line-through-style="none" style:text-line-through-type="none" style:font-name="Times New Roman" fo:font-size="12pt" fo:font-style="normal" fo:text-shadow="none" style:text-underline-style="none" fo:font-weight="normal" officeooo:rsid="005ba914" style:font-size-asian="12pt" style:font-style-asian="normal" style:font-weight-asian="normal" style:font-name-complex="Times New Roman" style:font-size-complex="12pt" style:font-weight-complex="bold" style:text-emphasize="none"/>
    </style:style>
    <style:style style:name="T46" style:family="text">
      <style:text-properties style:text-outline="false" style:text-line-through-style="none" style:text-line-through-type="none" style:font-name="Times New Roman" fo:font-size="12pt" fo:font-style="normal" fo:text-shadow="none" style:text-underline-style="none" fo:font-weight="normal" officeooo:rsid="005a306a" style:font-size-asian="12pt" style:font-style-asian="normal" style:font-weight-asian="normal" style:font-name-complex="Times New Roman" style:font-size-complex="12pt" style:font-weight-complex="bold" style:text-emphasize="none"/>
    </style:style>
    <style:style style:name="T47" style:family="text">
      <style:text-properties style:text-outline="false" style:text-line-through-style="none" style:text-line-through-type="none" style:font-name="Times New Roman" fo:font-size="12pt" fo:font-style="normal" fo:text-shadow="none" style:text-underline-style="none" fo:font-weight="normal" officeooo:rsid="005acb3f" style:font-size-asian="12pt" style:font-style-asian="normal" style:font-weight-asian="normal" style:font-name-complex="Times New Roman" style:font-size-complex="12pt" style:font-weight-complex="bold" style:text-emphasize="none"/>
    </style:style>
    <style:style style:name="T48" style:family="text">
      <style:text-properties style:text-outline="false" style:text-line-through-style="none" style:text-line-through-type="none" style:font-name="Times New Roman" fo:font-size="12pt" fo:font-style="normal" fo:text-shadow="none" style:text-underline-style="none" fo:font-weight="normal" officeooo:rsid="0041efd7" style:font-size-asian="12pt" style:font-style-asian="normal" style:font-weight-asian="normal" style:font-name-complex="Times New Roman" style:font-size-complex="12pt" style:font-weight-complex="bold" style:text-emphasize="none"/>
    </style:style>
    <style:style style:name="T49" style:family="text">
      <style:text-properties style:text-outline="false" style:text-line-through-style="none" style:text-line-through-type="none" style:font-name="Times New Roman" fo:font-size="12pt" fo:font-style="normal" fo:text-shadow="none" style:text-underline-style="none" fo:font-weight="normal" officeooo:rsid="00394366" style:font-size-asian="12pt" style:font-style-asian="normal" style:font-weight-asian="normal" style:font-name-complex="Times New Roman" style:font-size-complex="12pt" style:font-weight-complex="bold" style:text-emphasize="none"/>
    </style:style>
    <style:style style:name="T50" style:family="text">
      <style:text-properties style:text-outline="false" style:text-line-through-style="none" style:text-line-through-type="none" style:font-name="Times New Roman" fo:font-size="12pt" fo:font-style="normal" fo:text-shadow="none" style:text-underline-style="none" fo:font-weight="normal" officeooo:rsid="003ab5cf" style:font-size-asian="12pt" style:font-style-asian="normal" style:font-weight-asian="normal" style:font-name-complex="Times New Roman" style:font-size-complex="12pt" style:font-weight-complex="bold" style:text-emphasize="none"/>
    </style:style>
    <style:style style:name="T51" style:family="text">
      <style:text-properties style:text-outline="false" style:text-line-through-style="none" style:text-line-through-type="none" style:font-name="Times New Roman" fo:font-size="12pt" fo:font-style="normal" fo:text-shadow="none" style:text-underline-style="none" fo:font-weight="normal" officeooo:rsid="003b6c64" style:font-size-asian="12pt" style:font-style-asian="normal" style:font-weight-asian="normal" style:font-name-complex="Times New Roman" style:font-size-complex="12pt" style:font-weight-complex="bold" style:text-emphasize="none"/>
    </style:style>
    <style:style style:name="T52" style:family="text">
      <style:text-properties style:text-outline="false" style:text-line-through-style="none" style:text-line-through-type="none" style:font-name="Times New Roman" fo:font-size="12pt" fo:font-style="normal" fo:text-shadow="none" style:text-underline-style="none" fo:font-weight="normal" officeooo:rsid="00277f49" style:font-size-asian="12pt" style:font-style-asian="normal" style:font-weight-asian="normal" style:font-name-complex="Times New Roman" style:font-size-complex="12pt" style:font-weight-complex="bold" style:text-emphasize="none"/>
    </style:style>
    <style:style style:name="T53" style:family="text">
      <style:text-properties style:text-outline="false" style:text-line-through-style="none" style:text-line-through-type="none" style:font-name="Times New Roman" fo:font-size="12pt" fo:font-style="normal" fo:text-shadow="none" style:text-underline-style="none" fo:font-weight="normal" officeooo:rsid="001e76f5" style:font-size-asian="12pt" style:font-style-asian="normal" style:font-weight-asian="normal" style:font-name-complex="Times New Roman" style:font-size-complex="12pt" style:font-weight-complex="bold" style:text-emphasize="none"/>
    </style:style>
    <style:style style:name="T54" style:family="text">
      <style:text-properties style:text-outline="false" style:text-line-through-style="none" style:text-line-through-type="none" style:font-name="Times New Roman" fo:font-size="12pt" fo:font-style="normal" fo:text-shadow="none" style:text-underline-style="none" fo:font-weight="normal" officeooo:rsid="0031b3c3" style:font-size-asian="12pt" style:font-style-asian="normal" style:font-weight-asian="normal" style:font-name-complex="Times New Roman" style:font-size-complex="12pt" style:font-weight-complex="bold" style:text-emphasize="none"/>
    </style:style>
    <style:style style:name="T55" style:family="text">
      <style:text-properties style:text-outline="false" style:text-line-through-style="none" style:text-line-through-type="none" style:font-name="Times New Roman" fo:font-size="12pt" fo:font-style="normal" fo:text-shadow="none" style:text-underline-style="none" fo:font-weight="normal" officeooo:rsid="00174d77" style:font-size-asian="12pt" style:font-style-asian="normal" style:font-weight-asian="normal" style:font-name-complex="Times New Roman" style:font-size-complex="12pt" style:font-weight-complex="bold" style:text-emphasize="none"/>
    </style:style>
    <style:style style:name="T56" style:family="text">
      <style:text-properties style:text-outline="false" style:text-line-through-style="none" style:text-line-through-type="none" style:font-name="Times New Roman" fo:font-size="12pt" fo:font-style="normal" fo:text-shadow="none" style:text-underline-style="none" fo:font-weight="normal" officeooo:rsid="001dd114" style:font-size-asian="12pt" style:font-style-asian="normal" style:font-weight-asian="normal" style:font-name-complex="Times New Roman" style:font-size-complex="12pt" style:font-weight-complex="bold" style:text-emphasize="none"/>
    </style:style>
    <style:style style:name="T57" style:family="text">
      <style:text-properties style:text-outline="false" style:text-line-through-style="none" style:text-line-through-type="none" style:font-name="Times New Roman" fo:font-size="12pt" fo:font-style="normal" fo:text-shadow="none" style:text-underline-style="none" fo:font-weight="normal" officeooo:rsid="001bccb3" style:font-size-asian="12pt" style:font-style-asian="normal" style:font-weight-asian="normal" style:font-name-complex="Times New Roman" style:font-size-complex="12pt" style:font-weight-complex="bold" style:text-emphasize="none"/>
    </style:style>
    <style:style style:name="T58" style:family="text">
      <style:text-properties style:text-outline="false" style:text-line-through-style="none" style:text-line-through-type="none" style:font-name="Times New Roman" fo:font-size="12pt" fo:font-style="normal" fo:text-shadow="none" style:text-underline-style="none" fo:font-weight="normal" officeooo:rsid="001a1ae6" style:font-size-asian="12pt" style:font-style-asian="normal" style:font-weight-asian="normal" style:font-name-complex="Times New Roman" style:font-size-complex="12pt" style:font-weight-complex="bold" style:text-emphasize="none"/>
    </style:style>
    <style:style style:name="T59" style:family="text">
      <style:text-properties style:text-outline="false" style:text-line-through-style="none" style:text-line-through-type="none" style:font-name="Times New Roman" fo:font-size="12pt" fo:font-style="normal" fo:text-shadow="none" style:text-underline-style="none" fo:font-weight="normal" officeooo:rsid="00161937" style:font-size-asian="12pt" style:font-style-asian="normal" style:font-weight-asian="normal" style:font-name-complex="Times New Roman" style:font-size-complex="12pt" style:font-weight-complex="bold" style:text-emphasize="none"/>
    </style:style>
    <style:style style:name="T60" style:family="text">
      <style:text-properties style:text-outline="false" style:text-line-through-style="none" style:text-line-through-type="none" style:font-name="Times New Roman" fo:font-size="12pt" fo:font-style="normal" fo:text-shadow="none" style:text-underline-style="none" fo:font-weight="normal" officeooo:rsid="007884c0" style:font-size-asian="12pt" style:font-style-asian="normal" style:font-weight-asian="normal" style:font-name-complex="Times New Roman" style:font-size-complex="12pt" style:font-weight-complex="bold" style:text-emphasize="none"/>
    </style:style>
    <style:style style:name="T61" style:family="text">
      <style:text-properties style:text-outline="false" style:text-line-through-style="none" style:text-line-through-type="none" style:font-name="Times New Roman" fo:font-size="12pt" fo:font-style="normal" fo:text-shadow="none" style:text-underline-style="none" fo:font-weight="normal" officeooo:rsid="007d8d1f" style:font-size-asian="12pt" style:font-style-asian="normal" style:font-weight-asian="normal" style:font-name-complex="Times New Roman" style:font-size-complex="12pt" style:font-weight-complex="bold" style:text-emphasize="none"/>
    </style:style>
    <style:style style:name="T62" style:family="text">
      <style:text-properties style:text-outline="false" style:text-line-through-style="none" style:text-line-through-type="none" style:font-name="Times New Roman" fo:font-size="12pt" fo:font-style="normal" fo:text-shadow="none" style:text-underline-style="none" fo:font-weight="normal" officeooo:rsid="007f3a25" style:font-size-asian="12pt" style:font-style-asian="normal" style:font-weight-asian="normal" style:font-name-complex="Times New Roman" style:font-size-complex="12pt" style:font-weight-complex="bold" style:text-emphasize="none"/>
    </style:style>
    <style:style style:name="T63" style:family="text">
      <style:text-properties style:text-outline="false" style:text-line-through-style="none" style:text-line-through-type="none" style:font-name="Times New Roman" fo:font-size="12pt" fo:font-style="normal" fo:text-shadow="none" style:text-underline-style="none" fo:font-weight="normal" officeooo:rsid="008040ad" style:font-size-asian="12pt" style:font-style-asian="normal" style:font-weight-asian="normal" style:font-name-complex="Times New Roman" style:font-size-complex="12pt" style:font-weight-complex="bold" style:text-emphasize="none"/>
    </style:style>
    <style:style style:name="T64" style:family="text">
      <style:text-properties style:text-outline="false" style:text-line-through-style="none" style:text-line-through-type="none" style:font-name="Times New Roman" fo:font-size="12pt" fo:font-style="normal" fo:text-shadow="none" style:text-underline-style="none" fo:font-weight="normal" officeooo:rsid="0081fcaa" style:font-size-asian="12pt" style:font-style-asian="normal" style:font-weight-asian="normal" style:font-name-complex="Times New Roman" style:font-size-complex="12pt" style:font-weight-complex="bold" style:text-emphasize="none"/>
    </style:style>
    <style:style style:name="T65" style:family="text">
      <style:text-properties style:text-outline="false" style:text-line-through-style="none" style:text-line-through-type="none" style:font-name="Times New Roman" fo:font-size="12pt" fo:font-style="normal" fo:text-shadow="none" style:text-underline-style="none" fo:font-weight="normal" officeooo:rsid="0084955b" style:font-size-asian="12pt" style:font-style-asian="normal" style:font-weight-asian="normal" style:font-name-complex="Times New Roman" style:font-size-complex="12pt" style:font-weight-complex="bold" style:text-emphasize="none"/>
    </style:style>
    <style:style style:name="T66" style:family="text">
      <style:text-properties style:text-outline="false" style:text-line-through-style="none" style:text-line-through-type="none" style:font-name="Times New Roman" fo:font-size="12pt" fo:font-style="normal" fo:text-shadow="none" style:text-underline-style="none" fo:font-weight="normal" officeooo:rsid="0085a645" style:font-size-asian="12pt" style:font-style-asian="normal" style:font-weight-asian="normal" style:font-name-complex="Times New Roman" style:font-size-complex="12pt" style:font-weight-complex="bold" style:text-emphasize="none"/>
    </style:style>
    <style:style style:name="T67" style:family="text">
      <style:text-properties style:text-outline="false" style:text-line-through-style="none" style:text-line-through-type="none" style:font-name="Times New Roman" fo:font-size="12pt" fo:font-style="normal" fo:text-shadow="none" style:text-underline-style="none" fo:font-weight="normal" officeooo:rsid="008796f3" style:font-size-asian="12pt" style:font-style-asian="normal" style:font-weight-asian="normal" style:font-name-complex="Times New Roman" style:font-size-complex="12pt" style:font-weight-complex="bold" style:text-emphasize="none"/>
    </style:style>
    <style:style style:name="T68" style:family="text">
      <style:text-properties style:text-outline="false" style:text-line-through-style="none" style:text-line-through-type="none" style:font-name="Times New Roman" fo:font-size="12pt" fo:font-style="normal" fo:text-shadow="none" style:text-underline-style="none" fo:font-weight="normal" officeooo:rsid="008844a2" style:font-size-asian="12pt" style:font-style-asian="normal" style:font-weight-asian="normal" style:font-name-complex="Times New Roman" style:font-size-complex="12pt" style:font-weight-complex="bold" style:text-emphasize="none"/>
    </style:style>
    <style:style style:name="T69" style:family="text">
      <style:text-properties style:text-outline="false" style:text-line-through-style="none" style:text-line-through-type="none" style:font-name="Times New Roman" fo:font-size="12pt" fo:font-style="normal" fo:text-shadow="none" style:text-underline-style="none" fo:font-weight="normal" officeooo:rsid="0089915f" style:font-size-asian="12pt" style:font-style-asian="normal" style:font-weight-asian="normal" style:font-name-complex="Times New Roman" style:font-size-complex="12pt" style:font-weight-complex="bold" style:text-emphasize="none"/>
    </style:style>
    <style:style style:name="T70" style:family="text">
      <style:text-properties style:text-outline="false" style:text-line-through-style="none" style:text-line-through-type="none" style:font-name="Times New Roman" fo:font-size="12pt" fo:font-style="normal" fo:text-shadow="none" style:text-underline-style="none" fo:font-weight="normal" officeooo:rsid="009043f8" style:font-size-asian="12pt" style:font-style-asian="normal" style:font-weight-asian="normal" style:font-name-complex="Times New Roman" style:font-size-complex="12pt" style:font-weight-complex="bold" style:text-emphasize="none"/>
    </style:style>
    <style:style style:name="T71" style:family="text">
      <style:text-properties style:text-outline="false" style:text-line-through-style="none" style:text-line-through-type="none" style:font-name="Times New Roman" fo:font-size="12pt" fo:font-style="normal" fo:text-shadow="none" style:text-underline-style="none" fo:font-weight="normal" officeooo:rsid="009196ab" style:font-size-asian="12pt" style:font-style-asian="normal" style:font-weight-asian="normal" style:font-name-complex="Times New Roman" style:font-size-complex="12pt" style:font-weight-complex="bold" style:text-emphasize="none"/>
    </style:style>
    <style:style style:name="T72" style:family="text">
      <style:text-properties style:text-outline="false" style:text-line-through-style="none" style:text-line-through-type="none" style:font-name="Times New Roman" fo:font-size="12pt" fo:font-style="normal" fo:text-shadow="none" style:text-underline-style="none" fo:font-weight="normal" officeooo:rsid="00739b5f" style:font-size-asian="12pt" style:font-style-asian="normal" style:font-weight-asian="normal" style:font-name-complex="Times New Roman" style:font-size-complex="12pt" style:font-style-complex="normal" style:font-weight-complex="bold" style:text-emphasize="none"/>
    </style:style>
    <style:style style:name="T73" style:family="text">
      <style:text-properties style:text-outline="false" style:text-line-through-style="none" style:text-line-through-type="none" style:font-name="Times New Roman" fo:font-size="12pt" fo:font-style="normal" fo:text-shadow="none" style:text-underline-style="none" fo:font-weight="normal" officeooo:rsid="00753eea" style:font-size-asian="12pt" style:font-style-asian="normal" style:font-weight-asian="normal" style:font-name-complex="Times New Roman" style:font-size-complex="12pt" style:font-style-complex="normal" style:font-weight-complex="bold" style:text-emphasize="none"/>
    </style:style>
    <style:style style:name="T74" style:family="text">
      <style:text-properties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weight-complex="normal" style:text-emphasize="none"/>
    </style:style>
    <style:style style:name="T75" style:family="text">
      <style:text-properties style:text-outline="false" style:text-line-through-style="none" style:text-line-through-typ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bold" style:text-emphasize="none"/>
    </style:style>
    <style:style style:name="T76" style:family="text">
      <style:text-properties style:text-outline="false" style:text-line-through-style="none" style:text-line-through-type="none" style:font-name="Times New Roman" fo:font-size="12pt" fo:language="en" fo:country="US" fo:font-style="normal" fo:text-shadow="none" style:text-underline-style="none" fo:font-weight="normal" officeooo:rsid="00739b5f" style:font-name-asian="Calibri" style:font-size-asian="12pt" style:language-asian="zh" style:country-asian="CN" style:font-style-asian="normal" style:font-weight-asian="normal" style:font-name-complex="Times New Roman" style:font-size-complex="12pt" style:language-complex="ar" style:country-complex="SA" style:font-weight-complex="bold" style:text-emphasize="none"/>
    </style:style>
    <style:style style:name="T77" style:family="text">
      <style:text-properties style:text-outline="false" style:text-line-through-style="none" style:text-line-through-type="none" style:font-name="Times New Roman" fo:font-size="12pt" fo:language="en" fo:country="US" fo:font-style="normal" fo:text-shadow="none" style:text-underline-style="none" fo:font-weight="normal" officeooo:rsid="0070de62" style:font-name-asian="Calibri" style:font-size-asian="12pt" style:language-asian="zh" style:country-asian="CN" style:font-style-asian="normal" style:font-weight-asian="normal" style:font-name-complex="Times New Roman" style:font-size-complex="12pt" style:language-complex="ar" style:country-complex="SA" style:font-weight-complex="bold" style:text-emphasize="none"/>
    </style:style>
    <style:style style:name="T78"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name-complex="Times New Roman" style:font-size-complex="12pt" style:font-weight-complex="bold" style:text-emphasize="none"/>
    </style:style>
    <style:style style:name="T79"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weight-complex="bold" style:text-emphasize="none"/>
    </style:style>
    <style:style style:name="T80" style:family="text">
      <style:text-properties style:text-outline="false" style:text-line-through-style="none" style:text-line-through-type="none" fo:font-size="12pt" fo:font-style="normal" fo:text-shadow="none" style:text-underline-style="none" fo:font-weight="normal" officeooo:rsid="001a1ae6" style:font-size-asian="12pt" style:font-style-asian="normal" style:font-weight-asian="normal" style:font-size-complex="12pt" style:font-weight-complex="bold" style:text-emphasize="none"/>
    </style:style>
    <style:style style:name="T81" style:family="text">
      <style:text-properties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2pt" style:font-weight-complex="bold" style:text-emphasize="none"/>
    </style:style>
    <style:style style:name="T82" style:family="text">
      <style:text-properties style:text-outline="false" style:text-line-through-style="none" style:text-line-through-type="none" style:font-name="Calibri" fo:font-size="11pt" fo:font-style="normal" fo:text-shadow="none" style:text-underline-style="none" fo:font-weight="normal" officeooo:rsid="001a1ae6" style:font-size-asian="11pt" style:font-style-asian="normal" style:font-weight-asian="normal" style:font-name-complex="Calibri" style:font-size-complex="12pt" style:font-weight-complex="bold" style:text-emphasize="none"/>
    </style:style>
    <style:style style:name="T83" style:family="text">
      <style:text-properties officeooo:rsid="0031b3c3"/>
    </style:style>
    <style:style style:name="T84" style:family="text">
      <style:text-properties officeooo:rsid="0034e5a6"/>
    </style:style>
    <style:style style:name="T85" style:family="text">
      <style:text-properties officeooo:rsid="0035078f"/>
    </style:style>
    <style:style style:name="T86" style:family="text">
      <style:text-properties officeooo:rsid="0035c1c4"/>
    </style:style>
    <style:style style:name="T87" style:family="text">
      <style:text-properties officeooo:rsid="00378bf3"/>
    </style:style>
    <style:style style:name="T88" style:family="text">
      <style:text-properties officeooo:rsid="0037969f"/>
    </style:style>
    <style:style style:name="T89" style:family="text">
      <style:text-properties officeooo:rsid="00394366"/>
    </style:style>
    <style:style style:name="T90" style:family="text">
      <style:text-properties officeooo:rsid="003ab5cf"/>
    </style:style>
    <style:style style:name="T91" style:family="text">
      <style:text-properties officeooo:rsid="003cd1e1"/>
    </style:style>
    <style:style style:name="T92" style:family="text">
      <style:text-properties officeooo:rsid="003d3fe8"/>
    </style:style>
    <style:style style:name="T93" style:family="text">
      <style:text-properties officeooo:rsid="003e232e"/>
    </style:style>
    <style:style style:name="T94" style:family="text">
      <style:text-properties officeooo:rsid="003f415e"/>
    </style:style>
    <style:style style:name="T95" style:family="text">
      <style:text-properties officeooo:rsid="0041efd7"/>
    </style:style>
    <style:style style:name="T96" style:family="text">
      <style:text-properties officeooo:rsid="0043e441"/>
    </style:style>
    <style:style style:name="T97" style:family="text">
      <style:text-properties officeooo:rsid="0044d131"/>
    </style:style>
    <style:style style:name="T98" style:family="text">
      <style:text-properties officeooo:rsid="0046c0dd"/>
    </style:style>
    <style:style style:name="T99" style:family="text">
      <style:text-properties officeooo:rsid="004800f9"/>
    </style:style>
    <style:style style:name="T100" style:family="text">
      <style:text-properties officeooo:rsid="004be9b5"/>
    </style:style>
    <style:style style:name="T101" style:family="text">
      <style:text-properties officeooo:rsid="004d780f"/>
    </style:style>
    <style:style style:name="T102" style:family="text">
      <style:text-properties officeooo:rsid="004fd4a1"/>
    </style:style>
    <style:style style:name="T103" style:family="text">
      <style:text-properties officeooo:rsid="005233d8"/>
    </style:style>
    <style:style style:name="T104" style:family="text">
      <style:text-properties officeooo:rsid="00537c1e"/>
    </style:style>
    <style:style style:name="T105" style:family="text">
      <style:text-properties officeooo:rsid="0054d252"/>
    </style:style>
    <style:style style:name="T106" style:family="text">
      <style:text-properties officeooo:rsid="0055fa05"/>
    </style:style>
    <style:style style:name="T107" style:family="text">
      <style:text-properties officeooo:rsid="0057b1a2"/>
    </style:style>
    <style:style style:name="T108" style:family="text">
      <style:text-properties officeooo:rsid="00596c5f"/>
    </style:style>
    <style:style style:name="T109" style:family="text">
      <style:text-properties officeooo:rsid="005a306a"/>
    </style:style>
    <style:style style:name="T110" style:family="text">
      <style:text-properties officeooo:rsid="005ba914"/>
    </style:style>
    <style:style style:name="T111" style:family="text">
      <style:text-properties officeooo:rsid="005f58f4"/>
    </style:style>
    <style:style style:name="T112" style:family="text">
      <style:text-properties officeooo:rsid="0062e54b"/>
    </style:style>
    <style:style style:name="T113" style:family="text">
      <style:text-properties officeooo:rsid="00650086"/>
    </style:style>
    <style:style style:name="T114" style:family="text">
      <style:text-properties officeooo:rsid="0066eefa"/>
    </style:style>
    <style:style style:name="T115" style:family="text">
      <style:text-properties officeooo:rsid="00677cd4"/>
    </style:style>
    <style:style style:name="T116" style:family="text">
      <style:text-properties officeooo:rsid="0068c860"/>
    </style:style>
    <style:style style:name="T117" style:family="text">
      <style:text-properties officeooo:rsid="006b91a9"/>
    </style:style>
    <style:style style:name="T118" style:family="text">
      <style:text-properties officeooo:rsid="006dc174"/>
    </style:style>
    <style:style style:name="T119" style:family="text">
      <style:text-properties officeooo:rsid="006faf20"/>
    </style:style>
    <style:style style:name="T120" style:family="text">
      <style:text-properties officeooo:rsid="00704b54"/>
    </style:style>
    <style:style style:name="T121" style:family="text">
      <style:text-properties officeooo:rsid="00739b5f"/>
    </style:style>
    <style:style style:name="T122" style:family="text">
      <style:text-properties style:font-name="Cambria" fo:font-size="13pt" fo:language="en" fo:country="US" fo:font-weight="bold" officeooo:rsid="00739b5f" style:font-name-asian="Times New Roman" style:font-size-asian="13pt" style:language-asian="zh" style:country-asian="CN" style:font-weight-asian="bold" style:font-name-complex="Times New Roman" style:font-size-complex="13pt" style:language-complex="ar" style:country-complex="SA" style:font-weight-complex="bold"/>
    </style:style>
    <style:style style:name="T123" style:family="text">
      <style:text-properties style:font-name="Cambria" fo:font-size="13pt" fo:language="en" fo:country="US" fo:font-weight="bold" officeooo:rsid="007884c0" style:font-name-asian="Times New Roman" style:font-size-asian="13pt" style:language-asian="zh" style:country-asian="CN" style:font-weight-asian="bold" style:font-name-complex="Times New Roman" style:font-size-complex="13pt" style:language-complex="ar" style:country-complex="SA" style:font-weight-complex="bold"/>
    </style:style>
    <style:style style:name="T124" style:family="text">
      <style:text-properties style:font-name="Cambria" fo:font-size="13pt" fo:language="en" fo:country="US" fo:font-weight="bold" officeooo:rsid="007d8d1f" style:font-name-asian="Times New Roman" style:font-size-asian="13pt" style:language-asian="zh" style:country-asian="CN" style:font-weight-asian="bold" style:font-name-complex="Times New Roman" style:font-size-complex="13pt" style:language-complex="ar" style:country-complex="SA" style:font-weight-complex="bold"/>
    </style:style>
    <style:style style:name="T125" style:family="text">
      <style:text-properties style:font-name="Cambria" fo:font-size="13pt" fo:language="en" fo:country="US" fo:font-weight="bold" officeooo:rsid="0084955b" style:font-name-asian="Times New Roman" style:font-size-asian="13pt" style:language-asian="zh" style:country-asian="CN" style:font-weight-asian="bold" style:font-name-complex="Times New Roman" style:font-size-complex="13pt" style:language-complex="ar" style:country-complex="SA" style:font-weight-complex="bold"/>
    </style:style>
    <style:style style:name="T126" style:family="text">
      <style:text-properties style:font-name="Consolas" fo:font-size="9.5pt" style:font-size-asian="9.5pt" style:font-name-complex="Consolas"/>
    </style:style>
    <style:style style:name="T127" style:family="text">
      <style:text-properties officeooo:rsid="007884c0"/>
    </style:style>
    <style:style style:name="T128" style:family="text">
      <style:text-properties officeooo:rsid="007d8d1f"/>
    </style:style>
    <style:style style:name="T129" style:family="text">
      <style:text-properties officeooo:rsid="0084955b"/>
    </style:style>
    <style:style style:name="T130" style:family="text">
      <style:text-properties fo:color="#000000" loext:opacity="100%"/>
    </style:style>
    <style:style style:name="T131" style:family="text">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weight-complex="bold" style:text-emphasize="none"/>
    </style:style>
    <style:style style:name="T132" style:family="text">
      <style:text-properties fo:color="#000000" loext:opacity="100%" style:text-outline="false" style:text-line-through-style="none" style:text-line-through-type="none" style:font-name="Times New Roman" fo:font-size="12pt" fo:font-style="normal" fo:text-shadow="none" style:text-underline-style="none" fo:font-weight="normal" officeooo:rsid="00739b5f" style:font-size-asian="12pt" style:font-style-asian="normal" style:font-weight-asian="normal" style:font-name-complex="Times New Roman" style:font-size-complex="12pt" style:font-weight-complex="bold" style:text-emphasize="none"/>
    </style:style>
    <style:style style:name="T133" style:family="text">
      <style:text-properties fo:color="#000000" loext:opacity="100%" style:text-outline="false" style:text-line-through-style="none" style:text-line-through-type="none" style:font-name="Times New Roman" fo:font-size="12pt" fo:font-style="normal" fo:text-shadow="none" style:text-underline-style="none" fo:font-weight="normal" officeooo:rsid="007f3a25" style:font-size-asian="12pt" style:font-style-asian="normal" style:font-weight-asian="normal" style:font-name-complex="Times New Roman" style:font-size-complex="12pt" style:font-weight-complex="bold" style:text-emphasize="none"/>
    </style:style>
    <style:style style:name="T134" style:family="text">
      <style:text-properties fo:color="#000000" loext:opacity="100%" style:text-outline="false" style:text-line-through-style="none" style:text-line-through-type="none" style:font-name="Times New Roman" fo:font-size="12pt" fo:font-style="normal" fo:text-shadow="none" style:text-underline-style="none" fo:font-weight="normal" officeooo:rsid="0088649e" style:font-size-asian="12pt" style:font-style-asian="normal" style:font-weight-asian="normal" style:font-name-complex="Times New Roman" style:font-size-complex="12pt" style:font-weight-complex="bold" style:text-emphasize="none"/>
    </style:style>
    <style:style style:name="T135" style:family="text">
      <style:text-properties fo:color="#000000" loext:opacity="100%" style:text-outline="false" style:text-line-through-style="none" style:text-line-through-type="none" style:font-name="Times New Roman" fo:font-size="12pt" fo:font-style="normal" fo:text-shadow="none" style:text-underline-style="none" fo:font-weight="normal" officeooo:rsid="0089915f" style:font-size-asian="12pt" style:font-style-asian="normal" style:font-weight-asian="normal" style:font-name-complex="Times New Roman" style:font-size-complex="12pt" style:font-weight-complex="bold" style:text-emphasize="none"/>
    </style:style>
    <style:style style:name="T136" style:family="text">
      <style:text-properties fo:color="#000000" loext:opacity="100%" style:text-outline="false" style:text-line-through-style="none" style:text-line-through-type="none" style:font-name="Times New Roman" fo:font-size="12pt" fo:font-style="normal" fo:text-shadow="none" style:text-underline-style="none" fo:font-weight="normal" officeooo:rsid="0084955b" style:font-size-asian="12pt" style:font-style-asian="normal" style:font-weight-asian="normal" style:font-name-complex="Times New Roman" style:font-size-complex="12pt" style:font-weight-complex="bold" style:text-emphasize="none"/>
    </style:style>
    <style:style style:name="T137" style:family="text">
      <style:text-properties fo:color="#000000" loext:opacity="100%" officeooo:rsid="004fd4a1"/>
    </style:style>
    <style:style style:name="T138" style:family="text">
      <style:text-properties fo:color="#000000" loext:opacity="100%" officeooo:rsid="008844a2"/>
    </style:style>
    <style:style style:name="T139" style:family="text">
      <style:text-properties fo:color="#000000" loext:opacity="100%" style:font-name="Times New Roman" fo:font-size="12pt" style:font-size-asian="12pt" style:font-size-complex="12pt"/>
    </style:style>
    <style:style style:name="T140" style:family="text">
      <style:text-properties fo:color="#000000" loext:opacity="100%" style:font-name="Times New Roman" fo:font-size="12pt" officeooo:rsid="0089915f" style:font-size-asian="12pt" style:font-size-complex="12pt"/>
    </style:style>
    <style:style style:name="T141" style:family="text">
      <style:text-properties fo:color="#000000" loext:opacity="100%" officeooo:rsid="008b96c4"/>
    </style:style>
    <style:style style:name="T142" style:family="text">
      <style:text-properties fo:color="#000000" loext:opacity="100%" officeooo:rsid="008e6b44"/>
    </style:style>
    <style:style style:name="T143" style:family="text">
      <style:text-properties fo:color="#000000" loext:opacity="100%" officeooo:rsid="009043f8"/>
    </style:style>
    <style:style style:name="T144" style:family="text">
      <style:text-properties fo:color="#000000" loext:opacity="100%" officeooo:rsid="0093947a"/>
    </style:style>
    <style:style style:name="T145" style:family="text">
      <style:text-properties fo:color="#000000" loext:opacity="100%" officeooo:rsid="00941ff3"/>
    </style:style>
    <style:style style:name="T146" style:family="text">
      <style:text-properties officeooo:rsid="008d7b55"/>
    </style:style>
    <style:style style:name="T147" style:family="text">
      <style:text-properties officeooo:rsid="008e6b44"/>
    </style:style>
    <text:list-style style:name="L1"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BViewer Release Notes</text:p>
      <text:list xml:id="list742851070" text:style-name="WW8Num2">
        <text:list-item>
          <text:list>
            <text:list-item>
              <text:h text:style-name="P24" text:outline-level="2"><text:span text:style-name="T130">BViewer 1.</text:span><text:span text:style-name="T137">2.</text:span><text:span text:style-name="T143">t</text:span><text:span text:style-name="T130">, released </text:span><text:span text:style-name="T145">9</text:span><text:span text:style-name="T143"> </text:span><text:span text:style-name="T145">June</text:span><text:span text:style-name="T138">, 2023</text:span></text:h>
            </text:list-item>
          </text:list>
        </text:list-item>
      </text:list>
      <text:list xml:id="list2029193502" text:style-name="L1">
        <text:list-item>
          <text:p text:style-name="P95"><text:span text:style-name="T30">IMPROVEMENT: <text:s/></text:span><text:span text:style-name="T70">The demand was reduced for graphics texture resources associated with report printing to improve graphics efficiency and to eliminate the possibility that some graphics controllers might not support so large a number of textures. <text:s/>Instead of requiring a separate texture for each character in each font, a single, indexed texture is now used </text:span><text:span text:style-name="T71">for</text:span><text:span text:style-name="T70"> each entire set of character font glyphs.</text:span></text:p>
        </text:list-item>
        <text:list-item>
          <text:p text:style-name="P96">IMPROVEMENT: <text:s/>The requirements for the selection of the extended pixel format for rendering images (including the report image) was relaxed to reduce the chance that no acceptable pixel format would be found in some types of graphics controller drivers.</text:p>
        </text:list-item>
        <text:list-item>
          <text:p text:style-name="P96">BUG FIX: <text:s/>A problem was fixed where an extended pixel format was being used on a display even though a conventional 8-bit color format had been requested.</text:p>
        </text:list-item>
        <text:list-item>
          <text:p text:style-name="P97">IMPROVEMENT: <text:s/>Diagnostics were added to diagnose problems encountered on some systems when bringing up the report tab.</text:p>
        </text:list-item>
        <text:list-item>
          <text:p text:style-name="P97">IMPROVEMENT: <text:s/>On some systems the primary display rendering method has not been explicitly set. <text:s/>If this condition is found, the BViewer software will automatically set it to render 8-bit color.</text:p>
        </text:list-item>
        <text:list-item>
          <text:p text:style-name="P98">IMPROVEMENT: <text:s/>Diagnostics were added to diagnose potential problems when counting the number of unique saved reports.</text:p>
        </text:list-item>
      </text:list>
      <text:list xml:id="list112945872374056" text:continue-list="list742851070" text:style-name="WW8Num2">
        <text:list-item>
          <text:list>
            <text:list-item>
              <text:h text:style-name="P25" text:outline-level="2"><text:span text:style-name="T130">BViewer 1.</text:span><text:span text:style-name="T137">2.</text:span><text:span text:style-name="T138">s</text:span><text:span text:style-name="T130">, released </text:span><text:span text:style-name="T142">20</text:span><text:span text:style-name="T141"> Mar</text:span><text:span text:style-name="T138">, 2023</text:span></text:h>
            </text:list-item>
          </text:list>
        </text:list-item>
        <text:list-item text:start-value="1">
          <text:p text:style-name="P100"><text:span text:style-name="T30">N</text:span><text:span text:style-name="T61">EW FEATURE: </text:span><text:span text:style-name="T30"><text:s/></text:span><text:span text:style-name="T68">The default set of standard reference images was changed to us</text:span><text:span text:style-name="T69">e</text:span><text:span text:style-name="T68"> the new digital ILO standards. <text:s/>To use the older (2000) ILO standards, you must edit the following entry in the BViewer.cfg file: USE DIGITAL STANDARDS: <text:s/>DISABLED</text:span></text:p>
          <text:p text:style-name="P126">Without this line or if this entry is set to ENABLED, the new digital standards will be used.</text:p>
        </text:list-item>
        <text:list-item>
          <text:p text:style-name="P99"><text:span text:style-name="T133">BUG FIX: <text:s/></text:span><text:span text:style-name="T135">T</text:span><text:span text:style-name="T136">he Image Quality button status </text:span><text:span text:style-name="T135">was set correctly </text:span><text:span text:style-name="T134">after selecting the Scapula Overlay button.</text:span></text:p>
        </text:list-item>
        <text:list-item>
          <text:p text:style-name="P99"><text:span text:style-name="T133">BUG FIX: <text:s/></text:span><text:span text:style-name="T135">A</text:span><text:span text:style-name="T139"> problem </text:span><text:span text:style-name="T140">was fixed </text:span><text:span text:style-name="T139">where a previously interpreted Unreadable Image study did not </text:span><text:span text:style-name="T140">re</text:span><text:span text:style-name="T139">initialize the interpretation screen correctly.</text:span></text:p>
        </text:list-item>
        <text:list-item>
          <text:p text:style-name="P224">BUG FIX: <text:s/>A cosmetic problem was fixed in the About BViewer display.</text:p>
        </text:list-item>
        <text:list-item>
          <text:p text:style-name="P239"><text:span text:style-name="T139">IMPROVEMENT: <text:s/></text:span><text:span text:style-name="T132"><text:s/></text:span><text:span text:style-name="T131">A large number of source code security improvements were made. </text:span></text:p>
        </text:list-item>
        <text:list-item>
          <text:p text:style-name="P127">BUG FIX: <text:s/>A problem was fixed where Page 1 of the report form was being saved as 32-bit color instead of the required 24-bit color. <text:s/>This resulted in an unreadable image when the saved report was selected for viewing on the Produce Report screen.</text:p>
        </text:list-item>
        <text:list-item>
          <text:p text:style-name="P128">IMPROVEMENT: <text:s/><text:span text:style-name="T146">Diagnostics were added to improve the activity logging when a report is approved.</text:span></text:p>
        </text:list-item>
        <text:list-item>
          <text:p text:style-name="P128">IMPROVEMENT: <text:s/><text:span text:style-name="T147">Diagnostics were added to dump to the detailed log file the full descriptions of all the pixel formats supported by the graphics driver. <text:s/>This dump will occur whenever a suitable pixel format is not found.</text:span></text:p>
          <text:list>
            <text:list-item>
              <text:h text:style-name="P26" text:outline-level="2">BViewer 1.<text:span text:style-name="T102">2.</text:span><text:span text:style-name="T129">r</text:span>, released <text:span text:style-name="T129">30</text:span><text:span text:style-name="T120"> </text:span><text:span text:style-name="T125">Nov</text:span><text:span text:style-name="T120">,</text:span> 20<text:span text:style-name="T120">2</text:span><text:span text:style-name="T121">2</text:span>.</text:h>
            </text:list-item>
          </text:list>
        </text:list-item>
        <text:list-item text:start-value="1">
          <text:p text:style-name="P101"><text:span text:style-name="T29">I</text:span><text:span text:style-name="T30">MPROVEMENT: <text:s/></text:span><text:span text:style-name="T65">The Reader ID field was made visible and active on the BViewer Set Up tab for Test mode.</text:span></text:p>
        </text:list-item>
        <text:list-item>
          <text:p text:style-name="P101"><text:span text:style-name="T29">I</text:span><text:span text:style-name="T30">MPROVEMENT: <text:s/></text:span><text:span text:style-name="T67">A</text:span><text:span text:style-name="T65"> Save BViewer Configuration button was added to the BViewer Set Up tab to allow reader-directed forced saving of the Set Up configuration.</text:span></text:p>
        </text:list-item>
        <text:list-item>
          <text:p text:style-name="P102"><text:span text:style-name="T61"><text:s/></text:span><text:span text:style-name="T29">I</text:span><text:span text:style-name="T30">MPROVEMENT: <text:s/></text:span><text:span text:style-name="T65">For Test mode only, the date of reading is now updated and recorded only after report approval.</text:span></text:p>
        </text:list-item>
        <text:list-item>
          <text:p text:style-name="P102"><text:span text:style-name="T29">I</text:span><text:span text:style-name="T30">MPROVEMENT: <text:s/></text:span><text:span text:style-name="T65">A unique report count field was added to the Produce Report tab to show a count of the number of unique reports in the saved report list.</text:span></text:p>
        </text:list-item>
        <text:list-item>
          <text:p text:style-name="P102"><text:span text:style-name="T29">I</text:span><text:span text:style-name="T30">MPROVEMENT: <text:s/></text:span><text:span text:style-name="T66">A Scapula Overlay button was added to the Image Quality list of potential defects. <text:s/>The report form was modified to display this selection.</text:span></text:p>
        </text:list-item>
        <text:list-item>
          <text:p text:style-name="P102"><text:soft-page-break/><text:span text:style-name="T29">I</text:span><text:span text:style-name="T30">MPROVEMENT: <text:s/></text:span><text:span text:style-name="T66">The Other Abnormalities validation rule was changed to automatically mark this part of the interpretation as completed whenever the image quality is specified as unreadable.</text:span></text:p>
          <text:list>
            <text:list-item>
              <text:h text:style-name="P27" text:outline-level="2">BViewer 1.<text:span text:style-name="T102">2.</text:span><text:span text:style-name="T128">q</text:span>, released <text:span text:style-name="T128">12</text:span><text:span text:style-name="T120"> </text:span><text:span text:style-name="T124">Sep</text:span><text:span text:style-name="T120">,</text:span> 20<text:span text:style-name="T120">2</text:span><text:span text:style-name="T121">2</text:span>.</text:h>
            </text:list-item>
          </text:list>
        </text:list-item>
        <text:list-item text:start-value="1">
          <text:p text:style-name="P103"><text:span text:style-name="T29">I</text:span><text:span text:style-name="T30">MPROVEMENT: <text:s/></text:span><text:span text:style-name="T61">The capability was added to BViewer to use the new 2022 digital standards. <text:s/>This can be accomplished for a particular installation by inserting the line</text:span></text:p>
          <text:p text:style-name="P103"><text:span text:style-name="T61">“USE DIGITAL STANDARDS: <text:s/>ENABLED” in the BViewer configuration file. <text:s/>There are 23 of the new ILO digital standards, compared with the 22 previous digitized film standards. <text:s/></text:span><text:span text:style-name="T62">When using the new digital standards, the standards installation button on the Set Up BViewer tab is disabled and no longer visible. <text:s/></text:span><text:span text:style-name="T63">(Both the old and the new standard files can be present in the \Standards folder without conflict. <text:s/>The appropriate file set is used based on the configuration file setting. <text:s/></text:span><text:span text:style-name="T64">Installing the new digital standards does not erase the old ones.</text:span><text:span text:style-name="T63">)</text:span></text:p>
        </text:list-item>
        <text:list-item>
          <text:p text:style-name="P225"><text:span text:style-name="T30">N</text:span><text:span text:style-name="T28">EW FEATURE: <text:s/>A new standards installation .exe file is available for installing the 2022 ILO digital standard reference image files.</text:span></text:p>
        </text:list-item>
        <text:list-item>
          <text:p text:style-name="P226"><text:span text:style-name="T28">BUG FIX: <text:s/>Several bugs were found </text:span><text:span text:style-name="T63">(associated with the old standards installation) </text:span><text:span text:style-name="T28">and fixed in the BViewer Dicom data parsing logic. <text:s/>This brought the BViewer code up to date with </text:span><text:span text:style-name="T63">the relevant</text:span><text:span text:style-name="T28"> BRetriever Dicom data parsing that provides the data for subject study interpretation.</text:span></text:p>
        </text:list-item>
        <text:list-item>
          <text:p text:style-name="P129">IMPROVEMENT: <text:s/>The BViewer installation file was changed to load only a single DEMO standard image instead of 22 duplicates named for each of the real standards. BViewer was modified to display this single DEMO standard, accompanied by a warning, whenever the selected standard image is not found.</text:p>
        </text:list-item>
        <text:list-item>
          <text:p text:style-name="P130">IMPROVEMENT: <text:s/>Numerous log messages were added to the OpenGL graphics initialization logic. <text:s/>This will make it easier to diagnose system problems when new installations aren’t using the supported graphics hardware, drivers and Windows versions.</text:p>
        </text:list-item>
        <text:list-item>
          <text:p text:style-name="P130">BUG FIX: <text:s/>An error was fixed in BRetriever that caused it to potentially ignore the first Dicom data element following the Dicom Group 2 elements.</text:p>
          <text:list>
            <text:list-item>
              <text:h text:style-name="P28" text:outline-level="2">BViewer 1.<text:span text:style-name="T102">2.</text:span><text:span text:style-name="T127">p</text:span>, released <text:span text:style-name="T127">17</text:span><text:span text:style-name="T120"> </text:span><text:span text:style-name="T123">Jun</text:span><text:span text:style-name="T120">,</text:span> 20<text:span text:style-name="T120">2</text:span><text:span text:style-name="T121">2</text:span>.</text:h>
            </text:list-item>
          </text:list>
        </text:list-item>
        <text:list-item text:start-value="1">
          <text:p text:style-name="P104"><text:span text:style-name="T29">I</text:span><text:span text:style-name="T30">MPROVEMENT: <text:s/></text:span><text:span text:style-name="T60">Improved the BViewer graphics code organization. <text:s/>Dedicated a separate shader for each OpenGL texture unit. <text:s/>This will prevent any potential cross talk among the texture units.</text:span></text:p>
        </text:list-item>
        <text:list-item>
          <text:p text:style-name="P104"><text:span text:style-name="T30">IMPROVEMENT: <text:s/></text:span><text:span text:style-name="T60">Revised the “X” rendering on the report form to avoid using a line width specification that is not supported on all graphics devices.</text:span></text:p>
        </text:list-item>
        <text:list-item>
          <text:p text:style-name="P131">IMPROVEMENT: <text:s/>The source code items identified in the BViewer code security assessment were corrected.</text:p>
        </text:list-item>
        <text:list-item>
          <text:p text:style-name="P132">IMPROVEMENT: <text:s/>A separate image rendering method for 8-bit displays was created so that relying on Nvidia’s automatic switchover from 10-bit graphics is no longer necessary. <text:s/>This makes the 8-bit image rendering more likely to be compatible with non-NVidia graphics devices.</text:p>
          <text:list>
            <text:list-item>
              <text:h text:style-name="P28" text:outline-level="2">BViewer 1.<text:span text:style-name="T102">2.</text:span><text:span text:style-name="T121">o</text:span>, released <text:span text:style-name="T120">1</text:span><text:span text:style-name="T121">3</text:span><text:span text:style-name="T120"> </text:span><text:span text:style-name="T122">Apr</text:span><text:span text:style-name="T120">,</text:span> 20<text:span text:style-name="T120">2</text:span><text:span text:style-name="T121">2</text:span>.</text:h>
            </text:list-item>
          </text:list>
        </text:list-item>
        <text:list-item text:start-value="1">
          <text:p text:style-name="P227"><text:span text:style-name="T29">I</text:span><text:span text:style-name="T28">MPROVEMENT: <text:s/>The BViewer image processing was upgraded from OpenGL 2.0 to OpenGL 3.3. <text:s/>This was necessary to keep the graphics compatible with the newer NVidia graphics controller boards. <text:s/>(The OpenGL shaders were upgraded from version 1.2 to version 3.3.)</text:span></text:p>
        </text:list-item>
        <text:list-item>
          <text:p text:style-name="P133">IMPROVEMENT: <text:s/>In connection with the OpenGL upgrade, the bit-depth specification on the BViewer Set Up tab has been changed to a selection list.</text:p>
          <text:list>
            <text:list-item>
              <text:list>
                <text:list-item>
                  <text:list>
                    <text:list-item>
                      <text:list>
                        <text:list-header>
                          <text:p text:style-name="P133">NOTE: <text:s/>This setting should be re-established for each display panel, using the new selection list.</text:p>
                        </text:list-header>
                      </text:list>
                    </text:list-item>
                  </text:list>
                </text:list-item>
              </text:list>
            </text:list-item>
          </text:list>
        </text:list-item>
        <text:list-item>
          <text:p text:style-name="P105"><text:soft-page-break/><text:span text:style-name="T29">I</text:span><text:span text:style-name="T30">MPROVEMENT: <text:s/>The help files were updated to reflect this change. <text:s/>A new section was added to the </text:span><text:span text:style-name="T75">Installing and Initializing BViewer</text:span><text:span text:style-name="T72"> topic. <text:s/>It describes how to use the lumin</text:span><text:span text:style-name="T73">a</text:span><text:span text:style-name="T72">nce calibration image that is installed with BViewer to verify that the image display panels are actually rendering enhanced (10-bit) grayscale.</text:span></text:p>
        </text:list-item>
        <text:list-item>
          <text:p text:style-name="P105"><text:span text:style-name="T30">BUG FIX: <text:s/>A problem was fixed where the splash window </text:span><text:span text:style-name="T31">(</text:span><text:span text:style-name="T30">that appears on </text:span><text:span text:style-name="T31">BViewer </text:span><text:span text:style-name="T30">startup</text:span><text:span text:style-name="T31">)</text:span><text:span text:style-name="T30"> displays a blank message in Windows 10.</text:span></text:p>
        </text:list-item>
        <text:list-item>
          <text:p text:style-name="P105"><text:span text:style-name="T29">B</text:span><text:span text:style-name="T32">UG FIX</text:span><text:span text:style-name="T33">: <text:s/></text:span><text:span text:style-name="T76">A small problem was fixed where the "Linear" and </text:span><text:span text:style-name="T77"><text:s/></text:span><text:span text:style-name="T76">"Sigmoid" windowing method buttons, did not have their toggle status checkmarks indicated correctly on the display.</text:span></text:p>
        </text:list-item>
        <text:list-item>
          <text:p text:style-name="P216">IMPROVEMENT: <text:s/>An error message is now displayed and logged if the help file cannot be located.</text:p>
          <text:list>
            <text:list-item>
              <text:h text:style-name="P29" text:outline-level="2">BViewer 1.<text:span text:style-name="T102">2.n</text:span>, released <text:span text:style-name="T120">12 Feb,</text:span> 20<text:span text:style-name="T120">20</text:span>.</text:h>
            </text:list-item>
          </text:list>
        </text:list-item>
        <text:list-item text:start-value="1">
          <text:p text:style-name="P106"><text:span text:style-name="T29">B</text:span><text:span text:style-name="T32">UG FIX</text:span><text:span text:style-name="T33">: <text:s/></text:span><text:span text:style-name="T34">When the subject's first or last name is blank, a comma separator was being inserted. <text:s/>This should only occur when both names are present. <text:s/>This was fixed.</text:span></text:p>
        </text:list-item>
        <text:list-item>
          <text:p text:style-name="P134">BUG FIX: <text:s/>A problem introduced in 1.2m was fixed where some of the buttons in the Other Symbols abnormality screen could not be set.</text:p>
        </text:list-item>
        <text:list-item>
          <text:p text:style-name="P134">BUG FIX: <text:s/>The "Please select a study..." message, which is displayed whenever interpretation is attempted without a study having been selected, is no longer displayed in batch mode.</text:p>
        </text:list-item>
        <text:list-item>
          <text:p text:style-name="P134">BUG FIX: <text:s/>The date of reading in batch mode is now read from the input .AXT file and is no longer set to the current date.</text:p>
        </text:list-item>
        <text:list-item>
          <text:p text:style-name="P134">BUG FIX: <text:s/>If the image is marked unreadable, all the buttons in the Parenchymal and Pleural sections are now cleared and the two sections are marked complete (green). <text:s/>Previously, the two sections were marked as "NO" to create a status of complete.</text:p>
        </text:list-item>
        <text:list-item>
          <text:p text:style-name="P106"><text:span text:style-name="T35">IMPROVEMENT</text:span><text:span text:style-name="T34">: <text:s/>BRetriever was upgraded to permit adding missing Dicom elements to a Dicom image file during file editing.</text:span></text:p>
        </text:list-item>
        <text:list-item>
          <text:p text:style-name="P106"><text:span text:style-name="T35">IMPROVEMENT</text:span><text:span text:style-name="T34">: <text:s/>The Service Controller program configuration was changed to use an editable configuration text file, replacing the previous binary status file, which was set automatically and could not be changed. <text:s/>This makes the Service Controller configuration similar to those of BViewer and BRetriever.</text:span></text:p>
          <text:list>
            <text:list-item>
              <text:h text:style-name="P30" text:outline-level="2">BViewer 1.<text:span text:style-name="T102">2.m</text:span>, released <text:span text:style-name="T120">10 Jan,</text:span> 20<text:span text:style-name="T120">20</text:span>.</text:h>
            </text:list-item>
          </text:list>
        </text:list-item>
        <text:list-item text:start-value="1">
          <text:p text:style-name="P107"><text:span text:style-name="T35">IMPROVEMENT</text:span><text:span text:style-name="T33">: <text:s/></text:span><text:span text:style-name="T36">Exception handling was added to correct the display of images where the grayscale bit depth is declared in the Dicom data to be different from the actual bit depth in the image. <text:s/>This corrected the display of the Longview images.</text:span></text:p>
        </text:list-item>
        <text:list-item>
          <text:p text:style-name="P228"><text:span text:style-name="T35">IMPROVEMENT</text:span><text:span text:style-name="T28">: <text:s/>The network listening port number was added to the detailed log.</text:span></text:p>
        </text:list-item>
        <text:list-item>
          <text:p text:style-name="P229"><text:span text:style-name="T29">B</text:span><text:span text:style-name="T28">UG FIX: <text:s/></text:span><text:span text:style-name="T36">A problem was found and fixed where the Dicom images were being archived without this being specifically requested in the configuration file.</text:span></text:p>
        </text:list-item>
        <text:list-item>
          <text:p text:style-name="P229"><text:span text:style-name="T29">B</text:span><text:span text:style-name="T36">UG FIX: <text:s/>A problem was fixed when clicking on the client list without having selected a current study. <text:s/>Also a warning message was added to the report page to specify a study before entering study data.</text:span></text:p>
        </text:list-item>
        <text:list-item>
          <text:p text:style-name="P229"><text:span text:style-name="T29">B</text:span><text:span text:style-name="T36">UG FIX: <text:s/>A significant memory leak was fixed associated with the client data list.</text:span></text:p>
          <text:list>
            <text:list-item>
              <text:h text:style-name="P31" text:outline-level="2">BViewer 1.<text:span text:style-name="T102">2.l</text:span>, released <text:span text:style-name="T119">2 Oct,</text:span> 201<text:span text:style-name="T113">9</text:span>.</text:h>
            </text:list-item>
          </text:list>
        </text:list-item>
        <text:list-item text:start-value="1">
          <text:p text:style-name="P108"><text:span text:style-name="T35">IMPROVEMENT</text:span><text:span text:style-name="T33">: <text:s/></text:span><text:span text:style-name="T32">For the General Purpose (GP) mode, a "Set Default Client" button was added to the Produce Report screen. <text:s/>Clicking this button establishes the currently selected client as the default client. <text:s/>This default client heading will be displayed on all subsequently generated reports until another default client is selected. <text:s/>The button label toggles to "Clear Default Client" after a default client has been selected. <text:s/>Clicking the button when it displays this label restores normal client selection behavior.</text:span></text:p>
        </text:list-item>
        <text:list-item>
          <text:p text:style-name="P230"><text:span text:style-name="T29">B</text:span><text:span text:style-name="T28">UG FIX: <text:s/>In General Purpose (GP) mode when a previously interpreted study is selected, its client should be automatically added to the list of selectable clients if it is not already in the list. <text:s/>This was not happening and it was fixed.</text:span></text:p>
        </text:list-item>
        <text:list-item>
          <text:p text:style-name="P230"><text:soft-page-break/><text:span text:style-name="T35">IMPROVEMENT</text:span><text:span text:style-name="T28">: <text:s/>The "PROMPT FOR STUDY DELETION" parameter was added to the BViewer configuration file. <text:s/>Disabling this parameter eliminates the prompt for deleting the current study after report approval. <text:s/>As a result the interpreted study is retained in the list of selectable studies.</text:span></text:p>
        </text:list-item>
        <text:list-item>
          <text:p text:style-name="P230"><text:span text:style-name="T35">IMPROVEMENT</text:span><text:span text:style-name="T28">: <text:s/>If an image is marked as unreadable, the Parenchymal and Pleural sections are automatically marked as completed.</text:span></text:p>
          <text:list>
            <text:list-item>
              <text:h text:style-name="P32" text:outline-level="2">BViewer 1.<text:span text:style-name="T102">2.k</text:span>, released <text:span text:style-name="T118">5 Sep,</text:span> 201<text:span text:style-name="T113">9</text:span>.</text:h>
            </text:list-item>
          </text:list>
        </text:list-item>
        <text:list-item text:start-value="1">
          <text:p text:style-name="P109"><text:span text:style-name="T35">IMPROVEMENT</text:span><text:span text:style-name="T33">: <text:s/></text:span><text:span text:style-name="T29">To make it easier to switch from the "Standards Only" mode to the normal BViewer interpretation mode, a separate desktop icon with a blue background is provided to open BViewer in the "Standards Only" mode. <text:s/>This icon is installed in the BViewer\Config folder. <text:s/>The file name is BStandards.ico. <text:s/>This icon needs to be set up on the desktop as a shortcut. <text:s/>The target setting for the shortcut must be</text:span></text:p>
          <text:list>
            <text:list-item>
              <text:list>
                <text:list-item>
                  <text:p text:style-name="P135"/>
                  <text:list>
                    <text:list-item>
                      <text:list>
                        <text:list-item>
                          <text:list>
                            <text:list-item>
                              <text:p text:style-name="P135"><text:s text:c="13"/>"C:\Program Files (x86)\BViewer\BViewer.exe" Standards</text:p>
                            </text:list-item>
                          </text:list>
                        </text:list-item>
                      </text:list>
                    </text:list-item>
                  </text:list>
                </text:list-item>
              </text:list>
            </text:list-item>
          </text:list>
        </text:list-item>
      </text:list>
      <text:p text:style-name="P13"/>
      <text:p text:style-name="P13"><text:s text:c="13"/>Clicking on this shortcut will have the desired effect only if the previously running <text:tab/> <text:tab/> <text:s/>BViewer program has exited.</text:p>
      <text:list xml:id="list112945415482554" text:continue-numbering="true" text:style-name="WW8Num2">
        <text:list-item>
          <text:p text:style-name="P135">BUG FIX: <text:s/>A problem was resolved where the client information (GP mode only) was not updated for imported studies.</text:p>
        </text:list-item>
        <text:list-item>
          <text:p text:style-name="P135">BUG FIX: <text:s/>A spelling error was corrected on the BViewer Interpretation screen.</text:p>
        </text:list-item>
        <text:list-item>
          <text:p text:style-name="P135">IMPROVEMENT: <text:s/>The date of reading is now displayed on the report when viewed prior to report approval.</text:p>
        </text:list-item>
        <text:list-item>
          <text:p text:style-name="P135">IMPROVEMENT: <text:s/>In special cases the date of reading can be made editable by enabling this capability in the BViewer configuration file.</text:p>
          <text:list>
            <text:list-item>
              <text:h text:style-name="P33" text:outline-level="2">BViewer 1.<text:span text:style-name="T102">2.j</text:span>, released <text:span text:style-name="T117">16 Aug,</text:span> 201<text:span text:style-name="T113">9</text:span>.</text:h>
            </text:list-item>
          </text:list>
        </text:list-item>
        <text:list-item text:start-value="1">
          <text:p text:style-name="P110"><text:span text:style-name="T35">FEATURE</text:span><text:span text:style-name="T33">: <text:s/></text:span><text:span text:style-name="T35">The capability was added to BRetriever to edit Dicom file input and compose edited Dicom file output. <text:s/>This includes the capability of editing the images, as well as editing the individual Dicom data elements. <text:s/>The editing is triggered</text:span><text:span text:style-name="T37"> by entries in the BRetriever.cfg file</text:span><text:span text:style-name="T35"> and controlled by an appropriately formatted DicomEdits.cfg file appearing in the \BRetriever\Config folder. <text:s/>This feature was added to support the cropping and labeling of the new digital ILO standard reference images without sacrificing their grayscale bit depth.</text:span></text:p>
        </text:list-item>
        <text:list-item>
          <text:p text:style-name="P136">BUG FIX: <text:s/>A problem was fixed where the reader information was not always saved correctly.</text:p>
        </text:list-item>
        <text:list-item>
          <text:p text:style-name="P136">IMPROVEMENT: <text:s/>In Test mode the full (signature) name of the reader is now requested and it is then entered on the report.</text:p>
        </text:list-item>
        <text:list-item>
          <text:p text:style-name="P136">FEATURE: <text:s/>A "Standards Only" mode was added to BViewer. <text:s/>When this mode is specified, all BViewer functionality is suppressed except for the selection and display of the standard images. <text:s/>Only the standard selector and the standard image display window are visible.</text:p>
        </text:list-item>
        <text:list-item>
          <text:p text:style-name="P137">BUG FIX: <text:s/>A problem was fixed on the Produce Report screen where, if the reader selected NO on the Contact Physician question and then changed his/her mind and selected YES, both buttons appeared selected on the display.</text:p>
          <text:list>
            <text:list-item>
              <text:h text:style-name="P34" text:outline-level="2">BViewer 1.<text:span text:style-name="T102">2.i</text:span>, released <text:span text:style-name="T115">5 Jun,</text:span> 201<text:span text:style-name="T113">9</text:span>.</text:h>
            </text:list-item>
          </text:list>
        </text:list-item>
        <text:list-item text:start-value="1">
          <text:p text:style-name="P111"><text:span text:style-name="T38">IMPROVEMENT</text:span><text:span text:style-name="T33">: <text:s/></text:span><text:span text:style-name="T39">The "Delete All Reports" button was added to the BViewer "Produce Report" tab. <text:s/>Clicking on this button deletes from the "Reports" folder all of the .PNG report files listed on the right portion of the reports screen.</text:span></text:p>
        </text:list-item>
        <text:list-item>
          <text:p text:style-name="P138">IMPROVEMENT: <text:s/><text:span text:style-name="T115">The high priority timer interval for checking for imported files was reduced from 5 seconds to 4 seconds to make it more responsive. <text:s/>(This interval exists to permit BRetriever, as well as other BViewer threads, to have enough CPU access to </text:span><text:soft-page-break/><text:span text:style-name="T115">handle their processing. <text:s/>As computers have gradually gotten faster this and similar delay intervals have been carefully reduced.)</text:span></text:p>
        </text:list-item>
        <text:list-item>
          <text:p text:style-name="P140">BUG FIX: <text:s/>A problem was fixed where a blank date read from an AXT file was converted to the current date.</text:p>
        </text:list-item>
        <text:list-item>
          <text:p text:style-name="P140">IMPROVEMENT: <text:s/>The NIOSH mode Reader Social Security Number (SSN) was converted to an unformatted Reader ID field.<text:span text:style-name="T116"> <text:s/>The NIOSH mode report form was appropriately modified.</text:span></text:p>
        </text:list-item>
        <text:list-item>
          <text:p text:style-name="P140">BUG FIX: <text:s/>A crash was fixed in BViewer that resulted from reading comment fields longer than 255 characters from .AXT files.</text:p>
        </text:list-item>
        <text:list-item>
          <text:p text:style-name="P140">IMPROVEMENT: <text:s/>The "Date of Radiograph" edit box was removed from the BViewer "Produce Report" screen for NIOSH and Test modes. <text:s/>It was made read-only for the General Purpose mode, since it comes from the Dicom data.</text:p>
        </text:list-item>
        <text:list-item>
          <text:p text:style-name="P141">IMPROVEMENT: <text:s/>The "Worker SSN" edit box was removed from the NIOSH mode. <text:s/>It will be left blank on the NIOSH report.</text:p>
        </text:list-item>
        <text:list-item>
          <text:p text:style-name="P141">IMPROVEMENT: <text:s/>An entry was added to the BViewer configuration file to set a default value for the type of reading.</text:p>
        </text:list-item>
        <text:list-item>
          <text:p text:style-name="P141">IMPROVEMENT: <text:s/>The Facility ID Number edit box was removed from the NIOSH mode "Produce Report" screen.</text:p>
        </text:list-item>
        <text:list-item>
          <text:p text:style-name="P141">IMPROVEMENT: <text:s/>The "Date Physician Notified" edit box was removed from the "Produce Report" screen for all BViewer modes. <text:s/>It is left blank on the BViewer report form.</text:p>
        </text:list-item>
        <text:list-item>
          <text:p text:style-name="P141">IMPROVEMENT: <text:s/>The reader's address validation (during the report approval process) was eliminated. <text:s/>This validation only occurred in NIOSH mode.</text:p>
        </text:list-item>
        <text:list-item>
          <text:p text:style-name="P141">IMPROVEMENT: <text:s/>The NIOSH mode report form was modified to replace the Examinee Social Security Number with the (unformatted) Examinee ID Number.</text:p>
        </text:list-item>
        <text:list-item>
          <text:p text:style-name="P141">IMPROVEMENT: <text:s/>The message box that warns of an incomplete interpretation was enabled for the BViewer Test mode.</text:p>
          <text:list>
            <text:list-item>
              <text:h text:style-name="P35" text:outline-level="2">BViewer 1.<text:span text:style-name="T102">2.h</text:span>, released <text:span text:style-name="T113">4 Feb,</text:span> 201<text:span text:style-name="T113">9</text:span>.</text:h>
            </text:list-item>
          </text:list>
        </text:list-item>
        <text:list-item text:start-value="1">
          <text:p text:style-name="P112"><text:span text:style-name="T38">IMPROVEMENT</text:span><text:span text:style-name="T33">: <text:s/></text:span><text:span text:style-name="T40">A feature was added to BViewer which supports calling any specified external program as part of the report approval process. <text:s/>Such external programs handle customized workflow requirements. <text:s/>This customization process is triggered by the presence of a .EPC specification file in the \ProgramData\BViewer\Config folder.</text:span></text:p>
        </text:list-item>
        <text:list-item>
          <text:p text:style-name="P139">IMPROVEMENT: <text:s/>During normal interpretation, BRetriever processes the Dicom image file and then deletes it. <text:s/>BRetriever was enhanced to support the archiving of the Dicom image file. <text:s/>This is necessary if BViewer is to be able to locate this file for specification as an argument for making customized workflow external program calls. <text:s/>A configuration line specifying the (archived) Dicom image file path was added to the configuration files for both BRetriever and BViewer, since they need to share this information.</text:p>
        </text:list-item>
        <text:list-item>
          <text:p text:style-name="P142">IMPROVEMENT<text:span text:style-name="T114">: <text:s/>The long-obsolete LOGGING DETAIL item in the configuration files was removed. <text:s/>(Older configuration files that contain this item will not cause an error.)</text:span></text:p>
        </text:list-item>
        <text:list-item>
          <text:p text:style-name="P144">BUG FIX: <text:s/>The positioning of the 3C "No" checkmark on the general purpose report form was corrected.</text:p>
          <text:p text:style-name="P144"/>
          <text:list>
            <text:list-item>
              <text:h text:style-name="P35" text:outline-level="2">BViewer 1.<text:span text:style-name="T102">2.g</text:span>, released <text:span text:style-name="T112">17 Dec,</text:span> 201<text:span text:style-name="T99">8</text:span>.</text:h>
            </text:list-item>
          </text:list>
        </text:list-item>
        <text:list-item>
          <text:p text:style-name="P113"><text:span text:style-name="T41">BUG FIX</text:span><text:span text:style-name="T33">: <text:s/></text:span><text:span text:style-name="T41">Any blanks at the end of the facility ID field on the report were being over-written with other characters. <text:s/>This was corrected.</text:span></text:p>
        </text:list-item>
        <text:list-item>
          <text:p text:style-name="P145">BUG FIX: <text:s/>The position of the "X" for the section 3C "No" entry on the new report was corrected.</text:p>
        </text:list-item>
        <text:list-item>
          <text:p text:style-name="P145">BUG FIX: <text:s/>Fixed a problem introduced in the previous release where the report was automatically approved when entering the Compose Report screen.</text:p>
        </text:list-item>
        <text:list-item>
          <text:p text:style-name="P143"><text:soft-page-break/>IMPROVEMENT: <text:s/>The date of reading field was modified to be assigned only when the report is approved. <text:s/>It is no longer changeable by the reader, and is invisible on the report screen except for previously-approved studies read from .AXT files.</text:p>
        </text:list-item>
        <text:list-item>
          <text:p text:style-name="P143">IMPROVEMENT: <text:s/>The printed signature name field was added to the .AXT files. <text:s/>This was needed for regenerating the report from the .AXT file.</text:p>
        </text:list-item>
        <text:list-item>
          <text:p text:style-name="P143">IMPROVEMENT: <text:s text:c="2"/>The reader information was added to the .SDY files, which did not previously contain this information. <text:s/>This was done in a way that allows .SDY files written by previous BViewer versions to continue being read successfully.</text:p>
        </text:list-item>
        <text:list-item>
          <text:p text:style-name="P143">IMPROVEMENT: <text:s/>(UIC Project) <text:s/>The capability was created that allows BViewer to be configured so that it can read batches of previously exported .AXT files and automatically regenerate the corresponding reports.</text:p>
          <text:list>
            <text:list-item>
              <text:h text:style-name="P36" text:outline-level="2">BViewer 1.<text:span text:style-name="T102">2.f</text:span>, released <text:span text:style-name="T111">30 Nov,</text:span> 201<text:span text:style-name="T99">8</text:span>.</text:h>
            </text:list-item>
          </text:list>
        </text:list-item>
        <text:list-item text:start-value="1">
          <text:p text:style-name="P114"><text:span text:style-name="T42">IMPROVEMENT</text:span><text:span text:style-name="T33">: <text:s/></text:span><text:span text:style-name="T43">Support was added to the Compose Report screen for tabbing from one edit box to another.</text:span></text:p>
        </text:list-item>
        <text:list-item>
          <text:p text:style-name="P114"><text:span text:style-name="T42">IMPROVEMENT</text:span><text:span text:style-name="T43">: <text:s/>A "Check All Zones" button was added to the Parenchymal Abnormalities section of the interpretation screen.</text:span></text:p>
        </text:list-item>
        <text:list-item>
          <text:p text:style-name="P114"><text:span text:style-name="T42">IMPROVEMENT</text:span><text:span text:style-name="T43">: <text:s/>A time-of-day stamp was added to the date read column of the study selection list.</text:span><text:span text:style-name="T44"> <text:s/>The time is set when the report is approved.</text:span></text:p>
        </text:list-item>
        <text:list-item>
          <text:p text:style-name="P231"><text:span text:style-name="T42">IMPROVEMENT</text:span><text:span text:style-name="T28">: <text:s/>The date read value in test mode was modified to only be updated</text:span><text:span text:style-name="T44"> when the report is approved.</text:span></text:p>
        </text:list-item>
        <text:list-item>
          <text:p text:style-name="P232"><text:span text:style-name="T42">IMPROVEMENT</text:span><text:span text:style-name="T44">: <text:s/>Support was added for the new NIOSH report form. <text:s/>Reports generated in NIOSH mode and Test mode are now generated using the new format.</text:span></text:p>
        </text:list-item>
        <text:list-item>
          <text:p text:style-name="P233"><text:span text:style-name="T44">B</text:span><text:span text:style-name="T28">UG FIX: <text:s/>A fix was added to BViewer to handle Fuji Photo images where a modality rescale was specified, but was not intended to be applied to the displayed images.</text:span></text:p>
          <text:list>
            <text:list-item>
              <text:h text:style-name="P37" text:outline-level="2">BViewer 1.<text:span text:style-name="T102">2.e</text:span>, released <text:span text:style-name="T110">11 Oct,</text:span> 201<text:span text:style-name="T99">8</text:span>.</text:h>
            </text:list-item>
          </text:list>
        </text:list-item>
        <text:list-item text:start-value="1">
          <text:p text:style-name="P115"><text:span text:style-name="T42">IMPROVEMENT</text:span><text:span text:style-name="T33">: <text:s/></text:span><text:span text:style-name="T45">The algorithm for processing Dicom image files containing VOI_LUT tables was modified to eliminate all manufacturer-specific exceptions. <text:s/>This new algorithm should eliminate problems displaying VOI_LUT images from different manufacturers.</text:span></text:p>
        </text:list-item>
        <text:list-item>
          <text:p text:style-name="P146">BUG FIX: <text:s/>A problem was found and fixed that unnecessarily restricted the range of the Window Width setting. <text:s/>This fix extends the windowing range to display lower contrasts.</text:p>
        </text:list-item>
        <text:list-item>
          <text:p text:style-name="P64">BUG FIX: <text:s/><text:span text:style-name="T78">Logic was added to </text:span>apply modality rescaling to 16-bit images. <text:s/>CT images routinely specify this scaling.</text:p>
          <text:list>
            <text:list-item>
              <text:h text:style-name="P37" text:outline-level="2">BViewer 1.<text:span text:style-name="T102">2.d</text:span>, released <text:span text:style-name="T109">30 Aug,</text:span> 201<text:span text:style-name="T99">8</text:span>.</text:h>
            </text:list-item>
          </text:list>
        </text:list-item>
        <text:list-item text:start-value="1">
          <text:p text:style-name="P116"><text:span text:style-name="T42">IMPROVEMENT</text:span><text:span text:style-name="T33">: <text:s/></text:span><text:span text:style-name="T46">The report window is now cleared whenever a completed study is deleted.</text:span></text:p>
        </text:list-item>
        <text:list-item>
          <text:p text:style-name="P147">IMPROVEMENT: <text:s/>Support was added for the new Dicom complex value representation codes ox <text:s/>and xs.</text:p>
        </text:list-item>
        <text:list-item>
          <text:p text:style-name="P116"><text:span text:style-name="T42">IMPROVEMENT</text:span><text:span text:style-name="T46">: <text:s/>A new capability was added to BRetriever of accumulating a survey of the images it processes. <text:s/>The survey consists of a text file with one line per image, containing values for the various image properties. <text:s/>No patient identification information is included in the survey. <text:s/>This feature is normally inactive, but can be enabled in the configuration file.</text:span><text:span text:style-name="T47"> <text:s/>This survey is useful for studying variations in image display characteristics.</text:span></text:p>
        </text:list-item>
        <text:list-item>
          <text:p text:style-name="P149">BUG FIX: <text:s/>A problem was fixed that led to BRetriever crashes when reading image files <text:s/>that use a "big endian" transfer syntax and contain double-precision floating point values.</text:p>
          <text:p text:style-name="P150"><text:s/></text:p>
          <text:list>
            <text:list-item>
              <text:h text:style-name="P38" text:outline-level="2"><text:soft-page-break/>BViewer 1.<text:span text:style-name="T102">2.c</text:span>, released <text:span text:style-name="T108">26 Jun,</text:span> 201<text:span text:style-name="T99">8</text:span>.</text:h>
            </text:list-item>
          </text:list>
        </text:list-item>
        <text:list-item text:start-value="1">
          <text:p text:style-name="P151">BUG FIX: <text:s/><text:span text:style-name="T108">Support was added to BRetriever to enable it to decode Dicom files that use a transfer syntax of Big Endian instead of the default Little Endian.</text:span></text:p>
          <text:p text:style-name="P151"><text:s/></text:p>
          <text:list>
            <text:list-item>
              <text:h text:style-name="P39" text:outline-level="2">BViewer 1.<text:span text:style-name="T102">2.b</text:span>, released <text:span text:style-name="T104">7 Jun,</text:span> 201<text:span text:style-name="T99">8</text:span>.</text:h>
            </text:list-item>
          </text:list>
        </text:list-item>
        <text:list-item text:start-value="1">
          <text:p text:style-name="P153"><text:span text:style-name="T103">IMPROVEMENT</text:span>: <text:span text:style-name="T98"><text:s/>A new image quality button was created for Excessive Edge Enhancement. <text:s/>The report forms were updated to show this new image quality item.</text:span></text:p>
        </text:list-item>
        <text:list-item>
          <text:p text:style-name="P152">BUG FIX: <text:s/>A problem was fixed that could potentially result in the Date of Birth field not being output if the Date Read field wasn't visited.</text:p>
        </text:list-item>
        <text:list-item>
          <text:p text:style-name="P152">IMPROVEMENT: <text:s/>BRetriever now produces an individual .AXT file corresponding to each .PNG image file. <text:s/>Each of these intermediate .AXT files has the same file name as the corresponding .PNG file. <text:s/>This change facilitates workflow intervention between a BRetriever image receiving station and one or more BViewer viewing stations. <text:s/>These new individual .AXT files<text:span text:style-name="T105"> replace the prior IMPORT.AXT file, which could contain data for multiple images, making it difficult to sort. <text:s/>The new .AXT files</text:span> have the same <text:span text:style-name="T105">content format</text:span> as the <text:span text:style-name="T105">old</text:span> IMPORT.AXT file<text:span text:style-name="T105">.</text:span></text:p>
        </text:list-item>
        <text:list-item>
          <text:p text:style-name="P166">IMPROVEMENT: <text:s/>The ability was added to archive the intermediate .AXT files before they are gobbled up by BViewer. <text:s/>This archiving can be enabled in the BRetriever configuration file. <text:s/><text:span text:style-name="T106">(Archiving is disabled by default.) <text:s/></text:span>This allows viewing the incoming images at a workflow receiving station without losing the intermediate .AXT data files.</text:p>
        </text:list-item>
        <text:list-item>
          <text:p text:style-name="P167">IMPROVEMENT: <text:s/>The indication of each updated standard reference image during Step 4 of standards installation is now displayed more promptly, as soon as that image has been completely installed.</text:p>
        </text:list-item>
        <text:list-item>
          <text:p text:style-name="P167">IMPROVEMENT: <text:s/>A warning message is now displayed if the Produce Report button is clicked while any section of the interpretation remains incomplete. <text:s/>The same message is displayed if the Approve Report button is clicked for an incomplete interpretation<text:span text:style-name="T107">. <text:s/>(These messages are not displayed in Test Mode.)</text:span></text:p>
        </text:list-item>
        <text:list-item>
          <text:p text:style-name="P168">IMPROVEMENT: <text:s/>The capability has been added for archiving report files, .SDY study data files or .PNG image files. <text:s/>The archiving of each of these file types is controlled by a separate entry in the BViewer configuration file. <text:s/>By default, archiving is normally disabled.</text:p>
          <text:list>
            <text:list-item>
              <text:h text:style-name="P40" text:outline-level="2">BViewer 1.<text:span text:style-name="T102">2.a</text:span>, released <text:span text:style-name="T102">6 Apr,</text:span> 201<text:span text:style-name="T99">8</text:span>.</text:h>
            </text:list-item>
          </text:list>
        </text:list-item>
        <text:list-item text:start-value="1">
          <text:p text:style-name="P154"><text:span text:style-name="T100">BUG FIX</text:span>: <text:span text:style-name="T98"><text:s/>A bug was fixed where data which had just been entered on the departing tab was not saved if the reader chose to exit BViewer at that point.</text:span></text:p>
        </text:list-item>
        <text:list-item>
          <text:p text:style-name="P169">BUG FIX: <text:s/>A <text:span text:style-name="T103">recently introduced </text:span>bug was fixed that resulted in Dicom element decoding failures in some files with nested elements.</text:p>
        </text:list-item>
        <text:list-item>
          <text:p text:style-name="P169">BUG FIX: <text:s/>A bug was fixed where the value multiplicity was not being set for SQ Dicom elements, leading to a gibberish value being printed in the log.</text:p>
        </text:list-item>
        <text:list-item>
          <text:p text:style-name="P170">BUG FIX: <text:s/>Some equipment manufacturers (not the main ones) record data with a different value representation than that specified by the Dicom dictionary. <text:s/>This led to BRetriever decoding errors. <text:s/>BRetriever was modified to handle this situation. <text:s/>A message was added to the detailed log for each data element where this occurs.</text:p>
        </text:list-item>
        <text:list-item>
          <text:p text:style-name="P170">BUG FIX: <text:s/>A particular image was failing to be decoded because its Dicom data included a SequenceDelimitationItem that BRetriever interpreted as a (premature) termination of the main data sequence. <text:s/>Code was added to BRetriever to ignore such an item <text:span text:style-name="T103">if it occurs </text:span>in the main data sequence.</text:p>
        </text:list-item>
        <text:list-item>
          <text:p text:style-name="P148">IMPROVEMENT: <text:s/>BViewer was modified to clear the study image display whenever <text:s/>study data is manually entered for a study without a viewable image.</text:p>
        </text:list-item>
        <text:list-item>
          <text:p text:style-name="P148">BUG FIX: <text:s/>An exception was created for the SEDECAL equipment manufacturer to permit its VOI_LUT images to display correctly.</text:p>
        </text:list-item>
      </text:list>
      <text:p text:style-name="P14"/>
      <text:list xml:id="list112946361926240" text:continue-numbering="true" text:style-name="WW8Num2">
        <text:list-item>
          <text:list>
            <text:list-item>
              <text:h text:style-name="P40" text:outline-level="2"><text:soft-page-break/>BViewer 1.1.<text:span text:style-name="T101">z</text:span>, released <text:span text:style-name="T101">15 Mar,</text:span> 201<text:span text:style-name="T99">8</text:span>.</text:h>
            </text:list-item>
          </text:list>
        </text:list-item>
        <text:list-item text:start-value="1">
          <text:p text:style-name="P155"><text:span text:style-name="T100">BUG FIX</text:span>: <text:span text:style-name="T98"><text:s/>A bug was fixed where the "Date Read" value in Test mode might not have been set correctly.</text:span></text:p>
        </text:list-item>
        <text:list-item>
          <text:p text:style-name="P171">BUG FIX: <text:s/>The <text:span text:style-name="T98">"Delete Checked Reports" button </text:span>has been restored to<text:span text:style-name="T98"> visibility in test mode.</text:span></text:p>
        </text:list-item>
        <text:list-item>
          <text:p text:style-name="P172">IMPROVEMENT: <text:s/>The "Remove Checked Studies" button is no long present in Test mode.</text:p>
        </text:list-item>
        <text:list-item>
          <text:p text:style-name="P172">IMPROVEMENT: <text:s/>The BViewer help file has been revised and brought up to date.</text:p>
        </text:list-item>
        <text:list-item>
          <text:p text:style-name="P172">IMPROVEMENT: <text:s/>The "Set Local Network Address" dialog was made more descriptive.</text:p>
        </text:list-item>
        <text:list-item>
          <text:p text:style-name="P171">BUG FIX: <text:s/>A problem was fixed where a patient name longer than 33 characters would corrupt the report form.</text:p>
        </text:list-item>
        <text:list-item>
          <text:p text:style-name="P171">BUG FIX: <text:s/>A problem was fixed where the escape key sequence for switching between BViewer windows would sometimes not function.</text:p>
        </text:list-item>
        <text:list-item>
          <text:p text:style-name="P175">BUG FIX: <text:s/>A problem was fixed where pressing the Enter or the Escape key while the standard selection window had the focus would cause the window to permanently close.</text:p>
          <text:p text:style-name="P175"/>
          <text:list>
            <text:list-item>
              <text:h text:style-name="P41" text:outline-level="2">BViewer 1.1.<text:span text:style-name="T99">y</text:span>, released <text:span text:style-name="T98">16 Jan,</text:span> 201<text:span text:style-name="T99">8</text:span>.</text:h>
            </text:list-item>
          </text:list>
        </text:list-item>
        <text:list-item text:start-value="1">
          <text:p text:style-name="P156"><text:span text:style-name="T89">IMPROVEMENT</text:span>: <text:span text:style-name="T98"><text:s/>The "Delete Checked Reports" button is no longer visible in test mode.</text:span></text:p>
        </text:list-item>
        <text:list-item>
          <text:p text:style-name="P156"><text:span text:style-name="T89">IMPROVEMENT</text:span>: <text:span text:style-name="T98"><text:s/>A confirmation popup window has been added in response to clicking the "Cancel and Reset" button on the "Enter Interpretation" tab.</text:span></text:p>
        </text:list-item>
        <text:list-item>
          <text:p text:style-name="P156"><text:span text:style-name="T89">IMPROVEMENT</text:span>: <text:span text:style-name="T98"><text:s/>The "Begin New Test Session" button label was changed to "Clear Physician Name and Address".</text:span></text:p>
        </text:list-item>
        <text:list-item>
          <text:p text:style-name="P156"><text:span text:style-name="T89">IMPROVEMENT</text:span>: <text:span text:style-name="T98"><text:s/>The length of the "Family Name" field on the "Set Up BViewer" tab was increased by 33%.</text:span></text:p>
        </text:list-item>
        <text:list-item>
          <text:p text:style-name="P176"><text:span text:style-name="T89">IMPROVEMENT: <text:s/></text:span>A confirmation popup window was added in response to clicking the "Delete Checked Reports" button.</text:p>
        </text:list-item>
        <text:list-item>
          <text:p text:style-name="P156"><text:span text:style-name="T89">IMPROVEMENT</text:span>: <text:span text:style-name="T98"><text:s/>A "Select Country" selection list was added to the "Set Up BViewer" tab. <text:s/>In response to a country selection, the date format of the various data display fields is set appropriately for that country. <text:s/>(Note: <text:s/>if any dates have been displayed prior to selecting the country, they will have been formatted according to the prior selection. <text:s/>In this case, BViewer will need to be restarted to obtain the correct display.)</text:span></text:p>
          <text:list>
            <text:list-item>
              <text:h text:style-name="P41" text:outline-level="2"><text:span text:style-name="T48"><text:s/></text:span>BViewer 1.1.<text:span text:style-name="T98">x</text:span>, released <text:span text:style-name="T98">16 Nov,</text:span> 201<text:span text:style-name="T85">7</text:span>.</text:h>
            </text:list-item>
          </text:list>
        </text:list-item>
        <text:list-item text:start-value="1">
          <text:p text:style-name="P157"><text:span text:style-name="T89">IMPROVEMENT</text:span>: <text:span text:style-name="T98"><text:s/>The BViewer installation process was modified to add user privileges to several of the data folders. <text:s/>The Install Standards installation file was modernized and changed to use the \Program Data directory, so that it is compatible with the current BViewer installation.</text:span></text:p>
        </text:list-item>
        <text:list-item>
          <text:p text:style-name="P177">BUG FIX: <text:s/>A <text:span text:style-name="T95">potential problem in BRetriever was fixed that involved recognizing blank lines when reading the private Dicom dictionary.</text:span></text:p>
        </text:list-item>
        <text:list-item>
          <text:p text:style-name="P173">IMPROVEMENT: <text:s/>The "Approve Study" button on the interpretation screen was relocated and relabeled to reduce the probability of the reader inadvertently deleting previously entered abnormality data.</text:p>
          <text:list>
            <text:list-item>
              <text:h text:style-name="P42" text:outline-level="2">BViewer 1.1.<text:span text:style-name="T97">w</text:span>, released <text:span text:style-name="T97">23 Aug</text:span>, 201<text:span text:style-name="T85">7</text:span>.</text:h>
            </text:list-item>
          </text:list>
        </text:list-item>
        <text:list-item text:start-value="1">
          <text:p text:style-name="P158"><text:span text:style-name="T89">IMPROVEMENT</text:span>: <text:s/><text:span text:style-name="T96">The Standards folder was relocated from the \Program Files folder to the \ProgramData folder. <text:s/>This should fix continuing problems with folder access privileges when installing the standards.</text:span></text:p>
        </text:list-item>
        <text:list-item>
          <text:p text:style-name="P178">BUG FIX: <text:s/>A <text:span text:style-name="T95">potential crash</text:span> was <text:span text:style-name="T96">found and </text:span>fixed <text:span text:style-name="T96">when the import dialog is canceled before actually starting a Dicom image import operation.</text:span></text:p>
        </text:list-item>
        <text:list-item>
          <text:p text:style-name="P180"><text:soft-page-break/>BUG FIX: <text:s/>When a study containing multiple Dicom images was imported and then BViewer was exited and later restarted, then only a single image from the study would show up in the image selection list. <text:s/>This problem was fixed.</text:p>
          <text:p text:style-name="P178"/>
          <text:list>
            <text:list-item>
              <text:h text:style-name="P42" text:outline-level="2">BViewer 1.1.<text:span text:style-name="T94">v</text:span>, released <text:span text:style-name="T94">15 Aug</text:span>, 201<text:span text:style-name="T85">7</text:span>.</text:h>
            </text:list-item>
          </text:list>
        </text:list-item>
        <text:list-item text:start-value="1">
          <text:p text:style-name="P159"><text:span text:style-name="T89">IMPROVEMENT</text:span>: <text:s/><text:span text:style-name="T94">The BViewer and BRetriever data files were relocated from the \Program Files folder, where BViewer is installed, to the \ProgramData folder. <text:s/>This improves BViewer's conformance with the Windows security model. <text:s/>This change should reduce the installation and startup problems related to data file access privileges.</text:span></text:p>
        </text:list-item>
        <text:list-item>
          <text:p text:style-name="P179">BUG FIX: <text:s/>A <text:span text:style-name="T95">potential crash</text:span> was fixed where the image's BitsAllocated value was not being set when reading a standard image.</text:p>
        </text:list-item>
        <text:list-item>
          <text:p text:style-name="P179">BUG FIX: <text:s/>A BRetriever image file import timing problem was fixed that resulted in imported files occasionally being skipped if the import process was proceeding slowly, such as when importing to a jump drive.</text:p>
        </text:list-item>
        <text:list-item>
          <text:p text:style-name="P181">BUG FIX: <text:s/>The way BViewer handles the importing of multiple files with the same file name was completely revised. <text:s/>This eliminates the possibility of import failure if importing more than 100 image files with the same name. <text:s/>The file count limit no longer exists after this revision.</text:p>
        </text:list-item>
        <text:list-item>
          <text:p text:style-name="P181">IMPROVEMENT: <text:s/>When BRetriever stops functioning, there has been a 30-second delay before BViewer decides that BRetriever is stopped and sets the blinking red warning message on the control panel. <text:s/>This delay was increased to 45 seconds to allow for the longer time intervals when BRetriever is busy importing files in very slow environments, such as to a jump drive. <text:s/>This change eliminates intermittent false "BRetriever is Stopped" messages that can occur in these slow-down situations.</text:p>
        </text:list-item>
        <text:list-item>
          <text:p text:style-name="P181">BUG FIX: <text:s/>If a failure occurs while installing the ILO reference standard images, partially processed files can be left in some of the transient BRetriever folders. <text:s/>A repeat attempt to install standards is then blocked by the presence of these files. <text:s/>BViewer was modified to always clear these transient folders before beginning to install the standard reference images.</text:p>
        </text:list-item>
      </text:list>
      <text:p text:style-name="P16"/>
      <text:list xml:id="list112946884981869" text:continue-numbering="true" text:style-name="WW8Num2">
        <text:list-item>
          <text:list>
            <text:list-item>
              <text:h text:style-name="P43" text:outline-level="2">BViewer 1.1.<text:span text:style-name="T93">u</text:span>, released <text:span text:style-name="T91">20 Jul</text:span>, 201<text:span text:style-name="T85">7</text:span>.</text:h>
            </text:list-item>
          </text:list>
        </text:list-item>
        <text:list-item text:start-value="1">
          <text:p text:style-name="P160"><text:span text:style-name="T93">BUG FIX</text:span>: <text:s/><text:span text:style-name="T93">A change was made in the way Dicom data elements are read from a file by BRetriever: <text:s/>If a Dicom element is encountered in a nested element sequence and it has already been read above that nesting level, the nested element is ignored. <text:s/>For example, this prevents the Dicom data for a nested thumbnail image from overriding the values for the primary image. <text:s/>This fixes some image display problems.</text:span></text:p>
        </text:list-item>
        <text:list-item>
          <text:p text:style-name="P182">BUG FIX: <text:s/>Logic was added to prevent BRetriever from crashing if a Dicom file is encountered where no Modality is specified. <text:s/>An appropriate error message will now be displayed.</text:p>
        </text:list-item>
        <text:list-item>
          <text:p text:style-name="P182">BUG FIX: <text:s/>A potential problem was fixed where the RescaleSlope Dicom element was defaulting to 0 if not specified. <text:s/>It now correctly defaults to 1.</text:p>
        </text:list-item>
        <text:list-item>
          <text:p text:style-name="P182">BUG FIX: <text:s/>When the .AXT list of exported data values was updated in the last release, the Manufacturer element was inadvertently deleted. <text:s/>This element has been added back to the exported data.</text:p>
          <text:p text:style-name="P182"/>
          <text:list>
            <text:list-item>
              <text:h text:style-name="P44" text:outline-level="2">BViewer 1.1.<text:span text:style-name="T91">t</text:span>, released <text:span text:style-name="T91">27 Jun</text:span>, 201<text:span text:style-name="T85">7</text:span>.</text:h>
            </text:list-item>
          </text:list>
        </text:list-item>
        <text:list-item text:start-value="1">
          <text:p text:style-name="P161"><text:span text:style-name="T89">IMPROVEMENT</text:span>: <text:s/><text:span text:style-name="T91">The BViewer installation procedure was changed so that it always asks the destination folder for the installation.</text:span></text:p>
        </text:list-item>
        <text:list-item>
          <text:p text:style-name="P183">IMPROVEMENT: <text:s/>The exported .AXT files were changed to increase the patient comments field length to 1024 characters (from 256). <text:s/>The physician notification status <text:soft-page-break/>was added, and all the fields from the BViewer report tab were grouped together<text:span text:style-name="T92"> in the .AXT file</text:span>.</text:p>
        </text:list-item>
        <text:list-item>
          <text:p text:style-name="P183">IMPROVEMENT: <text:s/>A pop-up confirmation window was added when clicking the "All-OK" button after already entering interpretation data. <text:s/>Any data previously entered will be cleared when the "All-OK" button is clicked. <text:s/>This provides the capability<text:span text:style-name="T92"> for</text:span> the reader to reconsider whether it's OK to erase that data.</text:p>
        </text:list-item>
        <text:list-item>
          <text:p text:style-name="P184">IMPROVEMENT: <text:s/>Comprehensive logging of system error messages was added to the BViewer service controller program. <text:s/>Extraneous status checks that always result in logged errors (because the service isn't active) were eliminated. <text:s/>The service controller now operates successfully from a jump drive provided that the BViewer program installed on that drive is started with explicit administrator privileges. <text:s/>This should make BViewer fully functional when installed on and run from an external jump drive.</text:p>
        </text:list-item>
      </text:list>
      <text:p text:style-name="P15"/>
      <text:list xml:id="list112945610587222" text:continue-numbering="true" text:style-name="WW8Num2">
        <text:list-item>
          <text:list>
            <text:list-item>
              <text:h text:style-name="P45" text:outline-level="2">BViewer 1.1.<text:span text:style-name="T89">s</text:span>, released <text:span text:style-name="T89">4 May</text:span>, 201<text:span text:style-name="T85">7</text:span>.</text:h>
            </text:list-item>
          </text:list>
        </text:list-item>
        <text:list-item text:start-value="1">
          <text:p text:style-name="P162"><text:span text:style-name="T89">IMPROVEMENT</text:span>: <text:s/><text:span text:style-name="T89">Support was added to handle images encoded in the RGB format. <text:s/>GE equipment has been observed to produce CR images encoded this way.</text:span></text:p>
        </text:list-item>
        <text:list-item>
          <text:p text:style-name="P174">BUG FIX: <text:s/><text:span text:style-name="T90">A Dicom exception was added</text:span> for images from Manufacturer = "Xray". <text:s/>These images now display correctly.</text:p>
        </text:list-item>
        <text:list-item>
          <text:p text:style-name="P117"><text:span text:style-name="T49">IMPROVEMENT: <text:s/>The subject study image window heading was revised to include the "Linear" and "Sigmoid" windowing settings. <text:s/>These buttons were moved from the BViewer Setup tab. <text:s/>A new button was added to this pair called "Not Applied". <text:s/>This removes the application of any windowing specified in an image's Dicom file and displays the raw image with wide open windowing. <text:s/>NOTE: <text:s/>If you click this button and then wish to return to Linear or Sigmoid windowing, you will need to click the "Reset" button first. <text:s/></text:span><text:span text:style-name="T50">The layout of s</text:span><text:span text:style-name="T49">ome of the commonly used buttons in this window heading </text:span><text:span text:style-name="T50">was reshuffled to make room for the new buttons, and some buttons </text:span><text:span text:style-name="T49">were given enlarged labels to improve readability on high-resolution display panels.</text:span></text:p>
        </text:list-item>
        <text:list-item>
          <text:p text:style-name="P234"><text:span text:style-name="T49">B</text:span><text:span text:style-name="T28">UG FIX: <text:s/>A</text:span><text:span text:style-name="T51"> Dicom</text:span><text:span text:style-name="T28"> exception was added</text:span><text:span text:style-name="T49"> for </text:span><text:span text:style-name="T28">modality CR </text:span><text:span text:style-name="T49">images from Manufacturer = "</text:span><text:span text:style-name="T28">Agfa</text:span><text:span text:style-name="T49">"</text:span><text:span text:style-name="T28"> with VOI_LUT image processing</text:span><text:span text:style-name="T49">. <text:s/>These images now display correctly.</text:span></text:p>
        </text:list-item>
        <text:list-item>
          <text:p text:style-name="P234"><text:span text:style-name="T49">B</text:span><text:span text:style-name="T28">UG FIX: <text:s/>A problem was fixed for some types of images where scrolling the mouse with the right button down resulted in a previous image re-displaying outside the borders of the current image.</text:span></text:p>
        </text:list-item>
        <text:list-item>
          <text:p text:style-name="P234"><text:span text:style-name="T28">BUG FIX: <text:s/>Some problems were fixed when the display mode resorts to using the Microsoft Windows native OpenGL version</text:span><text:span text:style-name="T51">. <text:s/>This is the display software used on systems without OpenGL support by the system's graphics controller. <text:s/>It is also intentionally invoked to handle the GE RGB images.</text:span></text:p>
        </text:list-item>
        <text:list-item>
          <text:p text:style-name="P185">BUG FIX: <text:s/>A situation was observed on 10-bit display systems where the selected image does not display until certain mouse activity occurs. <text:s/>This was fixed by forcing a screen refresh immediately after rendering the image.</text:p>
        </text:list-item>
        <text:list-item>
          <text:p text:style-name="P185">IMPROVEMENT: <text:s/>The display refresh rate was increased by a factor of 4. <text:s/>This results in a crisper performance when adjusting the windowing by moving the mouse around with the right button down.</text:p>
          <text:p text:style-name="P186"/>
          <text:list>
            <text:list-item>
              <text:h text:style-name="P46" text:outline-level="2">BViewer 1.1.<text:span text:style-name="T85">r</text:span>, released <text:span text:style-name="T87">7 Mar</text:span>, 201<text:span text:style-name="T85">7</text:span>.</text:h>
            </text:list-item>
          </text:list>
        </text:list-item>
        <text:list-item text:start-value="1">
          <text:p text:style-name="P163">BUG FIX: <text:s/><text:span text:style-name="T88">A crash was fixed in BRetriever resulting from an improperly formatted patient name.</text:span></text:p>
        </text:list-item>
        <text:list-item>
          <text:p text:style-name="P187">BUG FIX: <text:s/><text:span text:style-name="T88">A crash was fixed</text:span> in BRetriever resulting from improperly terminated Dicom data.</text:p>
        </text:list-item>
        <text:list-item>
          <text:p text:style-name="P187">IMPROVEMENT: <text:s/><text:span text:style-name="T88">The</text:span> dictionary of Dicom data elements<text:span text:style-name="T88"> was updated</text:span> to a newer version. <text:s/><text:span text:style-name="T88">A</text:span> Dicom dictionary of private (manufacturer-specific) data elements<text:span text:style-name="T88"> was introduced</text:span>. <text:s/><text:span text:style-name="T88">T</text:span>he ability to read private data elements and display them in the log file<text:span text:style-name="T88"> was added</text:span>. <text:s/>A "Manufacturer" column<text:span text:style-name="T88"> was added</text:span> to the image-related study selection list.<text:span text:style-name="T86"> <text:s/></text:span><text:soft-page-break/><text:span text:style-name="T86">These changes will make it much easier to diagnose cases where image encoding varies from the Dicom standard.</text:span></text:p>
        </text:list-item>
        <text:list-item>
          <text:p text:style-name="P187">BUG FIX: <text:s/><text:span text:style-name="T88">A crash was fixed</text:span> in BRetriever resulting from trying to read a corrupted Dicom data file.</text:p>
        </text:list-item>
        <text:list-item>
          <text:p text:style-name="P188">BUG FIX: <text:span text:style-name="T88"><text:s/>L</text:span>ogic <text:span text:style-name="T88">was added </text:span>to interpret non-standard Fujifilm image encoding practices, based on one of their private data elements. <text:s/>All images produced on Fuji equipment should now be viewable.</text:p>
        </text:list-item>
        <text:list-item>
          <text:p text:style-name="P188">IMPROVEMENT: <text:s/><text:span text:style-name="T88">A</text:span> line <text:span text:style-name="T88">was added to</text:span> the BViewer configuration file for disabling the automatic advance to the interpretation tab when a study is selected.</text:p>
        </text:list-item>
        <text:list-item>
          <text:p text:style-name="P188">IMPROVEMENT: <text:s/><text:span text:style-name="T88">T</text:span>he wording at the top of the interpretation screens<text:span text:style-name="T88"> was changed</text:span> to make them consistent with the interpretation report form.</text:p>
        </text:list-item>
        <text:list-item>
          <text:p text:style-name="P188">BUG FIX: <text:s/><text:span text:style-name="T88">A</text:span> problem <text:span text:style-name="T88">was fixed </text:span>with the study selection list sorting, where the ascending/descending flags were not being set correctly. <text:s/>This caused a change in the ordering when returning to the selection tab.</text:p>
        </text:list-item>
        <text:list-item>
          <text:p text:style-name="P189">BUG FIX: <text:s/><text:span text:style-name="T88">A</text:span> problem <text:span text:style-name="T88">was fixed</text:span> where patient names did not show up on the selection list. <text:s/>This resulted from a terminology change in the new Dicom dictionary.</text:p>
        </text:list-item>
        <text:list-item>
          <text:p text:style-name="P190">BUG FIX: <text:s/><text:span text:style-name="T88">S</text:span>everal problems <text:span text:style-name="T88">were fixed </text:span>in the reference standard installation. <text:s/>It now functions correctly.</text:p>
          <text:p text:style-name="P188"/>
          <text:list>
            <text:list-item>
              <text:h text:style-name="P47" text:outline-level="2">BViewer 1.1.<text:span text:style-name="T83">q</text:span>, released <text:span text:style-name="T83">17 Nov</text:span>, 201<text:span text:style-name="T19">6</text:span>.</text:h>
            </text:list-item>
          </text:list>
        </text:list-item>
        <text:list-item text:start-value="1">
          <text:p text:style-name="P164">BUG FIX: <text:s/>The manually-entered Patient ID field was fixed to allow any text to be entered, instead of permitting only a number.</text:p>
        </text:list-item>
        <text:list-item>
          <text:p text:style-name="P118"><text:span text:style-name="T52">IMPROVEMENT</text:span><text:span text:style-name="T53">: <text:s/></text:span><text:span text:style-name="T54">A Date of Reading column was added to the patient selection list. <text:s/>The Study Date column was reformatted to add separator slashes to the displayed date.</text:span></text:p>
        </text:list-item>
        <text:list-item>
          <text:p text:style-name="P118"><text:span text:style-name="T52">IMPROVEMENT</text:span><text:span text:style-name="T53">: <text:s/></text:span><text:span text:style-name="T54">An “Approve Study” button was added to the interpretation screen. <text:s/>This button eliminates the need to click the three major abnormality buttons and their associated “NO” buttons for completely negative studies.</text:span></text:p>
        </text:list-item>
        <text:list-item>
          <text:p text:style-name="P191">BU<text:span text:style-name="T84">G</text:span> FIX: <text:s/>The bug was fixed where the extent and width buttons were coming up preset when a new study was opened.</text:p>
        </text:list-item>
        <text:list-item>
          <text:p text:style-name="P191"><text:span text:style-name="T22">IMPROVEMENT: <text:s/></text:span>The buttons, etc., on the Other Abnormalities screen were made to stay visible whenever that screen is activated. <text:s/>This makes it easier to decide whether a study is a “NO”.</text:p>
        </text:list-item>
        <text:list-item>
          <text:p text:style-name="P192">IMPROVEMENT: <text:s/>Study image text annotations now default to hidden in test mode. <text:s/>They can still be displayed by clicking on the Show Study Info button.</text:p>
        </text:list-item>
      </text:list>
      <text:p text:style-name="P17"/>
      <text:list xml:id="list112947071881554" text:continue-numbering="true" text:style-name="WW8Num2">
        <text:list-item>
          <text:list>
            <text:list-item>
              <text:h text:style-name="P48" text:outline-level="2">BViewer 1.1.<text:span text:style-name="T25">p</text:span>, released <text:span text:style-name="T25">4 Oct</text:span>, 201<text:span text:style-name="T19">6</text:span>.</text:h>
            </text:list-item>
          </text:list>
        </text:list-item>
        <text:list-item text:start-value="1">
          <text:p text:style-name="P193"><text:span text:style-name="T22">IMPROVEMENT</text:span>: <text:s/><text:span text:style-name="T25">The labels on the extent and width buttons of the interpretation screen were modified to add the alphabetic/numeric labels to the descriptions.</text:span></text:p>
        </text:list-item>
        <text:list-item>
          <text:p text:style-name="P200">IMPROVEMENT: <text:s/>Added an exception for Fujifilm CR images so they would display correctly. <text:s/>(Evidently, these images have already had the window center/window width specifications applied, so these specifications are to be ignored. <text:s/>Note: <text:s/>This is a bad policy, since it unnecessarily degrades the image by premature optimization. <text:s/>Fuji should fix it. <text:s/>Although Fuji may consider this a feature, windowing should only be applied during interpretation so that the full greyscale dynamic range of the original image is preserved. <text:s/>These images also specify a modal rescaling that has evidently also been previously applied.)</text:p>
        </text:list-item>
        <text:list-item>
          <text:p text:style-name="P201">IMPROVEMENT: <text:s/>The study selection list can now be sorted by clicking on the column headers. <text:s/>Clicking on a column header will sort the selection list based on this column in alternately ascending and descending order.</text:p>
        </text:list-item>
        <text:list-item>
          <text:p text:style-name="P119"><text:span text:style-name="T52">IMPROVEMENT: <text:s/>Added a “Begin New Test Session” button (in test mode only) to reset the reader info. <text:s/>Added logic to preserve the test mode reader info beyond the current BViewer session. <text:s/></text:span><text:span text:style-name="T26">Eliminated the “Add New User” and “Edit Existing User” buttons for test mode, </text:span><text:span text:style-name="T27">where they are not needed</text:span><text:span text:style-name="T26">.</text:span></text:p>
        </text:list-item>
      </text:list>
      <text:p text:style-name="P18"><text:soft-page-break/></text:p>
      <text:list xml:id="list112945622757340" text:continue-numbering="true" text:style-name="WW8Num2">
        <text:list-item>
          <text:list>
            <text:list-item>
              <text:h text:style-name="P49" text:outline-level="2">BViewer 1.1.<text:span text:style-name="T24">o</text:span>, released <text:span text:style-name="T24">12 May</text:span>, 201<text:span text:style-name="T19">6</text:span>.</text:h>
            </text:list-item>
          </text:list>
        </text:list-item>
        <text:list-item text:start-value="1">
          <text:p text:style-name="P194"><text:span text:style-name="T22">IMPROVEMENT</text:span>: <text:s/><text:span text:style-name="T24">The phrase “Manual Data Entry <text:s text:c="2"/>No Image” was set for the study description for manually entered studies.</text:span></text:p>
        </text:list-item>
        <text:list-item>
          <text:p text:style-name="P202">IMPROVEMENT: <text:s/>The error message was eliminated that signaled the lack of an image when a manual study is selected.</text:p>
        </text:list-item>
        <text:list-item>
          <text:p text:style-name="P202">IMPROVEMENT: <text:s/>When a study is selected, BViewer now automatically advances to the Interpretation screen.</text:p>
        </text:list-item>
        <text:list-item>
          <text:p text:style-name="P202">IMPROVEMENT: <text:s/>Logic was added to post the patient name on the control panel for manually entered studies.</text:p>
        </text:list-item>
        <text:list-item>
          <text:p text:style-name="P202">IMPROVEMENT: <text:s/>An entry was added to the detailed log to note any existing .SDY files that were not read successfully during BViewer start-up.</text:p>
        </text:list-item>
        <text:list-item>
          <text:p text:style-name="P202">IMPROVEMENT: <text:s/>Backward compatibility was added to permit BViewer to read older .SDY files that were recorded before the manufacturer name was added.</text:p>
        </text:list-item>
        <text:list-item>
          <text:p text:style-name="P202">IMPROVEMENT: <text:s/>The “Sex” entry for manually entered studies was restricted to “M” or “F”.</text:p>
        </text:list-item>
        <text:list-item>
          <text:p text:style-name="P165">BUG FIX: <text:s/>A bug was found and fixed where pressing the &lt;Enter&gt; key during date entry on the manual study entry screen would cause the dialog to prematurely close.</text:p>
        </text:list-item>
        <text:list-item>
          <text:p text:style-name="P165">IMPROVEMENT: <text:s/>The auto-load feature was improved so that an auto-load study that occurs when BViewer is already active will be handled the same as one that causes BViewer to start up. <text:s/>This required reorganizing the way the abstract data from BRetriever is read in.</text:p>
          <text:p text:style-name="P165"/>
          <text:list>
            <text:list-item>
              <text:h text:style-name="P49" text:outline-level="2">BViewer 1.1.<text:span text:style-name="T23">n</text:span>, released <text:span text:style-name="T23">5 Apr</text:span>, 201<text:span text:style-name="T19">6</text:span>.</text:h>
            </text:list-item>
          </text:list>
        </text:list-item>
        <text:list-item text:start-value="1">
          <text:p text:style-name="P195"><text:span text:style-name="T18">BUG FIX</text:span>: <text:s/><text:span text:style-name="T22">A problem was fixed on the Set Up BViewer screen where it was possible to “unselect” a button within a group of “radio buttons”, leaving the selection in an unknown state. <text:s/>In these button groups, one of the buttons must always be selected.</text:span></text:p>
        </text:list-item>
        <text:list-item>
          <text:p text:style-name="P203">IMPROVEMENT: <text:s/>The size of the measurement fonts was doubled to make them more readable on the high-resolution image monitors. <text:s/>The decimal fractions of a millimeter were eliminated.</text:p>
        </text:list-item>
        <text:list-item>
          <text:p text:style-name="P203">IMPROVEMENT: <text:s/>BViewer can now be registered as the default program for displaying DICOM images. <text:s/>If BViewer has been registered as the default program, double-clicking on an image in Windows Explorer or similar programs will cause the image to be automatically imported, selected and displayed in BViewer.</text:p>
        </text:list-item>
        <text:list-item>
          <text:p text:style-name="P204">IMPROVEMENT: <text:s/>A button was added to the study selection screen to provide for manually entering patient data. <text:s/>This allows a BViewer study to be created for reading analog images or any other images that cannot be imported by BViewer. <text:s/>The full interpretation and reporting screens are supported for such manually created studies.</text:p>
        </text:list-item>
        <text:list-item>
          <text:p text:style-name="P204">BUG FIX: <text:s/>A problem was fixed in the Study Selection List on the Set Up BViewer screen. <text:s/>The “Image” selection button was not responding when clicked on.</text:p>
          <text:list>
            <text:list-item>
              <text:h text:style-name="P50" text:outline-level="2"/>
            </text:list-item>
            <text:list-item>
              <text:h text:style-name="P50" text:outline-level="2">BViewer 1.1.<text:span text:style-name="T19">m</text:span>, released <text:span text:style-name="T21">10 Feb</text:span>, 201<text:span text:style-name="T19">6</text:span>.</text:h>
            </text:list-item>
          </text:list>
        </text:list-item>
        <text:list-item text:start-value="1">
          <text:p text:style-name="P196"><text:span text:style-name="T18">BUG FIX</text:span>: <text:s/><text:span text:style-name="T19">A problem was fixed where Fujifilm CR images with VOI_LUT calibrations were displaying as white images.</text:span></text:p>
        </text:list-item>
        <text:list-item>
          <text:p text:style-name="P205">IMPROVEMENT: <text:s/>The study identification logic was changed to include using the accession number to distinguish different studies. <text:s/>This allows studies with different accession numbers (for example, different studies performed during the same patient visit and/or prior studies on the same patient) to be separately interpreted and reported.</text:p>
        </text:list-item>
        <text:list-item>
          <text:p text:style-name="P205">BUG FIX: <text:s/>Part of the data structure that represents VOI_LUT calibrations was found to be misaligned in the computer memory, which could potentially lead to incorrect image displays. <text:s/><text:span text:style-name="T20">This was fixed.</text:span></text:p>
        </text:list-item>
        <text:list-item>
          <text:p text:style-name="P206"><text:soft-page-break/>IMPROVEMENT: <text:s/>The development system used to create the BViewer software was upgraded from Microsoft's Visual Studio (VS) 2010 to the community version VS2015. <text:s/>This makes the latest software development technology available for the BViewer project.</text:p>
          <text:p text:style-name="P196"/>
          <text:list>
            <text:list-item>
              <text:h text:style-name="P50" text:outline-level="2">BViewer 1.1.<text:span text:style-name="T19">l</text:span>, released <text:span text:style-name="T19">13 Nov</text:span>, 201<text:span text:style-name="T7">5</text:span>.</text:h>
            </text:list-item>
          </text:list>
        </text:list-item>
        <text:list-item text:start-value="1">
          <text:p text:style-name="P197"><text:span text:style-name="T18">BUG FIX</text:span>: <text:s/><text:span text:style-name="T18">The organization of the software that initializes the windowing parameters was improved, fixing a bug that led to incorrect windowing initialization for some images displayed on enhanced bit-depth panels.</text:span></text:p>
          <text:p text:style-name="P197"/>
          <text:list>
            <text:list-item>
              <text:h text:style-name="P51" text:outline-level="2">BViewer 1.1.<text:span text:style-name="T17">k</text:span>, released <text:span text:style-name="T17">28 Oct</text:span>, 201<text:span text:style-name="T7">5</text:span>.</text:h>
            </text:list-item>
          </text:list>
        </text:list-item>
        <text:list-item text:start-value="1">
          <text:p text:style-name="P198">IMPROVEMENT: <text:s/><text:span text:style-name="T17">Support was added for activating the histogramming of study image luminosity distributions. <text:s/>This feature is normally inactive. <text:s/>It can be activated by including the line “HISTOGRAM: ENABLED” in the BViewer configuration file.</text:span></text:p>
        </text:list-item>
        <text:list-item>
          <text:p text:style-name="P207">BUG FIX: <text:s/><text:span text:style-name="T17">BViewer would crash if more than a dozen or so images files all having the same file name were imported together. <text:s/>This was fixed.</text:span></text:p>
          <text:p text:style-name="P209"/>
          <text:list>
            <text:list-item>
              <text:h text:style-name="P52" text:outline-level="2">BViewer 1.1.<text:span text:style-name="T16">jX (Experimental)</text:span>, released <text:span text:style-name="T15">30 Sep</text:span>, 201<text:span text:style-name="T7">5</text:span>.</text:h>
            </text:list-item>
          </text:list>
        </text:list-item>
        <text:list-item text:start-value="1">
          <text:p text:style-name="P198">IMPROVEMENT: <text:s/><text:span text:style-name="T16">Improvements were made to the Dicom image processing software to support a wider range of image sources. <text:s/>The objective was to correctly display all the various images selected for the syllabus.</text:span></text:p>
        </text:list-item>
        <text:list-item>
          <text:p text:style-name="P208">BUG FIX: <text:s/>If a VOI-LUT image specifies multiple alternative look-up tables, BRetriever was allocating a buffer for each set of table data, then passing on only the last table encountered to BViewer. <text:s/>It now allocates only a single buffer and passes on to BViewer the first look-up table encountered, ignoring any subsequent ones.</text:p>
          <text:p text:style-name="P210"/>
          <text:list>
            <text:list-item>
              <text:h text:style-name="P52" text:outline-level="2">BViewer 1.1.<text:span text:style-name="T15">iX (Experimental)</text:span>, released <text:span text:style-name="T15">31 Aug</text:span>, 201<text:span text:style-name="T7">5</text:span>.</text:h>
            </text:list-item>
          </text:list>
        </text:list-item>
        <text:list-item text:start-value="1">
          <text:p text:style-name="P199">IMPROVEMENT: <text:s/>Diagnostic tests were added to the BViewer image processing to examine the characteristics of the image pixel values. <text:s/>The resulting information was added to the detailed log.</text:p>
        </text:list-item>
        <text:list-item>
          <text:p text:style-name="P211"><text:span text:style-name="T15">BUG FIX</text:span>: <text:s/><text:span text:style-name="T15">Problems related to the processing of VOI-LUT look-up tables were diagnosed and fixed. <text:s/>Images with VOI-LUT specifications now display correctly.</text:span></text:p>
        </text:list-item>
        <text:list-item>
          <text:p text:style-name="P211"><text:span text:style-name="T15">BUG FIX</text:span>: <text:s/><text:span text:style-name="T15">A problem was fixed where images designated as MONOCHROME1, but not having a VOI-LUT specification, were not having their pixel values inverted, which made the images appear as photographic negatives.</text:span></text:p>
        </text:list-item>
        <text:list-item>
          <text:p text:style-name="P215">BUG FIX: <text:s/>Diagnosed and fixed some subtle errors in the histogram logic that could lead to memory corruption and a possible program crash.</text:p>
          <text:p text:style-name="P211"/>
          <text:list>
            <text:list-item>
              <text:h text:style-name="P53" text:outline-level="2">BViewer 1.1.<text:span text:style-name="T14">hX (Experimental)</text:span>, released <text:span text:style-name="T14">14 Aug</text:span>, 201<text:span text:style-name="T7">5</text:span>.</text:h>
            </text:list-item>
          </text:list>
        </text:list-item>
        <text:list-item text:start-value="1">
          <text:p text:style-name="P212">IMPROVEMENT: <text:s/>The window center/window width range, accessible by moving the mouse over the image with the right mouse button depressed, was substantially increased to permit access to more extreme windowing settings.</text:p>
        </text:list-item>
        <text:list-item>
          <text:p text:style-name="P212">IMPROVEMENT (EXPERIMENTAL): <text:s/>Added a “Show Histogram” button to the heading at the top of the study image window, along with a luminosity histogram display next to the button. <text:s/>Also added a “Flatten” and a “Center” button to allow transforming the luminosity distribution of the image. <text:s/>Applying one of these luminosity transformations can significantly alter the diagnostic quality of the image, enhancing different grayscale ranges.</text:p>
        </text:list-item>
        <text:list-item>
          <text:p text:style-name="P120"><text:soft-page-break/><text:span text:style-name="T55">IMPROVEMENT (EXPERIMENTAL): <text:s/></text:span><text:span text:style-name="T56">Added messages to the detailed log file that track the mouse clicks over the study selection list. <text:s/>This can be used to diagnose an observed failure to respond to the first click on an image, which occurs on at least one workstation.</text:span></text:p>
          <text:list>
            <text:list-item>
              <text:h text:style-name="P54" text:outline-level="2">BViewer 1.1.<text:span text:style-name="T13">g</text:span>, released <text:span text:style-name="T12">19 Jun</text:span>, 201<text:span text:style-name="T7">5</text:span>.</text:h>
            </text:list-item>
          </text:list>
        </text:list-item>
        <text:list-item text:start-value="1">
          <text:p text:style-name="P121"><text:span text:style-name="T55">IMPROVEMENT</text:span><text:span text:style-name="T1">:</text:span><text:span text:style-name="T81"> </text:span><text:span text:style-name="T79"><text:s/></text:span><text:span text:style-name="T57">A new option was added to the BViewer Set Up screen: <text:s/>There is now a choice of windowing behavior. <text:s/>The “Linear” button specifies the straight line windowing that has always been supported. <text:s/>The “Sigmoid” button specifies that windowing will be applied with a sigmoid filter. <text:s/>Sigmoid windowing approximates the usual linear windowing, but does not jam the grayscale values that fall outside the window to the extreme maximum (white) or minimum (black) pixel luminosities. <text:s/>Instead, the sigmoid filter smooths the transition to the max or min pixel values, allowing for a more gradual asymptotic grayscale behavior.</text:span></text:p>
        </text:list-item>
        <text:list-item>
          <text:p text:style-name="P235"><text:span text:style-name="T57">B</text:span><text:span text:style-name="T28">UG FIX: <text:s/>Testing was added to BRetriever to check for incorrectly formatted double-precision floating point values in the dicom data elements. <text:s/>This led to a crash as a result of a memory buffer overflow when attempted to write the mis-coded value to the detail log.</text:span></text:p>
        </text:list-item>
      </text:list>
      <text:p text:style-name="P19"/>
      <text:list xml:id="list112946719111073" text:continue-numbering="true" text:style-name="WW8Num2">
        <text:list-item>
          <text:list>
            <text:list-item>
              <text:h text:style-name="P55" text:outline-level="2">BViewer 1.1.<text:span text:style-name="T12">f</text:span>, released <text:span text:style-name="T12">13 May</text:span>, 201<text:span text:style-name="T7">5</text:span>.</text:h>
            </text:list-item>
          </text:list>
        </text:list-item>
        <text:list-item text:start-value="1">
          <text:p text:style-name="P122"><text:span text:style-name="T1">BUG FIX:</text:span><text:span text:style-name="T81"> </text:span><text:span text:style-name="T79"><text:s/></text:span><text:span text:style-name="T80">If a DICOM image file is read that has no windowing specifications, a default wide open window is now created to permit viewing. <text:s/>Previously such images could only be viewed by manually entering window width and window center values.</text:span></text:p>
        </text:list-item>
        <text:list-item>
          <text:p text:style-name="P123"><text:span text:style-name="T55">IMPROVEMENT: <text:s/></text:span><text:span text:style-name="T58">Labeled image windowing presets are now supported. <text:s/>This permits the current window width, window center settings to be saved as a labeled preset, which can be applied to other images or reapplied to the current image. <text:s/>This capability is useful when receiving multiple images from a common source, since it allows them all to be set to a common windowing specification.</text:span></text:p>
        </text:list-item>
        <text:list-item>
          <text:p text:style-name="P123"><text:span text:style-name="T58">BUG FIX:</text:span><text:span text:style-name="T82"> </text:span><text:span text:style-name="T58"><text:s/>Saved windowing settings no longer prevent resetting the image to its original windowing specifications.</text:span></text:p>
        </text:list-item>
        <text:list-item>
          <text:p text:style-name="P123"><text:span text:style-name="T58">BUG FIX:</text:span><text:span text:style-name="T82"> </text:span><text:span text:style-name="T58"><text:s/>Saved windowing settings no longer automatically apply to all images in a study. <text:s/>Presets are now applied only to individual images as directed by the user.</text:span></text:p>
          <text:p text:style-name="P213"/>
          <text:list>
            <text:list-item>
              <text:h text:style-name="P56" text:outline-level="2">BViewer 1.1.<text:span text:style-name="T8">e</text:span>, released <text:span text:style-name="T9">3 Mar</text:span>, 201<text:span text:style-name="T7">5</text:span>.</text:h>
            </text:list-item>
          </text:list>
        </text:list-item>
        <text:list-item text:start-value="1">
          <text:p text:style-name="P123"><text:span text:style-name="T1">BUG FIX:</text:span><text:span text:style-name="T81"> </text:span><text:span text:style-name="T79"><text:s/></text:span><text:span text:style-name="T55">A BRetriever bug was fixed that resulted in an image file not being processed if a previous copy of it was found in the Queued Files folder. <text:s/>During normal operation this is not a problem, since the Queued Files folder is cleared following successful Dicom file processing.</text:span></text:p>
        </text:list-item>
        <text:list-item>
          <text:p text:style-name="P217"><text:span text:style-name="T11">IMPROVEMENT: <text:s/></text:span><text:span text:style-name="T10">The image importing procedure was improved. <text:s/>Folders are now listed first, before individual files. <text:s/>It is now possible to check a folder so that all .dcm files contained in it are imported. <text:s/>Double-clicking on a folder to collapse it now retains the check mark selections within the folder. <text:s/>Icons were added to .dcm files in the folder tree to make them more noticeable. <text:s/>The user manual was updated to show these improvements.</text:span></text:p>
          <text:p text:style-name="P214"/>
          <text:list>
            <text:list-item>
              <text:h text:style-name="P56" text:outline-level="2">BViewer 1.1.<text:span text:style-name="T7">d</text:span>, released <text:span text:style-name="T7">11 Feb</text:span>, 201<text:span text:style-name="T7">5</text:span>.</text:h>
            </text:list-item>
          </text:list>
        </text:list-item>
        <text:list-item text:start-value="1">
          <text:p text:style-name="P124"><text:span text:style-name="T1">BUG FIX:</text:span><text:span text:style-name="T81"> </text:span><text:span text:style-name="T79"><text:s/></text:span><text:span text:style-name="T59">DX images created by Agfa digitizers, which included VOI look-up table calibrations, did not render correctly. <text:s/>This has been fixed.</text:span></text:p>
        </text:list-item>
        <text:list-item>
          <text:p text:style-name="P218">IMPROVEMENT: <text:s/><text:span text:style-name="T7">On the BViewer Set Up page the name on the first button for selecting the emphasis on the study selection display was changed from “Subject” to “Summary”. <text:s/>The corresponding information displayed on the study selection page was </text:span><text:soft-page-break/><text:span text:style-name="T7">revised to include more information of primary interest to the reader. <text:s/>Less relevant columns were removed.</text:span></text:p>
        </text:list-item>
        <text:list-item>
          <text:p text:style-name="P220">IMPROVEMENT: <text:s/>A message was added to the BViewer logs to indicate when a new study is imported. <text:s/>The message includes general information about the study.</text:p>
        </text:list-item>
        <text:list-item>
          <text:p text:style-name="P221">BUG FIX: <text:s/>A memory allocation error associated with decoding person names was fixed. <text:s/>It did not appear to be causing any problems.</text:p>
        </text:list-item>
      </text:list>
      <text:p text:style-name="P20"/>
      <text:list xml:id="list112946541521257" text:continue-numbering="true" text:style-name="WW8Num2">
        <text:list-item>
          <text:list>
            <text:list-item>
              <text:h text:style-name="P57" text:outline-level="2">BViewer 1.1.c, released 19 Dec, 2014.</text:h>
            </text:list-item>
          </text:list>
        </text:list-item>
        <text:list-item text:start-value="1">
          <text:p text:style-name="P125"><text:span text:style-name="T1">BUG FIX:</text:span><text:span text:style-name="T81"> </text:span><text:span text:style-name="T79"><text:s/></text:span><text:span text:style-name="T74">On the GP report tab, if the DOB field was not auto-populated from the Dicom data, the edit box does not change its background color to green to indicate completion following manual data entry. <text:s/>This has been fixed.</text:span></text:p>
        </text:list-item>
        <text:list-item>
          <text:p text:style-name="P125"><text:span text:style-name="T1">BUG FIX:</text:span><text:span text:style-name="T81"> </text:span><text:span text:style-name="T79"><text:s/>On some systems BRetriever was crashing during shutdown. <text:s/>This didn't cause any operational problems. <text:s/>However, the cause has been found and fixed.</text:span></text:p>
        </text:list-item>
        <text:list-item>
          <text:p text:style-name="P219">IMPROVEMENT: <text:s/>For a new BViewer installation the AE_TITLE field on the setup tab is now defaulted to BViewer, which seems to be a popular choice. <text:s/>Of course this can be changed to any desired setting.</text:p>
        </text:list-item>
        <text:list-item>
          <text:p text:style-name="P219">IMPROVEMENT: <text:s/>When the reader selects “0” for the pleural anomaly site, the Calcification, Extent and Width are automatically set to “0” when this is appropriate. <text:s/>This eliminates the need to click on these fields when they would ordinarily be left blank on the paper form.</text:p>
        </text:list-item>
      </text:list>
      <text:p text:style-name="P22"/>
      <text:list xml:id="list112946027758105" text:continue-numbering="true" text:style-name="WW8Num2">
        <text:list-item>
          <text:list>
            <text:list-item>
              <text:h text:style-name="P58" text:outline-level="2">BViewer 1.1.b, released 4 Dec, 2014.</text:h>
            </text:list-item>
          </text:list>
        </text:list-item>
      </text:list>
      <text:list text:style-name="WW8Num27">
        <text:list-item>
          <text:p text:style-name="P222">NOTE: <text:s/>An experimental release is being made of a new feature that will automatically optimize the window center/window width settings for any subject study image. <text:s/>In the current release a grayscale histogram is displayed at the top of the subject study image screen alongside a button that can be used to manually open the window to full width, center the image grayscale distribution, then adjust the pixel luminosities to use the full width of the window. <text:s/>This will almost certainly not provide an optimized image for viewing. <text:s/>Rather, it will provide a baseline image from which the correct windowing can be determined (by expert readers) for optimizing each image.</text:p>
        </text:list-item>
      </text:list>
      <text:p text:style-name="P2"/>
      <text:list xml:id="list112946371032786" text:continue-list="list112946027758105" text:style-name="WW8Num2">
        <text:list-item>
          <text:list>
            <text:list-item>
              <text:h text:style-name="P58" text:outline-level="2">BViewer 1.1.a, released 30 Sep, 2014.</text:h>
            </text:list-item>
          </text:list>
        </text:list-item>
      </text:list>
      <text:list text:style-name="WW8Num17">
        <text:list-item>
          <text:p text:style-name="P236"><text:span text:style-name="T1">BUG FIX:</text:span><text:span text:style-name="T81"> </text:span><text:span text:style-name="T79"><text:s/>Viewing or printing a saved report from the selection list on the report tab showed the new forms to be corrupted. <text:s/>This was repaired by altering the new blank report template files to have the same RGB bit-depth as the old ones.</text:span></text:p>
        </text:list-item>
        <text:list-item>
          <text:p text:style-name="P223">IMPROVEMENT: <text:s/>The BViewer uninstall program was significantly improved. <text:s/>It now asks whether to preserve the standard images, any existing patient data, and the user and program configuration information. <text:s/>If existing standard reference image files are found to be present during an installation, they will be preserved, and not written over by the demo standards. <text:s/>Earlier uninstall problems with directories and files not being removed have been solved.</text:p>
        </text:list-item>
        <text:list-item>
          <text:p text:style-name="P223">IMPROVEMENT: <text:s/>Various configuration and data files have been moved to different sub-directories to better organize the directory structures. <text:s/>This has permitted the imposition of more effective file security for the BViewer installations.</text:p>
        </text:list-item>
      </text:list>
      <text:p text:style-name="P21"/>
      <text:list xml:id="list112945637401344" text:continue-list="list112946371032786" text:style-name="WW8Num2">
        <text:list-item>
          <text:list>
            <text:list-item>
              <text:h text:style-name="P58" text:outline-level="2">BViewer 1.0.y, released 27 Jun, 2014.</text:h>
            </text:list-item>
          </text:list>
        </text:list-item>
      </text:list>
      <text:list text:style-name="WW8Num28">
        <text:list-item>
          <text:p text:style-name="P237">IMPROVEMENT: <text:s/>A new NIOSH report form is now supported instead of the previous one. <text:s/>The general purpose form was also revised to maintain compatibility.</text:p>
        </text:list-item>
        <text:list-item>
          <text:p text:style-name="P237">BUG FIX: <text:s/>If the type of reading field is changed from Other to A or B, the “Other” text field is now cleared.</text:p>
        </text:list-item>
        <text:list-item>
          <text:p text:style-name="P237"><text:soft-page-break/>BUG FIX: <text:s/>A problem was corrected where the report image, if panned or magnified, flashed earlier image renderings on and off as the mouse moves across the window.</text:p>
        </text:list-item>
        <text:list-item>
          <text:p text:style-name="P238"><text:span text:style-name="T1">BUG FIX: <text:s/>A bug wa</text:span><text:span text:style-name="T2">s</text:span><text:span text:style-name="T3"> fixed where the "fit to screen" button caused the window/level to reset, but not the edit box values. <text:s/>The windowing parameters are no longer affected by the "fit to screen" button.</text:span></text:p>
        </text:list-item>
      </text:list>
      <text:p text:style-name="P5"/>
      <text:list xml:id="list112946607412678" text:continue-list="list112945637401344" text:style-name="WW8Num2">
        <text:list-item>
          <text:list>
            <text:list-item>
              <text:h text:style-name="P59" text:outline-level="2">BViewer 1.0.x, released 16 Jun, 2014.</text:h>
            </text:list-item>
          </text:list>
        </text:list-item>
      </text:list>
      <text:list text:style-name="WW8Num18">
        <text:list-item>
          <text:p text:style-name="P65">IMPROVEMENT: <text:s/>The window-width/window-center functionality was modified to provide default windowing values for images with a VOI-LUT calibration. <text:s/>This allows windowing to be used with these images.</text:p>
        </text:list-item>
        <text:list-item>
          <text:p text:style-name="P65">BUG FIX: <text:s/>The VOI-LUT display logic was restored to an earlier version to get it working again with MONOCHROME1 images.</text:p>
        </text:list-item>
      </text:list>
      <text:p text:style-name="P4"/>
      <text:p text:style-name="P4"/>
      <text:list xml:id="list112946148211862" text:continue-list="list112946607412678" text:style-name="WW8Num2">
        <text:list-item>
          <text:list>
            <text:list-item>
              <text:h text:style-name="P58" text:outline-level="2">BViewer 1.0.w, released 5 Jun, 2014.</text:h>
            </text:list-item>
          </text:list>
        </text:list-item>
      </text:list>
      <text:list text:style-name="WW8Num19">
        <text:list-item>
          <text:p text:style-name="P66">IMPROVEMENT: <text:s/>The local image import procedures (CD, DVD, Flash Drive, etc.) were redesigned and replaced. <text:s/>The user can now select multiple files with a single pass. The user interface was cleaned up, simplified and documented.</text:p>
        </text:list-item>
        <text:list-item>
          <text:p text:style-name="P66">IMPROVEMENT: <text:s/>CT image importing is supported.</text:p>
        </text:list-item>
        <text:list-item>
          <text:p text:style-name="P66">IMPROVEMENT: <text:s/>Image files on local media sometimes have the same file name in different studies or series. <text:s/>Such files are now renamed during importing, so they no longer write over one another.</text:p>
        </text:list-item>
        <text:list-item>
          <text:p text:style-name="P66">BUG FIX: <text:s/>An exception was made for Novarad images, which do not follow the Dicom requirement that data value lengths be an even number of bytes.</text:p>
        </text:list-item>
        <text:list-item>
          <text:p text:style-name="P66">BUG FIX: <text:s/>After a program crash which left a copy of an image file in the Queued Files folder, it was no longer possible to reprocess this image file. <text:s/>The main symptom of this was that BRetriever would try to process the file over and over again. <text:s/>This has been fixed.</text:p>
        </text:list-item>
        <text:list-item>
          <text:p text:style-name="P66">IMPROVEMENT: <text:s/>Files that have errors during BRetriever processing are now copied into an errored files folder, where they can be easily retrieved for future examination and/or reprocessing.</text:p>
        </text:list-item>
        <text:list-item>
          <text:p text:style-name="P66">BUG FIX: <text:s/>An error was fixed where the Queued Files folder was not being deleted when the “Clear Image Folders” button is pressed.</text:p>
        </text:list-item>
        <text:list-item>
          <text:p text:style-name="P66">BUG FIX: <text:s/>Byte counting errors were fixed that resulted in BRetriever not being able to process certain, relatively unusual, Dicom data formats.</text:p>
        </text:list-item>
      </text:list>
      <text:p text:style-name="P4"/>
      <text:p text:style-name="P4"/>
      <text:list xml:id="list112947441343406" text:continue-list="list112946148211862" text:style-name="WW8Num2">
        <text:list-item>
          <text:list>
            <text:list-item>
              <text:h text:style-name="P58" text:outline-level="2">BViewer 1.0.v, released 6 May, 2014.</text:h>
            </text:list-item>
          </text:list>
        </text:list-item>
      </text:list>
      <text:list text:style-name="WW8Num5">
        <text:list-item>
          <text:p text:style-name="P67">IMPROVEMENT: <text:s/>An indication was added to the report display window that data are not to be entered directly into the report window. <text:s/>This should avoid confusion for first-time users of BViewer.</text:p>
        </text:list-item>
        <text:list-item>
          <text:p text:style-name="P67">IMPROVEMENT: <text:s/>The report display window is now cleared when a new study is selected.</text:p>
        </text:list-item>
        <text:list-item>
          <text:p text:style-name="P67">IMPROVEMENT: <text:s/>In test mode, a numerical code is now written into the SSAN field to identify the specific image being interpreted.</text:p>
        </text:list-item>
        <text:list-item>
          <text:p text:style-name="P67">IMPROVEMENT: <text:s/>The reader's last name and initials are now accepted in the test mode set up screen and written into the report to ensure correct identification of the readers.</text:p>
        </text:list-item>
        <text:list-item>
          <text:p text:style-name="P67">IMPROVEMENT: <text:s/>The situation where a reader clicks the “Approve Report” button without the report's previously being displayed is now handled in a less confusing manner. <text:s/>A dialog box appears to allow the reader to specify the desired action.</text:p>
        </text:list-item>
        <text:list-item>
          <text:p text:style-name="P67">IMPROVEMENT: <text:s/>The measurement section of the user manual was revised to make it clearer. <text:s/>Pictures were added.</text:p>
        </text:list-item>
        <text:list-item>
          <text:p text:style-name="P67"><text:soft-page-break/>IMPROVEMENT: <text:s/>An escape sequence of key presses was introduced to allow the reader to easily and quickly move the mouse from one display screen to another. <text:s/>This also allows for quickly flipping back and forth between the reference image and the subject study image in situations where only a single image display is available. <text:s/>The escape key descriptions were added to the user manual.</text:p>
        </text:list-item>
        <text:list-item>
          <text:p text:style-name="P67">IMPROVEMENT: <text:s/>The current scroll position of the study selection list is now remembered and restored when moving between control panel tabs.</text:p>
        </text:list-item>
      </text:list>
      <text:list xml:id="list112945858545213" text:continue-list="list112947441343406" text:style-name="WW8Num2">
        <text:list-item>
          <text:list>
            <text:list-item>
              <text:h text:style-name="P58" text:outline-level="2"/>
            </text:list-item>
            <text:list-item>
              <text:h text:style-name="P58" text:outline-level="2">BViewer 1.0.u, released 7 Apr, 2014.</text:h>
            </text:list-item>
          </text:list>
        </text:list-item>
      </text:list>
      <text:list text:style-name="WW8Num20">
        <text:list-item>
          <text:p text:style-name="P68">BUG FIX: <text:s/>Inconsistencies in the status of several of the pleural abnormality interpretation buttons were resolved, and several bugs were fixed related to this.</text:p>
        </text:list-item>
        <text:list-item>
          <text:p text:style-name="P68">IMPROVEMENT: <text:s/>The display monitor selection buttons were enabled for test mode, so that users can select their left/right preference for the standard vs study image display assignments.</text:p>
        </text:list-item>
        <text:list-item>
          <text:p text:style-name="P68">BUG FIX: <text:s/>A recently introduced bug that allowed anyone to log in was fixed.</text:p>
        </text:list-item>
        <text:list-item>
          <text:p text:style-name="P68">IMPROVEMENT: <text:s/>The BRetriever import activity light now stays on for the full duration of import activity. <text:s/>This is a better indication of what is happening to incoming images.</text:p>
        </text:list-item>
        <text:list-item>
          <text:p text:style-name="P68">IMPROVEMENT: <text:s/>Syllabus and exam images are now identified in test mode by including an identification number in the worker ID field on the report.</text:p>
        </text:list-item>
        <text:list-item>
          <text:p text:style-name="P68">BUG FIX: <text:s/>If no date of birth was included in the Dicom data associated with the image, this field now shows up blank in the study selection list, and it is filled in on the report with 01/01/1901.</text:p>
        </text:list-item>
        <text:list-item>
          <text:p text:style-name="P68">BUG FIX: <text:s/>The splash screen is now fully deleted with its OK button is clicked.</text:p>
        </text:list-item>
        <text:list-item>
          <text:p text:style-name="P68">IMPROVEMENT: <text:s/>The quality control features of the interpretation buttons in test mode were fully restored, so that there is no longer any difference from the NIOSH or GP modes.</text:p>
        </text:list-item>
        <text:list-item>
          <text:p text:style-name="P68">BUG FIX: <text:s/>An error notification was removed, associated with a failure to delete image files. <text:s/>It wasn't really an error in those cases when the file had been moved elsewhere.</text:p>
        </text:list-item>
        <text:list-item>
          <text:p text:style-name="P68">IMPROVEMENT: <text:s/>The text character font size was increased for mouseover tips and measurement values. <text:s/>This will make them easier to read on high-resolution image displays.</text:p>
        </text:list-item>
        <text:list-item>
          <text:p text:style-name="P68">IMPROVEMENT: <text:s/>Mouseover tips were added to some of the buttons that didn't have them, but needed to have them.</text:p>
        </text:list-item>
        <text:list-item>
          <text:p text:style-name="P68">IMPROVEMENT: <text:s/>A bright green activation color was introduced for the three buttons in the measurement group to help make it clear when measurements are active. <text:s/>The corresponding shade of grey should be noticeable on grayscale image monitors.</text:p>
        </text:list-item>
        <text:list-item>
          <text:p text:style-name="P68">IMPROVEMENT: <text:s/>The pop-up measurement calibration box was moved so that it appears on the study image display instead of over the control panel. <text:s/>This fixes some bad behavior and more closely associates it with the measurement process.</text:p>
        </text:list-item>
        <text:list-item>
          <text:p text:style-name="P68">IMPROVEMENT: <text:s/>In test mode the date of the reading is now set to the current date so it will show up on the report. (This date field does not appear in test mode.)</text:p>
        </text:list-item>
        <text:list-item>
          <text:p text:style-name="P68">BUG FIX: <text:s/>The physician's notification status on the report composition tab is now cleared when the analysis reset button is clicked.</text:p>
        </text:list-item>
        <text:list-item>
          <text:p text:style-name="P68">BUG FIX: <text:s/>The BViewer uninstaller no longer deletes the existing studies.</text:p>
        </text:list-item>
      </text:list>
      <text:list xml:id="list112945921579513" text:continue-list="list112945858545213" text:style-name="WW8Num2">
        <text:list-item>
          <text:list>
            <text:list-item>
              <text:h text:style-name="P58" text:outline-level="2"/>
            </text:list-item>
            <text:list-item>
              <text:h text:style-name="P58" text:outline-level="2">BViewer 1.0.t, released 21 Mar, 2014.</text:h>
            </text:list-item>
          </text:list>
        </text:list-item>
      </text:list>
      <text:list text:style-name="WW8Num21">
        <text:list-item>
          <text:p text:style-name="P69">BUG FIX: <text:s/>Newly processed images are now viewable as soon as they are posted in the image selection list.</text:p>
        </text:list-item>
        <text:list-item>
          <text:p text:style-name="P85"><text:span text:style-name="T5"><text:s/></text:span><text:span text:style-name="T1">BUG FIX: <text:s/>A problem was fixed where the </text:span><text:span text:style-name="T126">"Add Newly Arrived Images"</text:span><text:span text:style-name="T1"> button sometimes became disabled if new images arrived while the user was looking at a different control panel tab.</text:span></text:p>
        </text:list-item>
        <text:list-item>
          <text:p text:style-name="P69"><text:soft-page-break/>IMPROVEMENT: <text:s/>To improve security, the BViewer executable files and certain other files now have their attributes set to read-only during installation. <text:s/>The BRetriever service path has been put in quotes.</text:p>
        </text:list-item>
        <text:list-item>
          <text:p text:style-name="P69">IMPROVEMENT: <text:s/>The BViewer installation process has been modified to prevent removing the standard image reference files and certain other files during the uninstall operation. <text:s/>The standard images and certain other files will no longer be overwritten when BViewer is updated with a newer version installation. <text:s/>The processing of user information was modified to enable saving it during a reinstall. <text:s/>The data folder is now deleted during uninstall in order to remove the old study information.</text:p>
        </text:list-item>
        <text:list-item>
          <text:p text:style-name="P69">BUG FIX: <text:s/>Inconsistencies were removed from the Jpeg image decoding libraries that led to errors in decoding 12-bit lossy images. <text:s/>All the image processing libraries were carefully checked for consistency with BViewer.</text:p>
        </text:list-item>
        <text:list-item>
          <text:p text:style-name="P69">BUG FIX: <text:s/>Error checking and recovery was added for a missing Implementation Version Name field in the Dicom receiving logic. <text:s/>Some image transmission programs fail to load a value into this field.</text:p>
        </text:list-item>
        <text:list-item>
          <text:p text:style-name="P69">IMPROVEMENT: <text:s/>The sending AE_TITLE was added to the “successfully received” log message.</text:p>
        </text:list-item>
        <text:list-item>
          <text:p text:style-name="P69">IMPROVEMENT: <text:s/>The BRetriever detailed log was enhanced by including the value multiplicity and up to five multiple values in the Dicom element list from each input image file.</text:p>
        </text:list-item>
        <text:list-item>
          <text:p text:style-name="P69">BUG FIX: <text:s/>A BRetriever crash was fixed involving the transfer syntax selection during the establishment of a Dicom association.</text:p>
        </text:list-item>
      </text:list>
      <text:p text:style-name="P1"/>
      <text:list xml:id="list112945397924222" text:continue-list="list112945921579513" text:style-name="WW8Num2">
        <text:list-item>
          <text:list>
            <text:list-item>
              <text:h text:style-name="P58" text:outline-level="2">BViewer 1.0.s, released 30 Jan, 2014.</text:h>
            </text:list-item>
          </text:list>
        </text:list-item>
      </text:list>
      <text:list text:style-name="WW8Num22">
        <text:list-item>
          <text:p text:style-name="P70">BUG FIX: <text:s/>Fixed a memory access error resulting from an improper decoding of the end of each line of the abstract data received by BViewer from BRetriever that provides the data for each image. <text:s/>When this error occurred, it resulted in a lock-up of BViewer. <text:s/>On some systems it could occur infrequently, but on others it could happen quite often, depending upon the images being read. <text:s/>NOTE: <text:s/>This is a possible cause for BViewer not working at all at some locations.</text:p>
        </text:list-item>
        <text:list-item>
          <text:p text:style-name="P70">BUG FIX: <text:s/>Completely rewrote the window width/window center logic to fix bugs and ensure that the images are displayed with the correct window specifications.</text:p>
        </text:list-item>
        <text:list-item>
          <text:p text:style-name="P70">BUG FIX: <text:s/>Fixed a test for modality rescale calibrating. <text:s/>This is rarely, if ever, applied for chest X-Rays.</text:p>
        </text:list-item>
        <text:list-item>
          <text:p text:style-name="P70">IMPROVEMENT: <text:s/>The BViewer window width/window center displayed numbers were modified (scaled) to match what would be shown on existing commercial radiology image display programs. <text:s/>These numbers previously represented the values appropriate for 16-bit grayscale images, which is how BViewer processes images internally.</text:p>
        </text:list-item>
        <text:list-item>
          <text:p text:style-name="P70">BUG FIX: <text:s/>Fixed a memory access error in BRetriever that resulted in a crash when it tried to read a Dicom file where custom data immediately followed the Group 2 file data.</text:p>
        </text:list-item>
        <text:list-item>
          <text:p text:style-name="P70">IMPROVEMENT: <text:s/>A wait of up to 12 seconds was added when selecting an image for viewing that has appeared in the selection list, but has not finished being processed. <text:s/>This helps prevent the “Image could not be deciphered.” message from appearing when the image is not yet ready for viewing. <text:s/>This message was also modified to make it clearer why the image doesn't appear. <text:s/>NOTE: <text:s/>A better fix for this is still needed.</text:p>
        </text:list-item>
        <text:list-item>
          <text:p text:style-name="P70">BUG FIX: <text:s/>Fixed a bug in BRetriever so that if the SOP Instance UID, Dicom element (8,18) occurs more than once in a record, only the first (unnested) instance is read and processed. <text:s/>Some files have additional, different values for this element in their custom data elements or other embedded sequences.</text:p>
        </text:list-item>
        <text:list-item>
          <text:p text:style-name="P70">BUG FIX: <text:s/>Fixed a bug in BRetriever to enable it to read a Dicom image encoded using the basic offset table. This resulted in the correct decoding of certain images that were previously not being extracted.</text:p>
        </text:list-item>
      </text:list>
      <text:list xml:id="list112945424489030" text:continue-list="list112945397924222" text:style-name="WW8Num2">
        <text:list-item>
          <text:list>
            <text:list-item>
              <text:h text:style-name="P58" text:outline-level="2"><text:soft-page-break/></text:h>
            </text:list-item>
            <text:list-item>
              <text:h text:style-name="P58" text:outline-level="2">BViewer 1.0.r, released 27 Sep, 2013.</text:h>
            </text:list-item>
          </text:list>
        </text:list-item>
      </text:list>
      <text:list text:style-name="WW8Num23">
        <text:list-item>
          <text:p text:style-name="P71">IMPROVEMENT: <text:s/>Restructured the BRetriever architecture to add separate operation structures for network listening and for image processing. <text:s/>This moves the image processing, which is the most CPU intensive part of BRetriever's activity, off of the receiving threads, thus unencumbering network reception. <text:s/>(This requires updating the BRetriever.cfg file.) <text:s/>This also brings the listening and processing activities under full operation control, streamlining file cleanup and program termination.</text:p>
        </text:list-item>
        <text:list-item>
          <text:p text:style-name="P71">BUG FIX: <text:s/>Fixed a problem where the subject study image is displayed as red on color monitors. <text:s/>This may have been related to differences with newer versions of OpenGL.</text:p>
        </text:list-item>
        <text:list-item>
          <text:p text:style-name="P71">IMPROVEMENT: <text:s/>Added the new “Queued Files” folder to the list of image folders cleared when the “Clear Image Folders” button is pressed on the BViewer Setup tab.</text:p>
        </text:list-item>
        <text:list-item>
          <text:p text:style-name="P71">IMPROVEMENT: <text:s/>Revised the BRetriever post-processing cleanup logic to avoid potential crashes and eliminate inconsequential file deletion error messages from being displayed.</text:p>
        </text:list-item>
        <text:list-item>
          <text:p text:style-name="P71">BUG FIX: <text:s/>Fixed a failure of BRetriever to respond to a change in the receiving port number from the BViewer Setup screen.</text:p>
        </text:list-item>
        <text:list-item>
          <text:p text:style-name="P71">BUG FIX: <text:s/>Fixed problems associated with accidentally importing a non-Dicom image file.</text:p>
        </text:list-item>
        <text:list-item>
          <text:p text:style-name="P71">IMPROVEMENT: <text:s/>The failure of a user to set his own AE_TITLE to match the AE_TITLE to which the images are being sent may have been responsible for received images not showing up in the selection list. <text:s/>Adjusted the AE_TITLE matching logic so that any image sent to a BRetriever AE_TITLE that doesn't match a known user's AE_TITLE for that workstation will still be displayed for the current user. <text:s/>All images received will have their intended destination AE_TITLE declared in the detail log. <text:s/></text:p>
        </text:list-item>
      </text:list>
      <text:list xml:id="list112946201644362" text:continue-list="list112945424489030" text:style-name="WW8Num2">
        <text:list-item>
          <text:list>
            <text:list-item>
              <text:h text:style-name="P60" text:outline-level="2"/>
            </text:list-item>
            <text:list-item>
              <text:h text:style-name="P58" text:outline-level="2">BViewer 1.0.q, released 8 Aug, 2013.</text:h>
            </text:list-item>
          </text:list>
        </text:list-item>
      </text:list>
      <text:list text:style-name="WW8Num24">
        <text:list-item>
          <text:p text:style-name="P72">BUG FIX: <text:s/>Fixed a crash in the logging software when Dicom field value lengths exceeded 256 characters.</text:p>
        </text:list-item>
        <text:list-item>
          <text:p text:style-name="P72">Updated the installation software to Inno Setup 5.5.3. <text:s/>Automatically set folder access permissions during installation. <text:s/>NOTE: <text:s/>In Windows Vista and later Windows versions all the program-related files installed in the “Program Files” folder are assumed to be read-only. <text:s/>For a legacy program such as BViewer, this is not possible. <text:s/>Therefore, the BViewer folder's contents must have their read-only attributes cleared.</text:p>
        </text:list-item>
        <text:list-item>
          <text:p text:style-name="P72">Created a “Queued Files” folder for BRetriever. <text:s/>Arriving Dicom files are moved into this folder so that they won't be “rediscovered” in the watch folder during processing. This will allow speeding up the new file discovery process.</text:p>
        </text:list-item>
      </text:list>
      <text:p text:style-name="P4"/>
      <text:list xml:id="list112947369447161" text:continue-list="list112946201644362" text:style-name="WW8Num2">
        <text:list-item>
          <text:list>
            <text:list-item>
              <text:h text:style-name="P58" text:outline-level="2">BViewer 1.0.p, released 21 Dec, 2012.</text:h>
            </text:list-item>
          </text:list>
        </text:list-item>
      </text:list>
      <text:list text:style-name="WW8Num25">
        <text:list-item>
          <text:p text:style-name="P73">BUG FIX: <text:s/>Fixed date-of-birth garbling in the study selection screen.</text:p>
        </text:list-item>
        <text:list-item>
          <text:p text:style-name="P73">BUG FIX: <text:s/>Eliminated a crash when the study selection screen columns are re-sized.</text:p>
        </text:list-item>
        <text:list-item>
          <text:p text:style-name="P73">IMPROVEMENT: <text:s/>Re-enabled the QA checks for the Interpretation screens.</text:p>
        </text:list-item>
        <text:list-item>
          <text:p text:style-name="P86">BUG FIX: <text:s/>Fixed a problem where pressing the Cancel/Reset button led to mayhem.</text:p>
        </text:list-item>
        <text:list-item>
          <text:p text:style-name="P86">IMPROVEMENT: <text:s/>Hid the field soliciting the reader’s SSN in Test mode.</text:p>
        </text:list-item>
        <text:list-item>
          <text:p text:style-name="P86">BUG FIX: <text:s/>Fixed problems where the interpretation button status was not correctly reset when the main Yes/No buttons for each section are toggled back and forth.</text:p>
        </text:list-item>
        <text:list-item>
          <text:p text:style-name="P86">BUG FIX: <text:s/>Fixed an error where multiple reports were printing over one another.</text:p>
        </text:list-item>
        <text:list-item>
          <text:p text:style-name="P86">BUG FIX: <text:s/>Fixed a problem where the interpretation buttons in the Costophrenic Angle Obliteration section were not initialized correctly.</text:p>
        </text:list-item>
      </text:list>
      <text:p text:style-name="P9"/>
      <text:list xml:id="list112945691336642" text:continue-list="list112947369447161" text:style-name="WW8Num2">
        <text:list-item>
          <text:list>
            <text:list-item>
              <text:h text:style-name="P58" text:outline-level="2"><text:soft-page-break/>BViewer 1.0.o, released 30 Nov, 2012.</text:h>
            </text:list-item>
          </text:list>
        </text:list-item>
      </text:list>
      <text:list text:style-name="WW8Num15">
        <text:list-item>
          <text:p text:style-name="P74">IMPROVEMENT: <text:s/>Created the General Purpose (GP) report form. <text:s/>Created a separate mode of operation in the BViewer software to support GP reading. <text:s/>Created an alternate data input screen for composing GP reports. <text:s/>Created support for digital signature files. <text:s/>Created support for composing and selecting among different report headings (for different clients). <text:s/>Updated the user manual to document these new additions.</text:p>
        </text:list-item>
        <text:list-item>
          <text:p text:style-name="P74">IMPROVEMENT: <text:s/>Disabled setup screen changes for Test mode.</text:p>
        </text:list-item>
        <text:list-item>
          <text:p text:style-name="P74">IMPROVEMENT: <text:s/>Sped up the frequency of BRetriever status updates. <text:s/>This was make possible by the video performance improvements of the previous version.</text:p>
        </text:list-item>
        <text:list-item>
          <text:p text:style-name="P74">IMPROVEMENT: <text:s/>Made the BRetriever shutdown messages more descriptive in the service controller.</text:p>
        </text:list-item>
        <text:list-item>
          <text:p text:style-name="P74">IMPROVEMENT: <text:s/>The report is now automatically displayed if the report approval button is pressed without the report’s having been viewed.</text:p>
        </text:list-item>
        <text:list-item>
          <text:p text:style-name="P74">IMPROVEMENT: <text:s/>The facility number field is no longer mandatory.</text:p>
        </text:list-item>
        <text:list-item>
          <text:p text:style-name="P74">IMPROVEMENT: <text:s/>Streamlined the abstract data import and export functionality. <text:s/>Enhanced the list of Dicom fields imported from BRetriever to add the extra fields needed for the GP report.</text:p>
        </text:list-item>
        <text:list-item>
          <text:p text:style-name="P74">BUG FIX: <text:s/>Fixed a sorting problem in the saved reports list. <text:s/>The selected report was not always the one printed or deleted.</text:p>
        </text:list-item>
      </text:list>
      <text:p text:style-name="P10"/>
      <text:list xml:id="list112946625562368" text:continue-list="list112945691336642" text:style-name="WW8Num2">
        <text:list-item>
          <text:list>
            <text:list-item>
              <text:h text:style-name="P58" text:outline-level="2">BViewer 1.0.n, released 2 Aug, 2012.</text:h>
            </text:list-item>
          </text:list>
        </text:list-item>
      </text:list>
      <text:list text:style-name="WW8Num26">
        <text:list-item>
          <text:p text:style-name="P75">BUG FIX: <text:s/>Fixed the problem of images rendering as solid black on the first try. <text:s/>This affected report images, some subject studies and the demo standards.</text:p>
        </text:list-item>
        <text:list-item>
          <text:p text:style-name="P75">IMPROVEMENT: <text:s text:c="2"/>The video graphics interface was carefully reviewed and optimized. <text:s/>This resulted in a considerable performance improvement. <text:s/>The OpenGL library was updated from version 1.5.2 to version 1.7.0.</text:p>
        </text:list-item>
        <text:list-item>
          <text:p text:style-name="P75">IMPROVEMENT: <text:s text:c="2"/>The user manual was updated to describe the current method of I.L.O. standard reference installation.</text:p>
        </text:list-item>
        <text:list-item>
          <text:p text:style-name="P75">IMPROVEMENT: <text:s/>Additional user interfacing was added to the I.L.O. reference image installation software.</text:p>
        </text:list-item>
        <text:list-item>
          <text:p text:style-name="P75">BUG FIX: <text:s/>Fixed the problem that miminizing an image window caused a crash.</text:p>
        </text:list-item>
      </text:list>
      <text:p text:style-name="P11"/>
      <text:list xml:id="list112945383028522" text:continue-list="list112946625562368" text:style-name="WW8Num2">
        <text:list-item>
          <text:list>
            <text:list-item>
              <text:h text:style-name="P58" text:outline-level="2">BViewer 1.0.m, released 17 May, 2012.</text:h>
            </text:list-item>
          </text:list>
        </text:list-item>
      </text:list>
      <text:list text:style-name="WW8Num10">
        <text:list-item>
          <text:p text:style-name="P76">MAINTENANCE: <text:s text:c="2"/>The development system for BViewer was upgraded to Visual Studio 2010. <text:s/>This introduced numerous compilation errors, which were fixed.</text:p>
        </text:list-item>
        <text:list-item>
          <text:p text:style-name="P76">IMPROVEMENT: <text:s text:c="2"/>The NVidia 2000D graphics controller was certified for use with BViewer.</text:p>
        </text:list-item>
        <text:list-item>
          <text:p text:style-name="P76">BUG FIX: <text:s/>The clearing of the image background before rendering was fixed to prevent flickering and multiple image copies when panning, etc.</text:p>
        </text:list-item>
        <text:list-item>
          <text:p text:style-name="P76">IMPROVEMENT: <text:s text:c="2"/>BViewer was successfully tested on a 64-bit Windows 7 computer.</text:p>
        </text:list-item>
      </text:list>
      <text:p text:style-name="P7"/>
      <text:list xml:id="list112945578899182" text:continue-list="list112945383028522" text:style-name="WW8Num2">
        <text:list-item>
          <text:list>
            <text:list-item>
              <text:h text:style-name="P58" text:outline-level="2">BViewer 1.0.l, released 17 Apr, 2012.</text:h>
            </text:list-item>
          </text:list>
        </text:list-item>
      </text:list>
      <text:list text:style-name="WW8Num9">
        <text:list-item>
          <text:p text:style-name="P77">IMPROVEMENT: <text:s text:c="2"/>The standard reference images can be loaded from the I.L.O. standards distribution disk. <text:s/>This is initiated by clicking on the “Install I.L.O. Standard Reference Images” button in the “Set Up BViewer” tab.</text:p>
        </text:list-item>
        <text:list-item>
          <text:p text:style-name="P77">BUG FIX: <text:s/>Fixed a Dicom image file parsing error so that private image data, used for thumbnail images, is ignored and reading continues until the “public” image is located.</text:p>
        </text:list-item>
        <text:list-item>
          <text:p text:style-name="P77">BUG FIX: <text:s/>Fixed small opacity interpretation printing errors.</text:p>
        </text:list-item>
        <text:list-item>
          <text:p text:style-name="P77">IMPROVEMENT: <text:s text:c="2"/>Created a “test mode” of operation for optimal support of certification exams.</text:p>
        </text:list-item>
        <text:list-item>
          <text:p text:style-name="P77">BUG FIX: <text:s/>Graphics: <text:s/>Fixed a problem where the report image was occasionally displaying as mostly black.</text:p>
        </text:list-item>
        <text:list-item>
          <text:p text:style-name="P77">IMPROVEMENT: <text:s text:c="2"/>Added storage device names to the Dicom image import explorer.</text:p>
        </text:list-item>
      </text:list>
      <text:p text:style-name="P12"><text:soft-page-break/></text:p>
      <text:list xml:id="list112945538897166" text:continue-list="list112945578899182" text:style-name="WW8Num2">
        <text:list-item>
          <text:list>
            <text:list-item>
              <text:h text:style-name="P58" text:outline-level="2">BViewer 1.0.k, released 25 Mar, 2011.</text:h>
            </text:list-item>
          </text:list>
        </text:list-item>
      </text:list>
      <text:list text:style-name="WW8Num7">
        <text:list-item>
          <text:p text:style-name="P78">BUG FIX: <text:s/>User Interface: <text:s/>Two errors were fixed in the handling of login passwords. <text:s/>The first resulted in a crash if a blank password was entered during login when the correct password was nonblank. <text:s/>The second resulted in the failure to recognize a correct nonblank password.</text:p>
        </text:list-item>
        <text:list-item>
          <text:p text:style-name="P78">IMPROVEMENT: <text:s/>User Interface: <text:s/>Some minor improvements were made in the way the password is entered and displayed during reader information input and editing.</text:p>
        </text:list-item>
        <text:list-item>
          <text:p text:style-name="P78">IMPROVEMENT: <text:s/>User Interface: <text:s/>Some underlying problems with the standard image display logic were fixed. <text:s/>This leads to a generally faster responding user interface. <text:s/>This fix included the removal of diagnostics from the image rendering functions, as well as some improvements in the details of the image windows subclassing.</text:p>
        </text:list-item>
        <text:list-item>
          <text:p text:style-name="P78">IMPROVEMENT: <text:s/>Graphics: <text:s/>The sluggishness of the user interface was ultimately traced to a problem rendering the “fake” standard reference images. <text:s/>These images were formatted as 16-bit grayscale, but with only 8 significant bits. <text:s/>The display logic was modified to make the processing of these images faster on 8-bit display monitors.</text:p>
        </text:list-item>
      </text:list>
      <text:list xml:id="list112946502612508" text:continue-list="list112945538897166" text:style-name="WW8Num2">
        <text:list-item>
          <text:list>
            <text:list-item>
              <text:h text:style-name="P58" text:outline-level="2"/>
            </text:list-item>
            <text:list-item>
              <text:h text:style-name="P58" text:outline-level="2">BViewer 1.0.j, released 23 Mar, 2011.</text:h>
            </text:list-item>
          </text:list>
        </text:list-item>
      </text:list>
      <text:list text:style-name="WW8Num16">
        <text:list-item>
          <text:p text:style-name="P79">BUG FIX: <text:s/>User Interface: <text:s/>A bug was fixed in the new mouseover tips that resulted in sluggish user interface behavior and in no tips appearing for the static labels.</text:p>
        </text:list-item>
        <text:list-item>
          <text:p text:style-name="P87"><text:span text:style-name="T1">IMPROVEMENT: <text:s/>User Interface: <text:s/>An instruction to the user was added so that the first time a newly-installed BViewer is started, the user is guided to the </text:span><text:span text:style-name="T6">Show User Manual</text:span><text:span text:style-name="T1"> screen for the initial setup instructions.</text:span></text:p>
        </text:list-item>
        <text:list-item>
          <text:p text:style-name="P79">IMPROVEMENT: <text:s/>User Interface: <text:s/>The “Add New User” and “Edit Existing User” buttons were made invisible during the initial setup. <text:s/>Otherwise, the first user would think he needed to click on these buttons.</text:p>
        </text:list-item>
      </text:list>
      <text:list xml:id="list112945542759212" text:continue-list="list112946502612508" text:style-name="WW8Num2">
        <text:list-item>
          <text:list>
            <text:list-item>
              <text:h text:style-name="P58" text:outline-level="2"/>
            </text:list-item>
            <text:list-item>
              <text:h text:style-name="P58" text:outline-level="2">BViewer 1.0.i, released 16 Mar, 2011.</text:h>
            </text:list-item>
          </text:list>
        </text:list-item>
      </text:list>
      <text:list text:style-name="WW8Num3">
        <text:list-item>
          <text:p text:style-name="P80">IMPROVEMENT: <text:s/>User Interface: <text:s/>When the subject study selection list column widths are changed by the user, the changes are no longer reset when another tab is selected.</text:p>
        </text:list-item>
        <text:list-item>
          <text:p text:style-name="P80">IMPROVEMENT: <text:s/>User Interface: <text:s/>A “Clear Image” button has been added to each image display window.</text:p>
        </text:list-item>
        <text:list-item>
          <text:p text:style-name="P80">BUG FIX: <text:s/>Fixed a Dicom image file parsing error <text:s/>for Dicom element (4, 1220) that led to a buffer overrun crash.</text:p>
        </text:list-item>
        <text:list-item>
          <text:p text:style-name="P80">IMPROVEMENT: <text:s/>User Interface: <text:s/>Added a splash window to display a disclaimer message at BViewer startup.</text:p>
        </text:list-item>
        <text:list-item>
          <text:p text:style-name="P80">BUG FIX: <text:s/>Fixed some memory leaks associated with removing elements from lists.</text:p>
        </text:list-item>
        <text:list-item>
          <text:p text:style-name="P88"><text:span text:style-name="T1">IMPROVEMENT: <text:s/>User Interface: <text:s/>A “Technical Requirements” button was added to the </text:span><text:span text:style-name="T6">Set Up BViewer</text:span><text:span text:style-name="T1"> screen. <text:s/>Pressing it causes the contents of the BViewerTechnicalRequirements.txt file to be displayed. <text:s/>This text file can be edited to accomodate any changes or addition to this information.</text:span></text:p>
        </text:list-item>
        <text:list-item>
          <text:p text:style-name="P80">IMPROVEMENT: <text:s/>User Interface: <text:s/>The “About BViewer” button now displays the contents of the AboutBViewer.txt file, which contains information on software licensing, project information, etc. <text:s/>This text file can be edited if changes in this information are desired. <text:s/>(Note: <text:s/>This also fixed a crash associated with the About BViewer button.)</text:p>
        </text:list-item>
        <text:list-item>
          <text:p text:style-name="P88"><text:span text:style-name="T1">IMPROVEMENT: <text:s/>User Interface: <text:s/>Reorganized the BViewer logs into a summary log and a technically-oriented diagnostic log. <text:s/>Added a button to the </text:span><text:span text:style-name="T6">View Log</text:span><text:span text:style-name="T1"> tab to switch back and forth between the two logs. <text:s/>The same thing was done on the Service Controller display to allow viewing summary vs. diagnostic logs for BRetriever.</text:span></text:p>
        </text:list-item>
        <text:list-item>
          <text:p text:style-name="P80">IMPROVEMENT: <text:s/>User Interface: <text:s/>The BRetriever status display was improved so that it updates more readily when BRetriever is processing a large group of image files.</text:p>
        </text:list-item>
        <text:list-item>
          <text:p text:style-name="P80"><text:soft-page-break/>BUG FIX: <text:s/>Fixed problems with the formatting of the exported abstract data.</text:p>
        </text:list-item>
        <text:list-item>
          <text:p text:style-name="P80">BUG FIX: <text:s/>Fixed a BRetriever crash resulting from finding a spurious (“custom?”) Dicom element (8, 1) included in a lossless JPEG image file. <text:s/>This element is not in the Dicom dictionary.</text:p>
        </text:list-item>
        <text:list-item>
          <text:p text:style-name="P80">IMPROVEMENT: <text:s/>User Interface: <text:s/>Improved the BViewer error handling for problems associated with approving the report.</text:p>
        </text:list-item>
        <text:list-item>
          <text:p text:style-name="P80">IMPROVEMENT: <text:s/>User Interface: <text:s/>Added popup “tips” when the mouse passes over the lower right corner of some buttons and labels. <text:s/>These provide user support where needed to make decisions about clicking on a button or entering information.</text:p>
        </text:list-item>
        <text:list-item>
          <text:p text:style-name="P80">IMPROVEMENT: <text:s/>BRetriever: <text:s/>Added diagnostics to handle problems with insufficient storage space on the hard drive, file reading and file deletion problems. <text:s/>A limit on the required free storage space can be set in the BRetriever configuration file. <text:s/>It is defaulted to 100 Megabytes.</text:p>
        </text:list-item>
        <text:list-item>
          <text:p text:style-name="P88"><text:span text:style-name="T1">IMPROVEMENT: <text:s/>Added a “Clear Image Folders” button on the </text:span><text:span text:style-name="T6">Set Up BViewer</text:span><text:span text:style-name="T1"> screen. <text:s/>This removes all subject study image and data files. <text:s/>It can be used to provide for a completely clean restart in the event of subject study file corruption or format errors. <text:s/>It also provides a quicker way to clear out ALL the studies in the selection list, rather than individually checking them for deletion.</text:span></text:p>
        </text:list-item>
        <text:list-item>
          <text:p text:style-name="P80">IMPROVEMENT: <text:s/>Abstracts: <text:s/>The handling of abstract data importing was streamlined. <text:s/>The requirement for an abstract database was removed. <text:s/>This eliminates unnecessary complexity and the potential bugs that might be hiding there.</text:p>
        </text:list-item>
        <text:list-item>
          <text:p text:style-name="P80">BUG FIX: <text:s/>Fixed a problem where exiting BViewer with a pupup window still displaying led to a crash.</text:p>
        </text:list-item>
        <text:list-item>
          <text:p text:style-name="P88"><text:span text:style-name="T1">IMPROVEMENT: <text:s/>User Interface: <text:s/>Removed the “Add New User” and “Edit Existing User” buttons from the login dialog window, where they led to some confusing behavior by the software. <text:s/>They are now located on the </text:span><text:span text:style-name="T6">Set Up BViewer</text:span><text:span text:style-name="T1"> screen. <text:s/>Once the first user has been given a login name, only an existing authorized user can add or edit another user.</text:span></text:p>
        </text:list-item>
        <text:list-item>
          <text:p text:style-name="P80">BUG FIX: <text:s/>A problem was fixed where, when a window is moved across the screen, the newly exposed portion of an underlying window is not repainted.</text:p>
        </text:list-item>
      </text:list>
      <text:list xml:id="list112947458084000" text:continue-list="list112945542759212" text:style-name="WW8Num2">
        <text:list-item>
          <text:list>
            <text:list-item>
              <text:h text:style-name="P58" text:outline-level="2"/>
            </text:list-item>
            <text:list-item>
              <text:h text:style-name="P58" text:outline-level="2">BViewer 1.0.h, released 29 Sep, 2010.</text:h>
            </text:list-item>
          </text:list>
        </text:list-item>
      </text:list>
      <text:list text:style-name="WW8Num14">
        <text:list-item>
          <text:p text:style-name="P81">IMPROVEMENT: <text:s/>User Interface: <text:s/>Revised the local image file import functionality to make it easier to use and able to read and import from DICOMDIR files.</text:p>
        </text:list-item>
        <text:list-item>
          <text:p text:style-name="P81">IMPROVEMENT: <text:s/>User Interface: <text:s/>Added a display of the current BRetriever activity status. <text:s/>This signals the user whenever BRetriever is not running.</text:p>
        </text:list-item>
        <text:list-item>
          <text:p text:style-name="P81">IMPROVEMENT: <text:s/>User Interface: <text:s/>Added the capability to suspend error reporting. <text:s/>This will be useful in the event that some sort of BRetriever error occurs repeatedly, so that the reporting of it interferes with the image viewing and interpretation. <text:s/>After an hour of being suspended, error reporting will automatically resume.</text:p>
        </text:list-item>
        <text:list-item>
          <text:p text:style-name="P89">BUG FIX: <text:s/>Found and fixed a BRetriever crash associated with Dicom element (7fe0, 0). <text:s/>The value size needs to be ignored.</text:p>
        </text:list-item>
        <text:list-item>
          <text:p text:style-name="P81">IMPROVEMENT: <text:s/>Logging: <text:s/>BRetriever and BViewer logging was split so that two logs are simultaneously recorded for each program. <text:s/>This provides a detailed log, which is always available for diagnosing problems, together with a summary log, which merely keeps a history of the studies processed and any errors that occur.</text:p>
        </text:list-item>
        <text:list-item>
          <text:p text:style-name="P81">IMPROVEMENT: <text:s/>Standards: <text:s/>A set of “fake” standards are automatically installed along with BViewer. <text:s/>These are clearly labelled as fake place holders for the real ILO standards. <text:s/>They allow the user to simulate the use of standards while getting familiar with the BViewer program.</text:p>
        </text:list-item>
      </text:list>
      <text:list xml:id="list112946232131200" text:continue-list="list112947458084000" text:style-name="WW8Num2">
        <text:list-item>
          <text:list>
            <text:list-item>
              <text:h text:style-name="P58" text:outline-level="2"><text:soft-page-break/></text:h>
            </text:list-item>
            <text:list-item>
              <text:h text:style-name="P58" text:outline-level="2">BViewer 1.0.g, released 16 Sep, 2010.</text:h>
            </text:list-item>
          </text:list>
        </text:list-item>
      </text:list>
      <text:list text:style-name="WW8Num12">
        <text:list-item>
          <text:p text:style-name="P82">IMPROVEMENT: <text:s/>BRetriever: <text:s/>Revised the BRetriever software architecture to improve its reliability and computational efficiency.</text:p>
        </text:list-item>
        <text:list-item>
          <text:p text:style-name="P90"><text:span text:style-name="T1">IMPROVEMENT: <text:s/>BRetriever: <text:s/>Enable reading and processing of Dicom GSPS calibration information from the image file.</text:span><text:span text:style-name="T5"> <text:s/>Calibrations applied include Modality scale and intercept, Modality lookup tables, Window width and level, and VOI lookup tables.</text:span></text:p>
        </text:list-item>
        <text:list-item>
          <text:p text:style-name="P90"><text:span text:style-name="T1">IMPROVEMENT: <text:s/></text:span><text:span text:style-name="T5">Standards: <text:s/>Encrypt the standard images to make them unviewable by any software other than BViewer.</text:span></text:p>
        </text:list-item>
        <text:list-item>
          <text:p text:style-name="P90"><text:span text:style-name="T1">IMPROVEMENT: <text:s/></text:span><text:span text:style-name="T5">Subject Studies: <text:s/>If the current study is deleted from the selection list, clear the displayed image.</text:span></text:p>
        </text:list-item>
        <text:list-item>
          <text:p text:style-name="P90"><text:span text:style-name="T1">IMPROVEMENT: <text:s/></text:span><text:span text:style-name="T5">User Interface: <text:s/>Change the brightness and contrast display to represent window/level.</text:span></text:p>
        </text:list-item>
        <text:list-item>
          <text:p text:style-name="P90"><text:span text:style-name="T1">IMPROVEMENT: <text:s/></text:span><text:span text:style-name="T5">BRetriever: <text:s/>Documented in the help file that restarting the BRetriever service requires administrative priviledges.</text:span></text:p>
        </text:list-item>
        <text:list-item>
          <text:p text:style-name="P90"><text:span text:style-name="T1">IMPROVEMENT: <text:s/></text:span><text:span text:style-name="T5">Graphics: <text:s/>Use the Canvys monitor size as the default image monitor size in millimeters on a newly installed system: <text:s/>335w X 424h.</text:span></text:p>
        </text:list-item>
        <text:list-item>
          <text:p text:style-name="P82">BUG FIX: <text:s text:c="2"/>Eliminated certain types of BRetriever crashes during JPEG image conversion.</text:p>
        </text:list-item>
        <text:list-item>
          <text:p text:style-name="P82">BUG FIX: <text:s text:c="2"/>Eliminated certain types of BRetriever crashes related to Dicom file read buffer overflows.</text:p>
        </text:list-item>
        <text:list-item>
          <text:p text:style-name="P82">BUG FIX: <text:s text:c="2"/>Eliminated a BRetriever crash resulting from an error in the configuration file.</text:p>
        </text:list-item>
        <text:list-item>
          <text:p text:style-name="P90"><text:span text:style-name="T1">BUG FIX: <text:s text:c="2"/></text:span><text:span text:style-name="T5">User Interface: <text:s/>The vertical scrollbar on the study selection list is intermittently malfunctioning--disappearing.</text:span></text:p>
        </text:list-item>
      </text:list>
      <text:list xml:id="list112947031981752" text:continue-list="list112946232131200" text:style-name="WW8Num2">
        <text:list-item>
          <text:list>
            <text:list-item>
              <text:h text:style-name="P58" text:outline-level="2"/>
            </text:list-item>
            <text:list-item>
              <text:h text:style-name="P58" text:outline-level="2">BViewer 1.0.f, released 2 Jul, 2010.</text:h>
            </text:list-item>
          </text:list>
        </text:list-item>
      </text:list>
      <text:list text:style-name="WW8Num13">
        <text:list-item>
          <text:p text:style-name="P91"><text:span text:style-name="T1">IMPROVEMENT: <text:s/></text:span><text:span text:style-name="T5">BRetriever: <text:s/>Create explicit support for CD, DVD image import. </text:span></text:p>
        </text:list-item>
        <text:list-item>
          <text:p text:style-name="P91"><text:span text:style-name="T1">IMPROVEMENT: <text:s/></text:span><text:span text:style-name="T5">Subject Studies: <text:s/>When multiple B-Readers use a single BViewer workstation, each user should have a separate worklist.</text:span></text:p>
        </text:list-item>
        <text:list-item>
          <text:p text:style-name="P91"><text:span text:style-name="T1">IMPROVEMENT: <text:s/></text:span><text:span text:style-name="T5">Report: <text:s/>Add the ability to peruse, print and delete the available reports.</text:span></text:p>
        </text:list-item>
        <text:list-item>
          <text:p text:style-name="P91"><text:span text:style-name="T1">BUG FIX: <text:s text:c="2"/></text:span><text:span text:style-name="T5">Report: <text:s/>If the report window is minimized when the Show Report button is clicked, it should be fully displayed. <text:s/>Same for the standard and subject study image windows.</text:span></text:p>
        </text:list-item>
        <text:list-item>
          <text:p text:style-name="P91"><text:span text:style-name="T1">IMPROVEMENT: <text:s/></text:span><text:span text:style-name="T5">Graphics: <text:s/>Create support for displaying overlayed textual information onto the image, including subject name, DOB, etc.</text:span></text:p>
        </text:list-item>
        <text:list-item>
          <text:p text:style-name="P91"><text:span text:style-name="T1">IMPROVEMENT: <text:s/></text:span><text:span text:style-name="T5">Graphics: <text:s/>Create a linear measurement tool. <text:s/>Support calibrating to the reader’s specifications.</text:span></text:p>
        </text:list-item>
        <text:list-item>
          <text:p text:style-name="P91"><text:span text:style-name="T1">IMPROVEMENT: <text:s/></text:span><text:span text:style-name="T5">Abstracts: <text:s/>Generate comprehensive abstract files, to be exported when the report is approved. <text:s/>Include functionality for recording the report fields in the study abstract. <text:s/>Include the time when the study image is first opened and when report completed. <text:s/>Record the display mode being used for the reading, along with the other image characteristics.</text:span></text:p>
        </text:list-item>
        <text:list-item>
          <text:p text:style-name="P91"><text:span text:style-name="T1">IMPROVEMENT: <text:s/></text:span><text:span text:style-name="T5">User Interface: <text:s/>Support user logon via ID and password.</text:span></text:p>
        </text:list-item>
        <text:list-item>
          <text:p text:style-name="P83">IMPROVEMENT: <text:s/>User Interface: <text:s/>Support multiple users.</text:p>
        </text:list-item>
        <text:list-item>
          <text:p text:style-name="P91"><text:span text:style-name="T1">IMPROVEMENT: <text:s/></text:span><text:span text:style-name="T5">User Interface: <text:s/>Change the "Perform Analysis" tab to read "Enter Interpretation". <text:s/>Also change this everywhere in the user manual.</text:span></text:p>
        </text:list-item>
        <text:list-item>
          <text:p text:style-name="P91"><text:span text:style-name="T1">BUG FIX: <text:s text:c="2"/></text:span><text:span text:style-name="T5">User Interface: <text:s/>In the user manual, flip the subject study images and change the Perform Analysis tab text.</text:span></text:p>
        </text:list-item>
        <text:list-item>
          <text:p text:style-name="P91"><text:span text:style-name="T1">IMPROVEMENT: <text:s/></text:span><text:span text:style-name="T5">User Interface: <text:s/>Change the brightness and contrast display to represent window/level.</text:span></text:p>
        </text:list-item>
      </text:list>
      <text:list xml:id="list112946603894599" text:continue-list="list112947031981752" text:style-name="WW8Num2">
        <text:list-item>
          <text:list>
            <text:list-item>
              <text:h text:style-name="P61" text:outline-level="2"><text:soft-page-break/></text:h>
            </text:list-item>
            <text:list-item>
              <text:h text:style-name="P58" text:outline-level="2">BViewer 1.0.e, released 20 Apr, 2010.</text:h>
            </text:list-item>
          </text:list>
        </text:list-item>
      </text:list>
      <text:list text:style-name="WW8Num6">
        <text:list-item>
          <text:p text:style-name="P92">IMPROVEMENT: <text:s/>Graphics: <text:s/>Improved image manipulation capabilities with 10-bit grayscale images (added flip, rotate, color inversion).</text:p>
        </text:list-item>
        <text:list-item>
          <text:p text:style-name="P92">IMPROVEMENT: <text:s/>BRetriever: <text:s/>Restructured the BRetriever task queueing and processing architecture to improve reliability.</text:p>
        </text:list-item>
        <text:list-item>
          <text:p text:style-name="P92">IMPROVEMENT: <text:s/>Added to BViewer error notifications. <text:s/>Added BViewer display of error notices from BRetriever.</text:p>
        </text:list-item>
        <text:list-item>
          <text:p text:style-name="P92">IMPROVEMENT: <text:s/><text:span text:style-name="T4">BRetriever: <text:s/>Verify that local file copies are deleted after transfer, for all different transfer types. <text:s/>Wait a short while before queueing the delete operation, to allow straggling images to catch up with the rest of the study.</text:span></text:p>
        </text:list-item>
        <text:list-item>
          <text:p text:style-name="P92">IMPROVEMENT: <text:s/><text:span text:style-name="T4">BRetriever: <text:s/>Clean up after transmission errors by deleting orphaned files and clearing refuse from the processing queue.</text:span></text:p>
        </text:list-item>
        <text:list-item>
          <text:p text:style-name="P92">IMPROVEMENT: <text:s/><text:span text:style-name="T4">BRetriever: <text:s/>Don’t permit more than one BRetriever to run at a time.</text:span></text:p>
        </text:list-item>
        <text:list-item>
          <text:p text:style-name="P92">IMPROVEMENT: <text:s/><text:span text:style-name="T4">Standards: <text:s/>Remove the capability of modifying the standard image brightness, contrast, gamma, etc.</text:span></text:p>
        </text:list-item>
        <text:list-item>
          <text:p text:style-name="P92">IMPROVEMENT: <text:s/><text:span text:style-name="T4">Standards: <text:s/>Make “final” GSDF/luminosity corrections to the standard images and lock them all down.</text:span></text:p>
        </text:list-item>
        <text:list-item>
          <text:p text:style-name="P92">BUG FIX: <text:s/><text:span text:style-name="T4">Standards: <text:s/>Research the bilinear filter and interference lines on the displayed images. <text:s/>Filter out the grid pattern that shows up on several of the images.</text:span></text:p>
        </text:list-item>
        <text:list-item>
          <text:p text:style-name="P92">IMPROVEMENT: <text:s/><text:span text:style-name="T4">User Interface: <text:s/>Add full descriptive information to the user manual.</text:span></text:p>
        </text:list-item>
      </text:list>
      <text:p text:style-name="P8"/>
      <text:list xml:id="list112945651478646" text:continue-list="list112946603894599" text:style-name="WW8Num2">
        <text:list-item>
          <text:list>
            <text:list-item>
              <text:h text:style-name="P58" text:outline-level="2">BViewer 1.0.d, released 10 Mar, 2010.</text:h>
            </text:list-item>
          </text:list>
        </text:list-item>
      </text:list>
      <text:list text:style-name="WW8Num8">
        <text:list-item>
          <text:p text:style-name="P93">FEATURE: <text:s/>Graphics: <text:s/>Support was added for the Canvys 10-bit grayscale display monitors.</text:p>
        </text:list-item>
        <text:list-item>
          <text:p text:style-name="P93">FEATURE: <text:s/>BRetriever has been integrated with BViewer.</text:p>
        </text:list-item>
        <text:list-item>
          <text:p text:style-name="P93">FEATURE: <text:s/>BRetriever has been added to the installation package. <text:s/>Automatic service installation and startup occurs during BViewer installation.</text:p>
        </text:list-item>
        <text:list-item>
          <text:p text:style-name="P93">FEATURE: <text:s/>A separate installation package has been created for the standard images.</text:p>
        </text:list-item>
        <text:list-item>
          <text:p text:style-name="P93">FEATURE: <text:s/>A Service Controller application has been created for exercising control over BViewer during normal operations. <text:s/>It is invoked by clicking a button on the Customize BViewer screen.</text:p>
        </text:list-item>
        <text:list-item>
          <text:p text:style-name="P93">FEATURE: <text:s/>Subject Studies: <text:s/>Added support for multiple images per study. </text:p>
        </text:list-item>
        <text:list-item>
          <text:p text:style-name="P93">FEATURE: <text:s/>Subject Studies: <text:s/>A “delete study on closing” option was created. <text:s/>Also, support was added for selected study deletion.</text:p>
        </text:list-item>
        <text:list-item>
          <text:p text:style-name="P93">IMPROVEMENT: <text:s/>Graphics: <text:s/>If 12-bit or 16-bit grayscale images are selected for an 8-bit monitor, the images are downsampled and displayed as 8-bit images.</text:p>
        </text:list-item>
        <text:list-item>
          <text:p text:style-name="P93">IMPROVEMENT: <text:s/>Since many received Dicom image files deviate from the standard as a result of bugs in whatever software is used to send them, BRetriever was modified to perform internal consistency checks on the image files, in order to determine their formatting. <text:s/>Relying on compliance with the Dicom standard led to too many file reading errors.</text:p>
        </text:list-item>
        <text:list-item>
          <text:p text:style-name="P84">BUG FIX: <text:s/>Report: <text:s/>The reader's last name is now added to the next to last line on the first page of the report form.</text:p>
        </text:list-item>
        <text:list-item>
          <text:p text:style-name="P84">BUG FIX: <text:s/>Report: <text:s/>The font was modified to handle different character widths uniformly.</text:p>
        </text:list-item>
        <text:list-item>
          <text:p text:style-name="P84">BUG FIX: <text:s/>Report: <text:s/>A malfunction of the Print Report button was corrected.</text:p>
        </text:list-item>
        <text:list-item>
          <text:p text:style-name="P84">BUG FIX: <text:s/>Installation: <text:s/>All necessary directories are created during installation.</text:p>
        </text:list-item>
        <text:list-item>
          <text:p text:style-name="P84">BUG FIX: <text:s/>User Interface: <text:s/>4A: Any other abnormalities? If "yes", <text:s/>then checking any one or more items in either "other symbols" (4B) or "mark all boxes that apply" (4C) should be okay to go through; not necessary to have both 4B and 4C to be checked.</text:p>
        </text:list-item>
        <text:list-item>
          <text:p text:style-name="P84"><text:soft-page-break/>BUG FIX: <text:s/>User Interface: <text:s/>3B and 3D, if only face on is checked for the site, then marking "Width" as "0" should be okay to go through, since the width only applies to "in profile", not for "face on".</text:p>
        </text:list-item>
        <text:list-item>
          <text:p text:style-name="P84">BUG FIX: <text:s/>Error trapping: <text:s/>If the image file is not found, BViewer recovers.</text:p>
        </text:list-item>
        <text:list-item>
          <text:p text:style-name="P84">BUG FIX: <text:s/>Error trapping: <text:s/>Handle uneven Dicom value length error. <text:s/>Handle Trust=YES errors.</text:p>
        </text:list-item>
      </text:list>
      <text:p text:style-name="P4"/>
      <text:p text:style-name="P9"/>
      <text:list xml:id="list112946879871054" text:continue-list="list112945651478646" text:style-name="WW8Num2">
        <text:list-item>
          <text:list>
            <text:list-item>
              <text:h text:style-name="P58" text:outline-level="2">BViewer 1.0.c, released 13 Oct, 2009.</text:h>
            </text:list-item>
          </text:list>
        </text:list-item>
      </text:list>
      <text:list text:style-name="WW8Num4">
        <text:list-item>
          <text:p text:style-name="P94">The color scheme on most of the control panel screens has been changed to reduce the glare.</text:p>
        </text:list-item>
        <text:list-item>
          <text:p text:style-name="P94">SUGGESTION: <text:s/>Keep a copy of the previous BViewer version (1.0.b) somewhere out of the way so you can refer to it. <text:s/>This way you can compare and contrast the control panel color schemes.</text:p>
        </text:list-item>
        <text:list-item>
          <text:p text:style-name="P94">MAJOR: <text:s/>The report form is now automatically filled out with the interpretation data. <text:s/>The report can be viewed, printed or saved to a file.</text:p>
        </text:list-item>
        <text:list-item>
          <text:p text:style-name="P94">A button was added to permit viewing either page of the report form.</text:p>
        </text:list-item>
        <text:list-item>
          <text:p text:style-name="P94">Additional data entry was added to complete the remaining report form fields.</text:p>
        </text:list-item>
        <text:list-item>
          <text:p text:style-name="P94">The Doctor Notification items were moved to the report preparation screen (a) to reduce crowding on the “Other Abnormalities” screen and (b) because it seemed to be a more relevent location.</text:p>
        </text:list-item>
        <text:list-item>
          <text:p text:style-name="P94">Data entry was added to the BViewer Customization screen to identify the B-Reader.</text:p>
        </text:list-item>
        <text:list-item>
          <text:p text:style-name="P94">The saving of the subject study information to the hard drive has been implemented. <text:s/>This causes the information you have entered to be retained when you exit the program and restored when you restart it.</text:p>
        </text:list-item>
        <text:list-item>
          <text:p text:style-name="P94"><text:span text:style-name="T1">BUG FIX: <text:s/></text:span>Cropping of the subject name in the upper left corner of the analysis page was repaired.</text:p>
        </text:list-item>
        <text:list-item>
          <text:p text:style-name="P94"><text:span text:style-name="T1">BUG FIX: <text:s/></text:span>The status of the four major analysis screen buttons (on the left side of the screen) is now reset correctly when the analysis screen is reentered.</text:p>
        </text:list-item>
        <text:list-item>
          <text:p text:style-name="P94">The brightness and contrast step size has be reduced for more refined control. <text:s/>The full range is now -50 to 50. <text:s/>(The previous ranges were -100 to 100, which ranges from solid black to solid white.)</text:p>
        </text:list-item>
        <text:list-item>
          <text:p text:style-name="P94">Scroll bars have been added to make changing the image brightness, contrast and gamma more convenient.</text:p>
        </text:list-item>
        <text:list-item>
          <text:p text:style-name="P94"><text:span text:style-name="T1">BUG FIX: <text:s/></text:span>Numerous memory leaks were tracked down and fixed.</text:p>
        </text:list-item>
        <text:list-item>
          <text:p text:style-name="P94">Additional quality control rules were added to handle the case where both right and left site boxes are checked.</text:p>
        </text:list-item>
        <text:list-item>
          <text:p text:style-name="P94"><text:span text:style-name="T1">BUG FIX: <text:s/></text:span>Improvements were made in the text data entry for comment fields and numerical fields.</text:p>
        </text:list-item>
        <text:list-item>
          <text:p text:style-name="P94">The subject name was added to the control panel header.</text:p>
        </text:list-item>
        <text:list-item>
          <text:p text:style-name="P94"><text:span text:style-name="T1">BUG FIX: <text:s/></text:span>When an image window is moved to a different monitor, the original view is now erased, as it should be.</text:p>
        </text:list-item>
        <text:list-item>
          <text:p text:style-name="P94"><text:span text:style-name="T1">BUG FIX: <text:s/></text:span>A bug was fixed in the saving of the standard image settings, which occasionally led to program crashes.</text:p>
        </text:list-item>
        <text:list-item>
          <text:p text:style-name="P94">The currently selected study is correctly highlighted when the study list is re-selected.</text:p>
        </text:list-item>
        <text:list-item>
          <text:p text:style-name="P94">The User Manual screen functionality was fully implemented and some initial material was entered to demonstrate the functionality.</text:p>
        </text:list-item>
        <text:list-item>
          <text:p text:style-name="P94">If the B-Reader information hasn’t been entered, the user is taken directly to the customization screen on BViewer startup.</text:p>
        </text:list-item>
      </text:list>
      <text:p text:style-name="P9"/>
      <text:p text:style-name="P9"/>
      <text:list xml:id="list112946378966201" text:continue-list="list112946879871054" text:style-name="WW8Num2">
        <text:list-item>
          <text:list>
            <text:list-item>
              <text:h text:style-name="P58" text:outline-level="2"><text:soft-page-break/>BViewer 1.0.b, released 28 Aug, 2009.</text:h>
            </text:list-item>
          </text:list>
        </text:list-item>
      </text:list>
      <text:list text:style-name="WW8Num11">
        <text:list-item>
          <text:p text:style-name="P62">Formal versioning was introduced. <text:s/>Beginning with this release, the current version can be seen by opening the Customize BViewer tab and clicking on the About BViewer button. <text:s/>This release is version “b”.</text:p>
        </text:list-item>
        <text:list-item>
          <text:p text:style-name="P62">WARNING: <text:s/>If you install this version over the previous version, you should delete the file, C:\Program Files\BViewer\Abstracts\Local\Internal\CriticalData1.sav, if present. <text:s/>Otherwise, your image settings may go crazy. <text:s/>This will not apply to future releases.</text:p>
        </text:list-item>
        <text:list-item>
          <text:p text:style-name="P62">MAJOR: <text:s/>The GDI+ graphics interface was replaced with OpenGL. <text:s/>This has resulted in reliability and speed improvements when working with the images. <text:s/>However, introducing OpenGL adds the complication that the driver software for different video adapters supports different levels of OpenGL. <text:s/>The BViewer software has been written to check for the level of support provided and to only use the OpenGL operational support that is available. <text:s/>Thus, BViewer capabilities for image manipulation could be limited if the workstation is using driver software with limited or no OpenGL support. <text:s/>For full BViewer image manipulation capabilities, a video adapter’s driver software should support an OpenGL version of 2.0 or greater.</text:p>
        </text:list-item>
        <text:list-item>
          <text:p text:style-name="P62">The type of display adapter and the level of OpenGL support provided by its driver have been added to the BViewer log. <text:s/>This will help us to diagnose image display problems.</text:p>
        </text:list-item>
        <text:list-item>
          <text:p text:style-name="P62">MAJOR: <text:s/>The behavior of the data entry for pleural abnormalities was changed to take into account the detailed list of consistency requirements provided by Me Lin.</text:p>
        </text:list-item>
        <text:list-item>
          <text:p text:style-name="P62">WARNING: <text:s/>A new set of scanned images has been provided. <text:s/>A bug was fixed in the BRetriever program that resulted in truncating the last few raster lines of each image. <text:s/>This new BViewer version will generate an error if the image is not all there, so these new, compatible standards will be installed along with the new BViewer software. <text:s/>Since your monitors only use 8-bit gray scale, these new images are all 8-bit gray scale, 150 dot per inch spatial resolution. <text:s/>When a 10-bit gray scale monitor shows up, we’ll provide appropriate standard images and software modifications to support it.</text:p>
        </text:list-item>
        <text:list-item>
          <text:p text:style-name="P62">Mouseover tips have been added to the image manipulation buttons and to the buttons on the Configure BViewer tab. A mouseover tip provides brief help information on the use of a button.</text:p>
        </text:list-item>
        <text:list-item>
          <text:p text:style-name="P63">BUG FIX: <text:s/>B Viewer shows the word "Error" after entering a negative number in the brightness or contrast box.—Fixed.</text:p>
        </text:list-item>
        <text:list-item>
          <text:p text:style-name="P63">BUG FIX: <text:s/>The panel (Study image or standards) on the primary monitor only uses less than half of the screen. You cannot resize the window. Anything on Monitor 2 is fine. It expands to use all of the monitor 2. <text:s/>–Fixed. <text:s/>All image windows are now resizeable.</text:p>
        </text:list-item>
        <text:list-item>
          <text:p text:style-name="P63">BUG FIX: <text:s/>Subject study images default to 1.0 gamma, but standard images default to 2.2 gamma. <text:s/>–Actually, this is not a bug. <text:s/>Subject study images will most often show up without any gamma correction, so that gamma = 1.0. <text:s/>However, I did add the capability to save your settings for these images up until you exit the program, when they are lost again. <text:s/>If you have saved you settings, they will be restored whenever you press the Reset Image button. <text:s/>Saving the subject study information to the hard drive has not yet been added, but will probably be in the next BViewer update. <text:s/>NOTE: <text:s/>I should probably define a default gamma setting for subject study images. <text:s/>This would be set based on the display calibration, which I haven’t dealt with yet.</text:p>
        </text:list-item>
        <text:list-item>
          <text:p text:style-name="P63">BUG FIX: <text:s/>Setting the screen width/height has no effect.—Mouseover tips were added to explain the use of these Configure BViewer settings. <text:s/>The only effect they have is to calibrate the size of the image that is displayed when you click on the “Adjust to Full Size” button. <text:s/>They don’t adjust the width or height of the image window. <text:s/>(Starting with this version, you can do that in the usual way by dragging the edge of the window with the mouse. <text:s/>I’ve also added a button in the upper right corner of the image window to allow you to snap it back to full size.)</text:p>
        </text:list-item>
        <text:list-item>
          <text:p text:style-name="P63">BUG FIX: <text:s/>When using the Perform Analysis tab, Other Abnormalities. The comments field is cut off and I can't see anything below the comments box. My screen resolution is 1280 x 800. Maybe a scroll bar would be enough.—Fixed.</text:p>
        </text:list-item>
      </text:list>
      <text:p text:style-name="P3"><text:soft-page-break/></text:p>
      <text:p text:style-name="P6"/>
      <text:p text:style-name="P6"/>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Consolas" svg:font-family="Consolas" style:font-family-generic="roman"/>
    <style:font-face style:name="Courier New" svg:font-family="'Courier New'" style:font-family-generic="roman" style:font-pitch="variable"/>
    <style:font-face style:name="Courier New1" svg:font-family="'Courier New'" style:font-family-generic="system"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style:contextual-spacing="false" fo:orphans="2" fo:widows="2"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en" fo:country="US" style:font-name-asian="Calibri" style:font-family-asian="Calibri" style:font-family-generic-asian="swiss" style:font-pitch-asian="variable" style:font-size-asian="12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Standard" style:class="text">
      <style:paragraph-properties fo:margin-top="0cm" fo:margin-bottom="0.529cm" style:contextual-spacing="true" fo:padding-left="0cm" fo:padding-right="0cm" fo:padding-top="0cm" fo:padding-bottom="0.141cm" fo:border-left="none" fo:border-right="none" fo:border-top="none" fo:border-bottom="0.99pt solid #ffff00"/>
      <style:text-properties fo:color="#17365d" loext:opacity="100%" style:font-name="Cambria" fo:font-family="Cambria" style:font-family-generic="roman" style:font-pitch="variable" fo:font-size="20pt" fo:letter-spacing="0.009cm" style:letter-kerning="true"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Heading" style:next-style-name="Text_20_body" style:default-outline-level="1" style:list-style-name="WW8Num2" style:class="text">
      <style:paragraph-properties fo:margin-top="0.423cm" fo:margin-bottom="0.212cm" style:contextual-spacing="true"/>
      <style:text-properties fo:font-size="26pt" fo:font-weight="bold" style:font-size-asian="26pt" style:font-weight-asian="bold" style:font-size-complex="34pt" style:font-weight-complex="bold"/>
    </style:style>
    <style:style style:name="Heading_20_2" style:display-name="Heading 2" style:family="paragraph" style:parent-style-name="Standard" style:next-style-name="Standard" style:default-outline-level="2" style:list-style-name="WW8Num2"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list-style-name="WW8Num2"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Subtitle" style:family="paragraph" style:parent-style-name="Standard" style:next-style-name="Standard" style:list-style-name="" style:class="chapter">
      <style:paragraph-properties fo:margin-left="0cm" fo:margin-right="0cm" fo:text-indent="0cm" style:auto-text-indent="false"/>
      <style:text-properties fo:color="#4f81bd" loext:opacity="100%"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List_20_Paragraph" style:display-name="List Paragraph" style:family="paragraph" style:parent-style-name="Standard">
      <style:paragraph-properties fo:margin-left="1.27cm" fo:margin-right="0cm" fo:margin-top="0.423cm" fo:margin-bottom="0cm" style:contextual-spacing="true" fo:text-indent="0cm" style:auto-text-indent="false"/>
    </style:style>
    <style:style style:name="Quotations" style:family="paragraph" style:parent-style-name="Standard" style:class="html">
      <style:paragraph-properties fo:margin-left="1cm" fo:margin-right="1cm" fo:margin-top="0.423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2" style:list-style-name="">
      <style:paragraph-properties fo:margin-top="0.176cm" fo:margin-bottom="0.176cm" style: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176cm" fo:margin-bottom="0.176cm" style: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176cm" fo:margin-bottom="0.176cm" style: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176cm" fo:margin-bottom="0.176cm" style: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176cm" fo:margin-bottom="0.176cm" style: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176cm" fo:margin-bottom="0.176cm" style: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style:contextual-spacing="false" fo:text-indent="0cm" style:auto-text-indent="false"/>
    </style:style>
    <style:style style:name="Preformatted" style:family="paragraph" style:parent-style-name="Standard" style:default-outline-level="">
      <style:paragraph-properties fo:margin-top="0cm" fo:margin-bottom="0cm" style: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9cm 0.009cm 0.009cm" fo:padding="0cm" fo:border-left="none" fo:border-right="none" fo:border-top="0.74pt double #000000" fo:border-bottom="none"/>
      <style:text-properties style:font-name="Arial" fo:font-family="Arial" style:font-family-generic="roman" style:font-pitch="variable" fo:font-size="8pt" style:font-name-asian="Arial1"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9cm 0.009cm 0.009cm" fo:padding="0cm" fo:border-left="none" fo:border-right="none" fo:border-top="none" fo:border-bottom="0.74pt double #000000"/>
      <style:text-properties style:font-name="Arial" fo:font-family="Arial" style:font-family-generic="roman" style:font-pitch="variable" fo:font-size="8pt" style:font-name-asian="Arial1"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size-complex="12pt"/>
    </style:style>
    <style:style style:name="WW8Num4z0" style:family="text">
      <style:text-properties style:font-size-complex="12pt"/>
    </style:style>
    <style:style style:name="WW8Num5z0" style:family="text"/>
    <style:style style:name="WW8Num6z0" style:family="text">
      <style:text-properties fo:color="#000000" loext:opacity="100%" style:font-name-asian="Times New Roman" style:font-family-asian="'Times New Roman'" style:font-family-generic-asian="roman" style:font-pitch-asian="variable"/>
    </style:style>
    <style:style style:name="WW8Num7z0" style:family="text"/>
    <style:style style:name="WW8Num8z0" style:family="text">
      <style:text-properties style:font-size-complex="12pt"/>
    </style:style>
    <style:style style:name="WW8Num9z0" style:family="text">
      <style:text-properties fo:color="#000000" loext:opacity="100%" style:font-name-asian="Times New Roman" style:font-family-asian="'Times New Roman'" style:font-family-generic-asian="roman" style:font-pitch-asian="variable"/>
    </style:style>
    <style:style style:name="WW8Num10z0" style:family="text">
      <style:text-properties style:font-size-complex="12pt"/>
    </style:style>
    <style:style style:name="WW8Num11z0" style:family="text">
      <style:text-properties style:font-size-complex="12pt"/>
    </style:style>
    <style:style style:name="WW8Num12z0" style:family="text">
      <style:text-properties fo:color="#000000"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WW8Num13z0" style:family="text">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14z0" style:family="text">
      <style:text-properties style:font-size-complex="12pt"/>
    </style:style>
    <style:style style:name="WW8Num15z0" style:family="text">
      <style:text-properties fo:color="#000000" loext:opacity="100%" style:font-name-asian="Times New Roman" style:font-family-asian="'Times New Roman'" style:font-family-generic-asian="roman" style:font-pitch-asian="variable" style:font-size-complex="12pt"/>
    </style:style>
    <style:style style:name="WW8Num16z0" style:family="text">
      <style:text-properties style:font-size-complex="12pt"/>
    </style:style>
    <style:style style:name="WW8Num17z0" style:family="text">
      <style:text-properties fo:color="#000000" loext:opacity="100%" style:text-outline="false" style:text-line-through-style="none" style:text-line-through-type="none" fo:font-size="12pt" fo:font-style="normal" fo:text-shadow="none" fo:font-weight="normal" style:font-size-asian="12pt" style:font-style-asian="normal" style:font-weight-asian="normal" style:font-size-complex="12pt" style:font-weight-complex="bold" style:text-emphasize="non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size-complex="12pt"/>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size-complex="12pt"/>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size-complex="12pt"/>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size-complex="12pt"/>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size-complex="12pt"/>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size-complex="12pt"/>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size-complex="12pt"/>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color="#000000" loext:opacity="100%" style:font-name-asian="Times New Roman" style:font-family-asian="'Times New Roman'" style:font-family-generic-asian="roman" style:font-pitch-asian="variable"/>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color="#000000" loext:opacity="100%" fo:font-size="12pt" fo:font-weight="normal" style:font-size-asian="12pt" style:font-weight-asian="normal" style:font-size-complex="12pt" style:font-weight-complex="normal"/>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Default_20_Paragraph_20_Font" style:display-name="Default Paragraph Font" style:family="text"/>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0pt" fo:letter-spacing="0.009cm" style:letter-kerning="true"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6pt"/>
    </style:style>
    <style:style style:name="Subtitle_20_Char" style:display-name="Subtitle Char" style:family="text" style:parent-style-name="Default_20_Paragraph_20_Font">
      <style:text-properties fo:color="#4f81bd" loext:opacity="100%"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Numbering_20_Symbols" style:display-name="Numbering Symbols" style:family="text"/>
    <style:style style:name="WW8Num56z8" style:family="text"/>
    <style:style style:name="WW8Num56z7" style:family="text"/>
    <style:style style:name="WW8Num56z6" style:family="text"/>
    <style:style style:name="WW8Num56z5" style:family="text"/>
    <style:style style:name="WW8Num56z4" style:family="text"/>
    <style:style style:name="WW8Num56z3" style:family="text"/>
    <style:style style:name="WW8Num56z2" style:family="text"/>
    <style:style style:name="WW8Num56z1" style:family="text"/>
    <style:style style:name="WW8Num56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55z8" style:family="text"/>
    <style:style style:name="WW8Num55z7" style:family="text"/>
    <style:style style:name="WW8Num55z6" style:family="text"/>
    <style:style style:name="WW8Num55z5" style:family="text"/>
    <style:style style:name="WW8Num55z4" style:family="text"/>
    <style:style style:name="WW8Num55z3" style:family="text"/>
    <style:style style:name="WW8Num55z2" style:family="text"/>
    <style:style style:name="WW8Num55z1" style:family="text"/>
    <style:style style:name="WW8Num55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54z8" style:family="text"/>
    <style:style style:name="WW8Num54z7" style:family="text"/>
    <style:style style:name="WW8Num54z6" style:family="text"/>
    <style:style style:name="WW8Num54z5" style:family="text"/>
    <style:style style:name="WW8Num54z4" style:family="text"/>
    <style:style style:name="WW8Num54z3" style:family="text"/>
    <style:style style:name="WW8Num54z2" style:family="text"/>
    <style:style style:name="WW8Num54z1" style:family="text"/>
    <style:style style:name="WW8Num54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53z8" style:family="text"/>
    <style:style style:name="WW8Num53z7" style:family="text"/>
    <style:style style:name="WW8Num53z6" style:family="text"/>
    <style:style style:name="WW8Num53z5" style:family="text"/>
    <style:style style:name="WW8Num53z4" style:family="text"/>
    <style:style style:name="WW8Num53z3" style:family="text"/>
    <style:style style:name="WW8Num53z2" style:family="text"/>
    <style:style style:name="WW8Num53z1" style:family="text"/>
    <style:style style:name="WW8Num53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52z8" style:family="text"/>
    <style:style style:name="WW8Num52z7" style:family="text"/>
    <style:style style:name="WW8Num52z6" style:family="text"/>
    <style:style style:name="WW8Num52z5" style:family="text"/>
    <style:style style:name="WW8Num52z4" style:family="text"/>
    <style:style style:name="WW8Num52z3" style:family="text"/>
    <style:style style:name="WW8Num52z2" style:family="text"/>
    <style:style style:name="WW8Num52z1" style:family="text"/>
    <style:style style:name="WW8Num52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51z8" style:family="text"/>
    <style:style style:name="WW8Num51z7" style:family="text"/>
    <style:style style:name="WW8Num51z6" style:family="text"/>
    <style:style style:name="WW8Num51z5" style:family="text"/>
    <style:style style:name="WW8Num51z4" style:family="text"/>
    <style:style style:name="WW8Num51z3" style:family="text"/>
    <style:style style:name="WW8Num51z2" style:family="text"/>
    <style:style style:name="WW8Num51z1" style:family="text"/>
    <style:style style:name="WW8Num51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50z8" style:family="text"/>
    <style:style style:name="WW8Num50z7" style:family="text"/>
    <style:style style:name="WW8Num50z6" style:family="text"/>
    <style:style style:name="WW8Num50z5" style:family="text"/>
    <style:style style:name="WW8Num50z4" style:family="text"/>
    <style:style style:name="WW8Num50z3" style:family="text"/>
    <style:style style:name="WW8Num50z2" style:family="text"/>
    <style:style style:name="WW8Num50z1" style:family="text"/>
    <style:style style:name="WW8Num50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49z8" style:family="text"/>
    <style:style style:name="WW8Num49z7" style:family="text"/>
    <style:style style:name="WW8Num49z6" style:family="text"/>
    <style:style style:name="WW8Num49z5" style:family="text"/>
    <style:style style:name="WW8Num49z4" style:family="text"/>
    <style:style style:name="WW8Num49z3" style:family="text"/>
    <style:style style:name="WW8Num49z2" style:family="text"/>
    <style:style style:name="WW8Num49z1" style:family="text"/>
    <style:style style:name="WW8Num49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48z8" style:family="text"/>
    <style:style style:name="WW8Num48z7" style:family="text"/>
    <style:style style:name="WW8Num48z6" style:family="text"/>
    <style:style style:name="WW8Num48z5" style:family="text"/>
    <style:style style:name="WW8Num48z4" style:family="text"/>
    <style:style style:name="WW8Num48z3" style:family="text"/>
    <style:style style:name="WW8Num48z2" style:family="text"/>
    <style:style style:name="WW8Num48z1" style:family="text"/>
    <style:style style:name="WW8Num48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47z8" style:family="text"/>
    <style:style style:name="WW8Num47z7" style:family="text"/>
    <style:style style:name="WW8Num47z6" style:family="text"/>
    <style:style style:name="WW8Num47z5" style:family="text"/>
    <style:style style:name="WW8Num47z4" style:family="text"/>
    <style:style style:name="WW8Num47z3" style:family="text"/>
    <style:style style:name="WW8Num47z2" style:family="text"/>
    <style:style style:name="WW8Num47z1" style:family="text"/>
    <style:style style:name="WW8Num47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46z8" style:family="text"/>
    <style:style style:name="WW8Num46z7" style:family="text"/>
    <style:style style:name="WW8Num46z6" style:family="text"/>
    <style:style style:name="WW8Num46z5" style:family="text"/>
    <style:style style:name="WW8Num46z4" style:family="text"/>
    <style:style style:name="WW8Num46z3" style:family="text"/>
    <style:style style:name="WW8Num46z2" style:family="text"/>
    <style:style style:name="WW8Num46z1" style:family="text"/>
    <style:style style:name="WW8Num46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45z8" style:family="text"/>
    <style:style style:name="WW8Num45z7" style:family="text"/>
    <style:style style:name="WW8Num45z6" style:family="text"/>
    <style:style style:name="WW8Num45z5" style:family="text"/>
    <style:style style:name="WW8Num45z4" style:family="text"/>
    <style:style style:name="WW8Num45z3" style:family="text"/>
    <style:style style:name="WW8Num45z2" style:family="text"/>
    <style:style style:name="WW8Num45z1" style:family="text"/>
    <style:style style:name="WW8Num45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44z8" style:family="text"/>
    <style:style style:name="WW8Num44z7" style:family="text"/>
    <style:style style:name="WW8Num44z6" style:family="text"/>
    <style:style style:name="WW8Num44z5" style:family="text"/>
    <style:style style:name="WW8Num44z4" style:family="text"/>
    <style:style style:name="WW8Num44z3" style:family="text"/>
    <style:style style:name="WW8Num44z2" style:family="text"/>
    <style:style style:name="WW8Num44z1" style:family="text"/>
    <style:style style:name="WW8Num44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43z8" style:family="text"/>
    <style:style style:name="WW8Num43z7" style:family="text"/>
    <style:style style:name="WW8Num43z6" style:family="text"/>
    <style:style style:name="WW8Num43z5" style:family="text"/>
    <style:style style:name="WW8Num43z4" style:family="text"/>
    <style:style style:name="WW8Num43z3" style:family="text"/>
    <style:style style:name="WW8Num43z2" style:family="text"/>
    <style:style style:name="WW8Num43z1" style:family="text"/>
    <style:style style:name="WW8Num43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42z8" style:family="text"/>
    <style:style style:name="WW8Num42z7" style:family="text"/>
    <style:style style:name="WW8Num42z6" style:family="text"/>
    <style:style style:name="WW8Num42z5" style:family="text"/>
    <style:style style:name="WW8Num42z4" style:family="text"/>
    <style:style style:name="WW8Num42z3" style:family="text"/>
    <style:style style:name="WW8Num42z2" style:family="text"/>
    <style:style style:name="WW8Num42z1" style:family="text"/>
    <style:style style:name="WW8Num42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41z8" style:family="text"/>
    <style:style style:name="WW8Num41z7" style:family="text"/>
    <style:style style:name="WW8Num41z6" style:family="text"/>
    <style:style style:name="WW8Num41z5" style:family="text"/>
    <style:style style:name="WW8Num41z4" style:family="text"/>
    <style:style style:name="WW8Num41z3" style:family="text"/>
    <style:style style:name="WW8Num41z2" style:family="text"/>
    <style:style style:name="WW8Num41z1" style:family="text"/>
    <style:style style:name="WW8Num41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40z8" style:family="text"/>
    <style:style style:name="WW8Num40z7" style:family="text"/>
    <style:style style:name="WW8Num40z6" style:family="text"/>
    <style:style style:name="WW8Num40z5" style:family="text"/>
    <style:style style:name="WW8Num40z4" style:family="text"/>
    <style:style style:name="WW8Num40z3" style:family="text"/>
    <style:style style:name="WW8Num40z2" style:family="text"/>
    <style:style style:name="WW8Num40z1" style:family="text"/>
    <style:style style:name="WW8Num40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39z8" style:family="text"/>
    <style:style style:name="WW8Num39z7" style:family="text"/>
    <style:style style:name="WW8Num39z6" style:family="text"/>
    <style:style style:name="WW8Num39z5" style:family="text"/>
    <style:style style:name="WW8Num39z4" style:family="text"/>
    <style:style style:name="WW8Num39z3" style:family="text"/>
    <style:style style:name="WW8Num39z2" style:family="text"/>
    <style:style style:name="WW8Num39z1" style:family="text"/>
    <style:style style:name="WW8Num39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38z8" style:family="text"/>
    <style:style style:name="WW8Num38z7" style:family="text"/>
    <style:style style:name="WW8Num38z6" style:family="text"/>
    <style:style style:name="WW8Num38z5" style:family="text"/>
    <style:style style:name="WW8Num38z4" style:family="text"/>
    <style:style style:name="WW8Num38z3" style:family="text"/>
    <style:style style:name="WW8Num38z2" style:family="text"/>
    <style:style style:name="WW8Num38z1" style:family="text"/>
    <style:style style:name="WW8Num38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37z8" style:family="text"/>
    <style:style style:name="WW8Num37z7" style:family="text"/>
    <style:style style:name="WW8Num37z6" style:family="text"/>
    <style:style style:name="WW8Num37z5" style:family="text"/>
    <style:style style:name="WW8Num37z4" style:family="text"/>
    <style:style style:name="WW8Num37z3" style:family="text"/>
    <style:style style:name="WW8Num37z2" style:family="text"/>
    <style:style style:name="WW8Num37z1" style:family="text"/>
    <style:style style:name="WW8Num37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36z8" style:family="text"/>
    <style:style style:name="WW8Num36z7" style:family="text"/>
    <style:style style:name="WW8Num36z6" style:family="text"/>
    <style:style style:name="WW8Num36z5" style:family="text"/>
    <style:style style:name="WW8Num36z4" style:family="text"/>
    <style:style style:name="WW8Num36z3" style:family="text"/>
    <style:style style:name="WW8Num36z2" style:family="text"/>
    <style:style style:name="WW8Num36z1" style:family="text"/>
    <style:style style:name="WW8Num36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35z8" style:family="text"/>
    <style:style style:name="WW8Num35z7" style:family="text"/>
    <style:style style:name="WW8Num35z6" style:family="text"/>
    <style:style style:name="WW8Num35z5" style:family="text"/>
    <style:style style:name="WW8Num35z4" style:family="text"/>
    <style:style style:name="WW8Num35z3" style:family="text"/>
    <style:style style:name="WW8Num35z2" style:family="text"/>
    <style:style style:name="WW8Num35z1" style:family="text"/>
    <style:style style:name="WW8Num35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34z8" style:family="text"/>
    <style:style style:name="WW8Num34z7" style:family="text"/>
    <style:style style:name="WW8Num34z6" style:family="text"/>
    <style:style style:name="WW8Num34z5" style:family="text"/>
    <style:style style:name="WW8Num34z4" style:family="text"/>
    <style:style style:name="WW8Num34z3" style:family="text"/>
    <style:style style:name="WW8Num34z2" style:family="text"/>
    <style:style style:name="WW8Num34z1" style:family="text"/>
    <style:style style:name="WW8Num34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33z8" style:family="text"/>
    <style:style style:name="WW8Num33z7" style:family="text"/>
    <style:style style:name="WW8Num33z6" style:family="text"/>
    <style:style style:name="WW8Num33z5" style:family="text"/>
    <style:style style:name="WW8Num33z4" style:family="text"/>
    <style:style style:name="WW8Num33z3" style:family="text"/>
    <style:style style:name="WW8Num33z2" style:family="text"/>
    <style:style style:name="WW8Num33z1" style:family="text"/>
    <style:style style:name="WW8Num33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32z8" style:family="text"/>
    <style:style style:name="WW8Num32z7" style:family="text"/>
    <style:style style:name="WW8Num32z6" style:family="text"/>
    <style:style style:name="WW8Num32z5" style:family="text"/>
    <style:style style:name="WW8Num32z4" style:family="text"/>
    <style:style style:name="WW8Num32z3" style:family="text"/>
    <style:style style:name="WW8Num32z2" style:family="text"/>
    <style:style style:name="WW8Num32z1" style:family="text"/>
    <style:style style:name="WW8Num32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31z8" style:family="text"/>
    <style:style style:name="WW8Num31z7" style:family="text"/>
    <style:style style:name="WW8Num31z6" style:family="text"/>
    <style:style style:name="WW8Num31z5" style:family="text"/>
    <style:style style:name="WW8Num31z4" style:family="text"/>
    <style:style style:name="WW8Num31z3" style:family="text"/>
    <style:style style:name="WW8Num31z2" style:family="text"/>
    <style:style style:name="WW8Num31z1" style:family="text"/>
    <style:style style:name="WW8Num31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30z8" style:family="text"/>
    <style:style style:name="WW8Num30z7" style:family="text"/>
    <style:style style:name="WW8Num30z6" style:family="text"/>
    <style:style style:name="WW8Num30z5" style:family="text"/>
    <style:style style:name="WW8Num30z4" style:family="text"/>
    <style:style style:name="WW8Num30z3" style:family="text"/>
    <style:style style:name="WW8Num30z2" style:family="text"/>
    <style:style style:name="WW8Num30z1" style:family="text"/>
    <style:style style:name="WW8Num30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29z8" style:family="text"/>
    <style:style style:name="WW8Num29z7" style:family="text"/>
    <style:style style:name="WW8Num29z6" style:family="text"/>
    <style:style style:name="WW8Num29z5" style:family="text"/>
    <style:style style:name="WW8Num29z4" style:family="text"/>
    <style:style style:name="WW8Num29z3" style:family="text"/>
    <style:style style:name="WW8Num29z2" style:family="text"/>
    <style:style style:name="WW8Num29z1" style:family="text"/>
    <style:style style:name="WW8Num29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loext:opacity="1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z1" loext:num-list-format="%2%"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2z2"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2z3" loext:num-list-format="%4%"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2z4" loext:num-list-format="%5%"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2z5" loext:num-list-format="%6%"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2z6" loext:num-list-format="%7%"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2z7" loext:num-list-format="%8%"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2z8" loext:num-list-format="%9%" style:num-format="">
        <style:list-level-properties text:list-level-position-and-space-mode="label-alignment">
          <style:list-level-label-alignment text:label-followed-by="nothing"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0.762cm" fo:text-indent="-0.762cm" fo:margin-left="1.397cm"/>
        </style:list-level-properties>
      </text:list-level-style-number>
      <text:list-level-style-number text:level="2" text:style-name="WW8Num2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2.54cm" fo:margin-left="5.08cm"/>
        </style:list-level-properties>
      </text:list-level-style-number>
      <text:list-level-style-number text:level="9" text:style-name="WW8Num2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9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9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9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9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9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9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9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2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2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2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2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2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2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2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2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4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4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6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loext:num-list-format="%1%." style:num-suffix="." style:num-format="1">
        <style:list-level-properties text:list-level-position-and-space-mode="label-alignment">
          <style:list-level-label-alignment text:label-followed-by="listtab" text:list-tab-stop-position="0.025cm" fo:text-indent="-0.635cm" fo:margin-left="1.27cm"/>
        </style:list-level-properties>
      </text:list-level-style-number>
      <text:list-level-style-number text:level="2" text:style-name="WW8Num27z1" loext:num-list-format="%2%." style:num-suffix="." style:num-format="1">
        <style:list-level-properties text:list-level-position-and-space-mode="label-alignment">
          <style:list-level-label-alignment text:label-followed-by="listtab" text:list-tab-stop-position="0.025cm" fo:text-indent="-0.635cm" fo:margin-left="1.905cm"/>
        </style:list-level-properties>
      </text:list-level-style-number>
      <text:list-level-style-number text:level="3" text:style-name="WW8Num27z2" loext:num-list-format="%3%." style:num-suffix="." style:num-format="1">
        <style:list-level-properties text:list-level-position-and-space-mode="label-alignment">
          <style:list-level-label-alignment text:label-followed-by="listtab" text:list-tab-stop-position="0.025cm" fo:text-indent="-0.635cm" fo:margin-left="2.54cm"/>
        </style:list-level-properties>
      </text:list-level-style-number>
      <text:list-level-style-number text:level="4" text:style-name="WW8Num27z3" loext:num-list-format="%4%." style:num-suffix="." style:num-format="1">
        <style:list-level-properties text:list-level-position-and-space-mode="label-alignment">
          <style:list-level-label-alignment text:label-followed-by="listtab" text:list-tab-stop-position="0.025cm" fo:text-indent="-0.635cm" fo:margin-left="3.175cm"/>
        </style:list-level-properties>
      </text:list-level-style-number>
      <text:list-level-style-number text:level="5" text:style-name="WW8Num27z4" loext:num-list-format="%5%." style:num-suffix="." style:num-format="1">
        <style:list-level-properties text:list-level-position-and-space-mode="label-alignment">
          <style:list-level-label-alignment text:label-followed-by="listtab" text:list-tab-stop-position="0.025cm" fo:text-indent="-0.635cm" fo:margin-left="3.81cm"/>
        </style:list-level-properties>
      </text:list-level-style-number>
      <text:list-level-style-number text:level="6" text:style-name="WW8Num27z5" loext:num-list-format="%6%." style:num-suffix="." style:num-format="1">
        <style:list-level-properties text:list-level-position-and-space-mode="label-alignment">
          <style:list-level-label-alignment text:label-followed-by="listtab" text:list-tab-stop-position="0.025cm" fo:text-indent="-0.635cm" fo:margin-left="4.445cm"/>
        </style:list-level-properties>
      </text:list-level-style-number>
      <text:list-level-style-number text:level="7" text:style-name="WW8Num27z6" loext:num-list-format="%7%." style:num-suffix="." style:num-format="1">
        <style:list-level-properties text:list-level-position-and-space-mode="label-alignment">
          <style:list-level-label-alignment text:label-followed-by="listtab" text:list-tab-stop-position="0.025cm" fo:text-indent="-0.635cm" fo:margin-left="5.08cm"/>
        </style:list-level-properties>
      </text:list-level-style-number>
      <text:list-level-style-number text:level="8" text:style-name="WW8Num27z7" loext:num-list-format="%8%." style:num-suffix="." style:num-format="1">
        <style:list-level-properties text:list-level-position-and-space-mode="label-alignment">
          <style:list-level-label-alignment text:label-followed-by="listtab" text:list-tab-stop-position="0.025cm" fo:text-indent="-0.635cm" fo:margin-left="5.715cm"/>
        </style:list-level-properties>
      </text:list-level-style-number>
      <text:list-level-style-number text:level="9" text:style-name="WW8Num27z8" loext:num-list-format="%9%." style:num-suffix="." style:num-format="1">
        <style:list-level-properties text:list-level-position-and-space-mode="label-alignment">
          <style:list-level-label-alignment text:label-followed-by="listtab" text:list-tab-stop-position="0.02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8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8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8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8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8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8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8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8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loext:num-list-format="%1%." style:num-suffix="." style:num-format="1">
        <style:list-level-properties text:list-level-position-and-space-mode="label-alignment">
          <style:list-level-label-alignment text:label-followed-by="listtab" text:list-tab-stop-position="0.762cm" fo:text-indent="-0.762cm" fo:margin-left="1.397cm"/>
        </style:list-level-properties>
      </text:list-level-style-number>
      <text:list-level-style-number text:level="2" text:style-name="WW8Num29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9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9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9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9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9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9z7" loext:num-list-format="%8%." style:num-suffix="." style:num-format="1">
        <style:list-level-properties text:list-level-position-and-space-mode="label-alignment">
          <style:list-level-label-alignment text:label-followed-by="listtab" fo:text-indent="-2.54cm" fo:margin-left="5.08cm"/>
        </style:list-level-properties>
      </text:list-level-style-number>
      <text:list-level-style-number text:level="9" text:style-name="WW8Num29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loext:num-list-format="%1%." style:num-suffix="." style:num-format="1">
        <style:list-level-properties text:list-level-position-and-space-mode="label-alignment">
          <style:list-level-label-alignment text:label-followed-by="listtab" text:list-tab-stop-position="0.762cm" fo:text-indent="-0.762cm" fo:margin-left="1.397cm"/>
        </style:list-level-properties>
      </text:list-level-style-number>
      <text:list-level-style-number text:level="2" text:style-name="WW8Num30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0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0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0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0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0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0z7" loext:num-list-format="%8%." style:num-suffix="." style:num-format="1">
        <style:list-level-properties text:list-level-position-and-space-mode="label-alignment">
          <style:list-level-label-alignment text:label-followed-by="listtab" fo:text-indent="-2.54cm" fo:margin-left="5.08cm"/>
        </style:list-level-properties>
      </text:list-level-style-number>
      <text:list-level-style-number text:level="9" text:style-name="WW8Num30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loext:num-list-format="%1%." style:num-suffix="." style:num-format="1">
        <style:list-level-properties text:list-level-position-and-space-mode="label-alignment">
          <style:list-level-label-alignment text:label-followed-by="listtab" text:list-tab-stop-position="0.762cm" fo:text-indent="-0.762cm" fo:margin-left="1.397cm"/>
        </style:list-level-properties>
      </text:list-level-style-number>
      <text:list-level-style-number text:level="2" text:style-name="WW8Num31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1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1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1z7" loext:num-list-format="%8%." style:num-suffix="." style:num-format="1">
        <style:list-level-properties text:list-level-position-and-space-mode="label-alignment">
          <style:list-level-label-alignment text:label-followed-by="listtab" fo:text-indent="-2.54cm" fo:margin-left="5.08cm"/>
        </style:list-level-properties>
      </text:list-level-style-number>
      <text:list-level-style-number text:level="9" text:style-name="WW8Num3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loext:num-list-format="%1%." style:num-suffix="." style:num-format="1">
        <style:list-level-properties text:list-level-position-and-space-mode="label-alignment">
          <style:list-level-label-alignment text:label-followed-by="listtab" text:list-tab-stop-position="0.762cm" fo:text-indent="-0.762cm" fo:margin-left="1.397cm"/>
        </style:list-level-properties>
      </text:list-level-style-number>
      <text:list-level-style-number text:level="2" text:style-name="WW8Num32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2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2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2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2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2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2z7" loext:num-list-format="%8%." style:num-suffix="." style:num-format="1">
        <style:list-level-properties text:list-level-position-and-space-mode="label-alignment">
          <style:list-level-label-alignment text:label-followed-by="listtab" fo:text-indent="-2.54cm" fo:margin-left="5.08cm"/>
        </style:list-level-properties>
      </text:list-level-style-number>
      <text:list-level-style-number text:level="9" text:style-name="WW8Num32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loext:num-list-format="%1%." style:num-suffix="." style:num-format="1">
        <style:list-level-properties text:list-level-position-and-space-mode="label-alignment">
          <style:list-level-label-alignment text:label-followed-by="listtab" text:list-tab-stop-position="0.762cm" fo:text-indent="-0.762cm" fo:margin-left="1.397cm"/>
        </style:list-level-properties>
      </text:list-level-style-number>
      <text:list-level-style-number text:level="2" text:style-name="WW8Num33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3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3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3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3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3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3z7" loext:num-list-format="%8%." style:num-suffix="." style:num-format="1">
        <style:list-level-properties text:list-level-position-and-space-mode="label-alignment">
          <style:list-level-label-alignment text:label-followed-by="listtab" fo:text-indent="-2.54cm" fo:margin-left="5.08cm"/>
        </style:list-level-properties>
      </text:list-level-style-number>
      <text:list-level-style-number text:level="9" text:style-name="WW8Num33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loext:num-list-format="%1%." style:num-suffix="." style:num-format="1">
        <style:list-level-properties text:list-level-position-and-space-mode="label-alignment">
          <style:list-level-label-alignment text:label-followed-by="listtab" text:list-tab-stop-position="0.762cm" fo:text-indent="-0.762cm" fo:margin-left="1.397cm"/>
        </style:list-level-properties>
      </text:list-level-style-number>
      <text:list-level-style-number text:level="2" text:style-name="WW8Num34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4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4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4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4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4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4z7" loext:num-list-format="%8%." style:num-suffix="." style:num-format="1">
        <style:list-level-properties text:list-level-position-and-space-mode="label-alignment">
          <style:list-level-label-alignment text:label-followed-by="listtab" fo:text-indent="-2.54cm" fo:margin-left="5.08cm"/>
        </style:list-level-properties>
      </text:list-level-style-number>
      <text:list-level-style-number text:level="9" text:style-name="WW8Num34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loext:num-list-format="%1%." style:num-suffix="." style:num-format="1">
        <style:list-level-properties text:list-level-position-and-space-mode="label-alignment">
          <style:list-level-label-alignment text:label-followed-by="listtab" text:list-tab-stop-position="0.762cm" fo:text-indent="-0.762cm" fo:margin-left="1.397cm"/>
        </style:list-level-properties>
      </text:list-level-style-number>
      <text:list-level-style-number text:level="2" text:style-name="WW8Num35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5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5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5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5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5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5z7" loext:num-list-format="%8%." style:num-suffix="." style:num-format="1">
        <style:list-level-properties text:list-level-position-and-space-mode="label-alignment">
          <style:list-level-label-alignment text:label-followed-by="listtab" fo:text-indent="-2.54cm" fo:margin-left="5.08cm"/>
        </style:list-level-properties>
      </text:list-level-style-number>
      <text:list-level-style-number text:level="9" text:style-name="WW8Num35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loext:num-list-format="%1%." style:num-suffix="." style:num-format="1">
        <style:list-level-properties text:list-level-position-and-space-mode="label-alignment">
          <style:list-level-label-alignment text:label-followed-by="listtab" text:list-tab-stop-position="0.762cm" fo:text-indent="-0.762cm" fo:margin-left="1.397cm"/>
        </style:list-level-properties>
      </text:list-level-style-number>
      <text:list-level-style-number text:level="2" text:style-name="WW8Num36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6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6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6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6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6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6z7" loext:num-list-format="%8%." style:num-suffix="." style:num-format="1">
        <style:list-level-properties text:list-level-position-and-space-mode="label-alignment">
          <style:list-level-label-alignment text:label-followed-by="listtab" fo:text-indent="-2.54cm" fo:margin-left="5.08cm"/>
        </style:list-level-properties>
      </text:list-level-style-number>
      <text:list-level-style-number text:level="9" text:style-name="WW8Num36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loext:num-list-format="%1%." style:num-suffix="." style:num-format="1">
        <style:list-level-properties text:list-level-position-and-space-mode="label-alignment">
          <style:list-level-label-alignment text:label-followed-by="listtab" text:list-tab-stop-position="0.762cm" fo:text-indent="-0.762cm" fo:margin-left="1.397cm"/>
        </style:list-level-properties>
      </text:list-level-style-number>
      <text:list-level-style-number text:level="2" text:style-name="WW8Num37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7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7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7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7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7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7z7" loext:num-list-format="%8%." style:num-suffix="." style:num-format="1">
        <style:list-level-properties text:list-level-position-and-space-mode="label-alignment">
          <style:list-level-label-alignment text:label-followed-by="listtab" fo:text-indent="-2.54cm" fo:margin-left="5.08cm"/>
        </style:list-level-properties>
      </text:list-level-style-number>
      <text:list-level-style-number text:level="9" text:style-name="WW8Num37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text:style-name="WW8Num38z0" loext:num-list-format="%1%." style:num-suffix="." style:num-format="1">
        <style:list-level-properties text:list-level-position-and-space-mode="label-alignment">
          <style:list-level-label-alignment text:label-followed-by="listtab" text:list-tab-stop-position="0.762cm" fo:text-indent="-0.762cm" fo:margin-left="1.397cm"/>
        </style:list-level-properties>
      </text:list-level-style-number>
      <text:list-level-style-number text:level="2" text:style-name="WW8Num38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8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8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8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8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8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8z7" loext:num-list-format="%8%." style:num-suffix="." style:num-format="1">
        <style:list-level-properties text:list-level-position-and-space-mode="label-alignment">
          <style:list-level-label-alignment text:label-followed-by="listtab" fo:text-indent="-2.54cm" fo:margin-left="5.08cm"/>
        </style:list-level-properties>
      </text:list-level-style-number>
      <text:list-level-style-number text:level="9" text:style-name="WW8Num38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text:style-name="WW8Num39z0" loext:num-list-format="%1%." style:num-suffix="." style:num-format="1">
        <style:list-level-properties text:list-level-position-and-space-mode="label-alignment">
          <style:list-level-label-alignment text:label-followed-by="listtab" text:list-tab-stop-position="0.762cm" fo:text-indent="-0.762cm" fo:margin-left="1.397cm"/>
        </style:list-level-properties>
      </text:list-level-style-number>
      <text:list-level-style-number text:level="2" text:style-name="WW8Num39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9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9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9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9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9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9z7" loext:num-list-format="%8%." style:num-suffix="." style:num-format="1">
        <style:list-level-properties text:list-level-position-and-space-mode="label-alignment">
          <style:list-level-label-alignment text:label-followed-by="listtab" fo:text-indent="-2.54cm" fo:margin-left="5.08cm"/>
        </style:list-level-properties>
      </text:list-level-style-number>
      <text:list-level-style-number text:level="9" text:style-name="WW8Num39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loext:num-list-format="%1%." style:num-suffix="." style:num-format="1">
        <style:list-level-properties text:list-level-position-and-space-mode="label-alignment">
          <style:list-level-label-alignment text:label-followed-by="listtab" text:list-tab-stop-position="0.762cm" fo:text-indent="-0.762cm" fo:margin-left="1.397cm"/>
        </style:list-level-properties>
      </text:list-level-style-number>
      <text:list-level-style-number text:level="2" text:style-name="WW8Num40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40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40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40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40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40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40z7" loext:num-list-format="%8%." style:num-suffix="." style:num-format="1">
        <style:list-level-properties text:list-level-position-and-space-mode="label-alignment">
          <style:list-level-label-alignment text:label-followed-by="listtab" fo:text-indent="-2.54cm" fo:margin-left="5.08cm"/>
        </style:list-level-properties>
      </text:list-level-style-number>
      <text:list-level-style-number text:level="9" text:style-name="WW8Num40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loext:num-list-format="%1%." style:num-suffix="." style:num-format="1">
        <style:list-level-properties text:list-level-position-and-space-mode="label-alignment">
          <style:list-level-label-alignment text:label-followed-by="listtab" text:list-tab-stop-position="0.762cm" fo:text-indent="-0.762cm" fo:margin-left="1.397cm"/>
        </style:list-level-properties>
      </text:list-level-style-number>
      <text:list-level-style-number text:level="2" text:style-name="WW8Num41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41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41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4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4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4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41z7" loext:num-list-format="%8%." style:num-suffix="." style:num-format="1">
        <style:list-level-properties text:list-level-position-and-space-mode="label-alignment">
          <style:list-level-label-alignment text:label-followed-by="listtab" fo:text-indent="-2.54cm" fo:margin-left="5.08cm"/>
        </style:list-level-properties>
      </text:list-level-style-number>
      <text:list-level-style-number text:level="9" text:style-name="WW8Num4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text:style-name="WW8Num42z0" loext:num-list-format="%1%." style:num-suffix="." style:num-format="1">
        <style:list-level-properties text:list-level-position-and-space-mode="label-alignment">
          <style:list-level-label-alignment text:label-followed-by="listtab" text:list-tab-stop-position="0.762cm" fo:text-indent="-0.762cm" fo:margin-left="1.397cm"/>
        </style:list-level-properties>
      </text:list-level-style-number>
      <text:list-level-style-number text:level="2" text:style-name="WW8Num42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42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42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42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42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42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42z7" loext:num-list-format="%8%." style:num-suffix="." style:num-format="1">
        <style:list-level-properties text:list-level-position-and-space-mode="label-alignment">
          <style:list-level-label-alignment text:label-followed-by="listtab" fo:text-indent="-2.54cm" fo:margin-left="5.08cm"/>
        </style:list-level-properties>
      </text:list-level-style-number>
      <text:list-level-style-number text:level="9" text:style-name="WW8Num42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text:style-name="WW8Num43z0" loext:num-list-format="%1%." style:num-suffix="." style:num-format="1">
        <style:list-level-properties text:list-level-position-and-space-mode="label-alignment">
          <style:list-level-label-alignment text:label-followed-by="listtab" text:list-tab-stop-position="0.762cm" fo:text-indent="-0.762cm" fo:margin-left="1.397cm"/>
        </style:list-level-properties>
      </text:list-level-style-number>
      <text:list-level-style-number text:level="2" text:style-name="WW8Num43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43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43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43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43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43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43z7" loext:num-list-format="%8%." style:num-suffix="." style:num-format="1">
        <style:list-level-properties text:list-level-position-and-space-mode="label-alignment">
          <style:list-level-label-alignment text:label-followed-by="listtab" fo:text-indent="-2.54cm" fo:margin-left="5.08cm"/>
        </style:list-level-properties>
      </text:list-level-style-number>
      <text:list-level-style-number text:level="9" text:style-name="WW8Num43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loext:num-list-format="%1%." style:num-suffix="." style:num-format="1">
        <style:list-level-properties text:list-level-position-and-space-mode="label-alignment">
          <style:list-level-label-alignment text:label-followed-by="listtab" text:list-tab-stop-position="0.762cm" fo:text-indent="-0.762cm" fo:margin-left="1.397cm"/>
        </style:list-level-properties>
      </text:list-level-style-number>
      <text:list-level-style-number text:level="2" text:style-name="WW8Num44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44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44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44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44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44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44z7" loext:num-list-format="%8%." style:num-suffix="." style:num-format="1">
        <style:list-level-properties text:list-level-position-and-space-mode="label-alignment">
          <style:list-level-label-alignment text:label-followed-by="listtab" fo:text-indent="-2.54cm" fo:margin-left="5.08cm"/>
        </style:list-level-properties>
      </text:list-level-style-number>
      <text:list-level-style-number text:level="9" text:style-name="WW8Num44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text:style-name="WW8Num45z0" loext:num-list-format="%1%." style:num-suffix="." style:num-format="1">
        <style:list-level-properties text:list-level-position-and-space-mode="label-alignment">
          <style:list-level-label-alignment text:label-followed-by="listtab" text:list-tab-stop-position="0.762cm" fo:text-indent="-0.762cm" fo:margin-left="1.397cm"/>
        </style:list-level-properties>
      </text:list-level-style-number>
      <text:list-level-style-number text:level="2" text:style-name="WW8Num45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45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45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45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45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45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45z7" loext:num-list-format="%8%." style:num-suffix="." style:num-format="1">
        <style:list-level-properties text:list-level-position-and-space-mode="label-alignment">
          <style:list-level-label-alignment text:label-followed-by="listtab" fo:text-indent="-2.54cm" fo:margin-left="5.08cm"/>
        </style:list-level-properties>
      </text:list-level-style-number>
      <text:list-level-style-number text:level="9" text:style-name="WW8Num45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text:style-name="WW8Num46z0" loext:num-list-format="%1%." style:num-suffix="." style:num-format="1">
        <style:list-level-properties text:list-level-position-and-space-mode="label-alignment">
          <style:list-level-label-alignment text:label-followed-by="listtab" text:list-tab-stop-position="0.762cm" fo:text-indent="-0.762cm" fo:margin-left="1.397cm"/>
        </style:list-level-properties>
      </text:list-level-style-number>
      <text:list-level-style-number text:level="2" text:style-name="WW8Num46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46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46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46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46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46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46z7" loext:num-list-format="%8%." style:num-suffix="." style:num-format="1">
        <style:list-level-properties text:list-level-position-and-space-mode="label-alignment">
          <style:list-level-label-alignment text:label-followed-by="listtab" fo:text-indent="-2.54cm" fo:margin-left="5.08cm"/>
        </style:list-level-properties>
      </text:list-level-style-number>
      <text:list-level-style-number text:level="9" text:style-name="WW8Num46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text:style-name="WW8Num47z0" loext:num-list-format="%1%." style:num-suffix="." style:num-format="1">
        <style:list-level-properties text:list-level-position-and-space-mode="label-alignment">
          <style:list-level-label-alignment text:label-followed-by="listtab" text:list-tab-stop-position="0.762cm" fo:text-indent="-0.762cm" fo:margin-left="1.397cm"/>
        </style:list-level-properties>
      </text:list-level-style-number>
      <text:list-level-style-number text:level="2" text:style-name="WW8Num47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47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47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47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47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47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47z7" loext:num-list-format="%8%." style:num-suffix="." style:num-format="1">
        <style:list-level-properties text:list-level-position-and-space-mode="label-alignment">
          <style:list-level-label-alignment text:label-followed-by="listtab" fo:text-indent="-2.54cm" fo:margin-left="5.08cm"/>
        </style:list-level-properties>
      </text:list-level-style-number>
      <text:list-level-style-number text:level="9" text:style-name="WW8Num47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text:style-name="WW8Num48z0" loext:num-list-format="%1%." style:num-suffix="." style:num-format="1">
        <style:list-level-properties text:list-level-position-and-space-mode="label-alignment">
          <style:list-level-label-alignment text:label-followed-by="listtab" text:list-tab-stop-position="0.762cm" fo:text-indent="-0.762cm" fo:margin-left="1.397cm"/>
        </style:list-level-properties>
      </text:list-level-style-number>
      <text:list-level-style-number text:level="2" text:style-name="WW8Num48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48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48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48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48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48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48z7" loext:num-list-format="%8%." style:num-suffix="." style:num-format="1">
        <style:list-level-properties text:list-level-position-and-space-mode="label-alignment">
          <style:list-level-label-alignment text:label-followed-by="listtab" fo:text-indent="-2.54cm" fo:margin-left="5.08cm"/>
        </style:list-level-properties>
      </text:list-level-style-number>
      <text:list-level-style-number text:level="9" text:style-name="WW8Num48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text:style-name="WW8Num49z0" loext:num-list-format="%1%." style:num-suffix="." style:num-format="1">
        <style:list-level-properties text:list-level-position-and-space-mode="label-alignment">
          <style:list-level-label-alignment text:label-followed-by="listtab" text:list-tab-stop-position="0.762cm" fo:text-indent="-0.762cm" fo:margin-left="1.397cm"/>
        </style:list-level-properties>
      </text:list-level-style-number>
      <text:list-level-style-number text:level="2" text:style-name="WW8Num49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49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49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49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49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49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49z7" loext:num-list-format="%8%." style:num-suffix="." style:num-format="1">
        <style:list-level-properties text:list-level-position-and-space-mode="label-alignment">
          <style:list-level-label-alignment text:label-followed-by="listtab" fo:text-indent="-2.54cm" fo:margin-left="5.08cm"/>
        </style:list-level-properties>
      </text:list-level-style-number>
      <text:list-level-style-number text:level="9" text:style-name="WW8Num49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text:style-name="WW8Num50z0" loext:num-list-format="%1%." style:num-suffix="." style:num-format="1">
        <style:list-level-properties text:list-level-position-and-space-mode="label-alignment">
          <style:list-level-label-alignment text:label-followed-by="listtab" text:list-tab-stop-position="0.762cm" fo:text-indent="-0.762cm" fo:margin-left="1.397cm"/>
        </style:list-level-properties>
      </text:list-level-style-number>
      <text:list-level-style-number text:level="2" text:style-name="WW8Num50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50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50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50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50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50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50z7" loext:num-list-format="%8%." style:num-suffix="." style:num-format="1">
        <style:list-level-properties text:list-level-position-and-space-mode="label-alignment">
          <style:list-level-label-alignment text:label-followed-by="listtab" fo:text-indent="-2.54cm" fo:margin-left="5.08cm"/>
        </style:list-level-properties>
      </text:list-level-style-number>
      <text:list-level-style-number text:level="9" text:style-name="WW8Num50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number text:level="1" text:style-name="WW8Num51z0" loext:num-list-format="%1%." style:num-suffix="." style:num-format="1">
        <style:list-level-properties text:list-level-position-and-space-mode="label-alignment">
          <style:list-level-label-alignment text:label-followed-by="listtab" text:list-tab-stop-position="0.762cm" fo:text-indent="-0.762cm" fo:margin-left="1.397cm"/>
        </style:list-level-properties>
      </text:list-level-style-number>
      <text:list-level-style-number text:level="2" text:style-name="WW8Num51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51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51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5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5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5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51z7" loext:num-list-format="%8%." style:num-suffix="." style:num-format="1">
        <style:list-level-properties text:list-level-position-and-space-mode="label-alignment">
          <style:list-level-label-alignment text:label-followed-by="listtab" fo:text-indent="-2.54cm" fo:margin-left="5.08cm"/>
        </style:list-level-properties>
      </text:list-level-style-number>
      <text:list-level-style-number text:level="9" text:style-name="WW8Num5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text:style-name="WW8Num52z0" loext:num-list-format="%1%." style:num-suffix="." style:num-format="1">
        <style:list-level-properties text:list-level-position-and-space-mode="label-alignment">
          <style:list-level-label-alignment text:label-followed-by="listtab" text:list-tab-stop-position="0.762cm" fo:text-indent="-0.762cm" fo:margin-left="1.397cm"/>
        </style:list-level-properties>
      </text:list-level-style-number>
      <text:list-level-style-number text:level="2" text:style-name="WW8Num52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52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52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52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52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52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52z7" loext:num-list-format="%8%." style:num-suffix="." style:num-format="1">
        <style:list-level-properties text:list-level-position-and-space-mode="label-alignment">
          <style:list-level-label-alignment text:label-followed-by="listtab" fo:text-indent="-2.54cm" fo:margin-left="5.08cm"/>
        </style:list-level-properties>
      </text:list-level-style-number>
      <text:list-level-style-number text:level="9" text:style-name="WW8Num52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text:style-name="WW8Num53z0" loext:num-list-format="%1%." style:num-suffix="." style:num-format="1">
        <style:list-level-properties text:list-level-position-and-space-mode="label-alignment">
          <style:list-level-label-alignment text:label-followed-by="listtab" text:list-tab-stop-position="0.762cm" fo:text-indent="-0.762cm" fo:margin-left="1.397cm"/>
        </style:list-level-properties>
      </text:list-level-style-number>
      <text:list-level-style-number text:level="2" text:style-name="WW8Num53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53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53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53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53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53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53z7" loext:num-list-format="%8%." style:num-suffix="." style:num-format="1">
        <style:list-level-properties text:list-level-position-and-space-mode="label-alignment">
          <style:list-level-label-alignment text:label-followed-by="listtab" fo:text-indent="-2.54cm" fo:margin-left="5.08cm"/>
        </style:list-level-properties>
      </text:list-level-style-number>
      <text:list-level-style-number text:level="9" text:style-name="WW8Num53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text:style-name="WW8Num54z0" loext:num-list-format="%1%." style:num-suffix="." style:num-format="1">
        <style:list-level-properties text:list-level-position-and-space-mode="label-alignment">
          <style:list-level-label-alignment text:label-followed-by="listtab" text:list-tab-stop-position="0.762cm" fo:text-indent="-0.762cm" fo:margin-left="1.397cm"/>
        </style:list-level-properties>
      </text:list-level-style-number>
      <text:list-level-style-number text:level="2" text:style-name="WW8Num54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54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54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54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54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54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54z7" loext:num-list-format="%8%." style:num-suffix="." style:num-format="1">
        <style:list-level-properties text:list-level-position-and-space-mode="label-alignment">
          <style:list-level-label-alignment text:label-followed-by="listtab" fo:text-indent="-2.54cm" fo:margin-left="5.08cm"/>
        </style:list-level-properties>
      </text:list-level-style-number>
      <text:list-level-style-number text:level="9" text:style-name="WW8Num54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text:style-name="WW8Num55z0" loext:num-list-format="%1%." style:num-suffix="." style:num-format="1">
        <style:list-level-properties text:list-level-position-and-space-mode="label-alignment">
          <style:list-level-label-alignment text:label-followed-by="listtab" text:list-tab-stop-position="0.762cm" fo:text-indent="-0.762cm" fo:margin-left="1.397cm"/>
        </style:list-level-properties>
      </text:list-level-style-number>
      <text:list-level-style-number text:level="2" text:style-name="WW8Num55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55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55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55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55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55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55z7" loext:num-list-format="%8%." style:num-suffix="." style:num-format="1">
        <style:list-level-properties text:list-level-position-and-space-mode="label-alignment">
          <style:list-level-label-alignment text:label-followed-by="listtab" fo:text-indent="-2.54cm" fo:margin-left="5.08cm"/>
        </style:list-level-properties>
      </text:list-level-style-number>
      <text:list-level-style-number text:level="9" text:style-name="WW8Num55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number text:level="1" text:style-name="WW8Num56z0" loext:num-list-format="%1%." style:num-suffix="." style:num-format="1">
        <style:list-level-properties text:list-level-position-and-space-mode="label-alignment">
          <style:list-level-label-alignment text:label-followed-by="listtab" text:list-tab-stop-position="0.762cm" fo:text-indent="-0.762cm" fo:margin-left="1.397cm"/>
        </style:list-level-properties>
      </text:list-level-style-number>
      <text:list-level-style-number text:level="2" text:style-name="WW8Num56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56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56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56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56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56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56z7" loext:num-list-format="%8%." style:num-suffix="." style:num-format="1">
        <style:list-level-properties text:list-level-position-and-space-mode="label-alignment">
          <style:list-level-label-alignment text:label-followed-by="listtab" fo:text-indent="-2.54cm" fo:margin-left="5.08cm"/>
        </style:list-level-properties>
      </text:list-level-style-number>
      <text:list-level-style-number text:level="9" text:style-name="WW8Num56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42cm" fo:margin-bottom="0.42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om Atwood</meta:initial-creator>
    <meta:creation-date>2009-08-28T11:17:00</meta:creation-date>
    <dc:date>2023-06-09T11:29:45.167000000</dc:date>
    <meta:editing-cycles>153</meta:editing-cycles>
    <meta:editing-duration>P1DT2H29M48S</meta:editing-duration>
    <meta:generator>LibreOffice/7.4.6.2$Windows_X86_64 LibreOffice_project/5b1f5509c2decdade7fda905e3e1429a67acd63d</meta:generator>
    <meta:document-statistic meta:table-count="0" meta:image-count="0" meta:object-count="0" meta:page-count="27" meta:paragraph-count="515" meta:word-count="14104" meta:character-count="87404" meta:non-whitespace-character-count="73359"/>
    <meta:user-defined meta:name="DocumentEncoding">utf-8</meta:user-defined>
    <meta:user-defined meta:name="HTML" meta:value-type="boolean">true</meta:user-defined>
  </office:meta>
</office:document-meta>
</file>